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0.07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ossed2PropertyTest" table:style-name="ta1">
        <table:shapes>
          <draw:frame draw:z-index="0" draw:style-name="gr1" draw:text-style-name="P1" svg:width="14.0335in" svg:height="8.115in" svg:x="0.7004in" svg:y="0.9622in">
            <draw:object draw:notify-on-update-of-ranges="Crossed2PropertyTest.B1:Crossed2PropertyTest.B1 Crossed2PropertyTest.B2:Crossed2PropertyTest.B101 Crossed2PropertyTest.C1:Crossed2PropertyTest.C1 Crossed2PropertyTest.C2:Crossed2PropertyTest.C101 Crossed2PropertyTest.D1:Crossed2PropertyTest.D1 Crossed2PropertyTest.D2:Crossed2PropertyTest.D101 Crossed2PropertyTest.E1:Crossed2PropertyTest.E1 Crossed2PropertyTest.E2:Crossed2PropertyTest.E101 Crossed2PropertyTest.F1:Crossed2PropertyTest.F1 Crossed2PropertyTest.F2:Crossed2PropertyTest.F101 Crossed2PropertyTest.G1:Crossed2PropertyTest.G1 Crossed2PropertyTest.G2:Crossed2PropertyTest.G101 Crossed2PropertyTest.H1:Crossed2PropertyTest.H1 Crossed2PropertyTest.H2:Crossed2PropertyTest.H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0335in" svg:height="8.115in" svg:x="0.8193in" svg:y="9.2654in">
            <draw:object draw:notify-on-update-of-ranges="Crossed2PropertyTest.B1:Crossed2PropertyTest.B1 Crossed2PropertyTest.B2:Crossed2PropertyTest.B101 Crossed2PropertyTest.E1:Crossed2PropertyTest.E1 Crossed2PropertyTest.E2:Crossed2PropertyTest.E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0335in" svg:height="8.115in" svg:x="1.1213in" svg:y="18.489in">
            <draw:object draw:notify-on-update-of-ranges="Crossed2PropertyTest.G1:Crossed2PropertyTest.G1 Crossed2PropertyTest.G2:Crossed2PropertyTest.G101 Crossed2PropertyTest.H1:Crossed2PropertyTest.H1 Crossed2PropertyTest.H2:Crossed2PropertyTest.H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 </text:p>
          </table:table-cell>
          <table:table-cell office:value-type="string" calcext:value-type="string">
            <text:p><text:s/>joint compression </text:p>
          </table:table-cell>
          <table:table-cell office:value-type="string" calcext:value-type="string">
            <text:p><text:s/>Mutual compression crossed(s1:s1)</text:p>
          </table:table-cell>
          <table:table-cell office:value-type="string" calcext:value-type="string">
            <text:p><text:s/>Mutual compression crossed(s2:s2)</text:p>
          </table:table-cell>
          <table:table-cell office:value-type="string" calcext:value-type="string">
            <text:p><text:s/>Mutual compression crossed(s1:s2)</text:p>
          </table:table-cell>
          <table:table-cell office:value-type="string" calcext:value-type="string">
            <text:p><text:s/>Mutual compression crossed(s2:s1)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01011010" calcext:value-type="float">
            <text:p>10101101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842105263157895" calcext:value-type="float">
            <text:p>0.842105263157895</text:p>
          </table:table-cell>
          <table:table-cell table:number-columns-repeated="2" office:value-type="float" office:value="0.657894736842105" calcext:value-type="float">
            <text:p>0.657894736842105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578947368421053" calcext:value-type="float">
            <text:p>0.578947368421053</text:p>
          </table:table-cell>
          <table:table-cell office:value-type="float" office:value="0.552631578947368" calcext:value-type="float">
            <text:p>0.552631578947368</text:p>
          </table:table-cell>
          <table:table-cell office:value-type="float" office:value="1.01011010000101E+017" calcext:value-type="float">
            <text:p>1.01011010000101E+017</text:p>
          </table:table-cell>
          <table:table-cell office:value-type="float" office:value="1011111101110" calcext:value-type="float">
            <text:p>10111111011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589285714285714" calcext:value-type="float">
            <text:p>0.589285714285714</text:p>
          </table:table-cell>
          <table:table-cell office:value-type="float" office:value="0.5" calcext:value-type="float">
            <text:p>0.5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625" calcext:value-type="float">
            <text:p>0.625</text:p>
          </table:table-cell>
          <table:table-cell office:value-type="float" office:value="1.01011010000101E+026" calcext:value-type="float">
            <text:p>1.01011010000101E+026</text:p>
          </table:table-cell>
          <table:table-cell office:value-type="float" office:value="1.01111110111001E+021" calcext:value-type="float">
            <text:p>1.01111110111001E+0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2972972972973" calcext:value-type="float">
            <text:p>0.72972972972973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0.567567567567568" calcext:value-type="float">
            <text:p>0.567567567567568</text:p>
          </table:table-cell>
          <table:table-cell office:value-type="float" office:value="0.540540540540541" calcext:value-type="float">
            <text:p>0.540540540540541</text:p>
          </table:table-cell>
          <table:table-cell table:number-columns-repeated="2" office:value-type="float" office:value="0.608108108108108" calcext:value-type="float">
            <text:p>0.608108108108108</text:p>
          </table:table-cell>
          <table:table-cell office:value-type="float" office:value="1.01011010000101E+035" calcext:value-type="float">
            <text:p>1.01011010000101E+035</text:p>
          </table:table-cell>
          <table:table-cell office:value-type="float" office:value="1.01111110111001E+030" calcext:value-type="float">
            <text:p>1.01111110111001E+0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95652173913043" calcext:value-type="float">
            <text:p>0.695652173913043</text:p>
          </table:table-cell>
          <table:table-cell table:number-columns-repeated="2" office:value-type="float" office:value="0.673913043478261" calcext:value-type="float">
            <text:p>0.673913043478261</text:p>
          </table:table-cell>
          <table:table-cell office:value-type="float" office:value="0.565217391304348" calcext:value-type="float">
            <text:p>0.565217391304348</text:p>
          </table:table-cell>
          <table:table-cell office:value-type="float" office:value="0.532608695652174" calcext:value-type="float">
            <text:p>0.532608695652174</text:p>
          </table:table-cell>
          <table:table-cell office:value-type="float" office:value="0.58695652173913" calcext:value-type="float">
            <text:p>0.58695652173913</text:p>
          </table:table-cell>
          <table:table-cell office:value-type="float" office:value="0.597826086956522" calcext:value-type="float">
            <text:p>0.597826086956522</text:p>
          </table:table-cell>
          <table:table-cell office:value-type="float" office:value="1.01011010000101E+044" calcext:value-type="float">
            <text:p>1.01011010000101E+044</text:p>
          </table:table-cell>
          <table:table-cell office:value-type="float" office:value="1.01111110111001E+039" calcext:value-type="float">
            <text:p>1.01111110111001E+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563636363636364" calcext:value-type="float">
            <text:p>0.563636363636364</text:p>
          </table:table-cell>
          <table:table-cell office:value-type="float" office:value="0.6" calcext:value-type="float">
            <text:p>0.6</text:p>
          </table:table-cell>
          <table:table-cell office:value-type="float" office:value="0.581818181818182" calcext:value-type="float">
            <text:p>0.581818181818182</text:p>
          </table:table-cell>
          <table:table-cell office:value-type="float" office:value="1.01011010000101E+053" calcext:value-type="float">
            <text:p>1.01011010000101E+053</text:p>
          </table:table-cell>
          <table:table-cell office:value-type="float" office:value="1.01111110111001E+048" calcext:value-type="float">
            <text:p>1.01111110111001E+0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640625" calcext:value-type="float">
            <text:p>0.640625</text:p>
          </table:table-cell>
          <table:table-cell table:number-columns-repeated="2" office:value-type="float" office:value="0.5390625" calcext:value-type="float">
            <text:p>0.53906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1.01011010000101E+062" calcext:value-type="float">
            <text:p>1.01011010000101E+062</text:p>
          </table:table-cell>
          <table:table-cell office:value-type="float" office:value="1.01111110111001E+057" calcext:value-type="float">
            <text:p>1.01111110111001E+0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84931506849315" calcext:value-type="float">
            <text:p>0.684931506849315</text:p>
          </table:table-cell>
          <table:table-cell office:value-type="float" office:value="0.671232876712329" calcext:value-type="float">
            <text:p>0.671232876712329</text:p>
          </table:table-cell>
          <table:table-cell office:value-type="float" office:value="0.623287671232877" calcext:value-type="float">
            <text:p>0.623287671232877</text:p>
          </table:table-cell>
          <table:table-cell office:value-type="float" office:value="0.520547945205479" calcext:value-type="float">
            <text:p>0.520547945205479</text:p>
          </table:table-cell>
          <table:table-cell office:value-type="float" office:value="0.534246575342466" calcext:value-type="float">
            <text:p>0.534246575342466</text:p>
          </table:table-cell>
          <table:table-cell table:number-columns-repeated="2" office:value-type="float" office:value="0.547945205479452" calcext:value-type="float">
            <text:p>0.547945205479452</text:p>
          </table:table-cell>
          <table:table-cell office:value-type="float" office:value="1.01011010000101E+071" calcext:value-type="float">
            <text:p>1.01011010000101E+071</text:p>
          </table:table-cell>
          <table:table-cell office:value-type="float" office:value="1.01111110111001E+066" calcext:value-type="float">
            <text:p>1.01111110111001E+0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58536585365854" calcext:value-type="float">
            <text:p>0.658536585365854</text:p>
          </table:table-cell>
          <table:table-cell office:value-type="float" office:value="0.670731707317073" calcext:value-type="float">
            <text:p>0.670731707317073</text:p>
          </table:table-cell>
          <table:table-cell office:value-type="float" office:value="0.628048780487805" calcext:value-type="float">
            <text:p>0.628048780487805</text:p>
          </table:table-cell>
          <table:table-cell office:value-type="float" office:value="0.51219512195122" calcext:value-type="float">
            <text:p>0.51219512195122</text:p>
          </table:table-cell>
          <table:table-cell office:value-type="float" office:value="0.518292682926829" calcext:value-type="float">
            <text:p>0.518292682926829</text:p>
          </table:table-cell>
          <table:table-cell office:value-type="float" office:value="0.560975609756098" calcext:value-type="float">
            <text:p>0.560975609756098</text:p>
          </table:table-cell>
          <table:table-cell office:value-type="float" office:value="0.579268292682927" calcext:value-type="float">
            <text:p>0.579268292682927</text:p>
          </table:table-cell>
          <table:table-cell office:value-type="float" office:value="1.01011010000101E+080" calcext:value-type="float">
            <text:p>1.01011010000101E+080</text:p>
          </table:table-cell>
          <table:table-cell office:value-type="float" office:value="1.01111110111001E+075" calcext:value-type="float">
            <text:p>1.01111110111001E+0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.659340659340659" calcext:value-type="float">
            <text:p>0.659340659340659</text:p>
          </table:table-cell>
          <table:table-cell office:value-type="float" office:value="0.626373626373626" calcext:value-type="float">
            <text:p>0.626373626373626</text:p>
          </table:table-cell>
          <table:table-cell office:value-type="float" office:value="0.494505494505494" calcext:value-type="float">
            <text:p>0.494505494505494</text:p>
          </table:table-cell>
          <table:table-cell office:value-type="float" office:value="0.5" calcext:value-type="float">
            <text:p>0.5</text:p>
          </table:table-cell>
          <table:table-cell office:value-type="float" office:value="0.549450549450549" calcext:value-type="float">
            <text:p>0.549450549450549</text:p>
          </table:table-cell>
          <table:table-cell office:value-type="float" office:value="0.527472527472527" calcext:value-type="float">
            <text:p>0.527472527472527</text:p>
          </table:table-cell>
          <table:table-cell office:value-type="float" office:value="1.01011010000101E+089" calcext:value-type="float">
            <text:p>1.01011010000101E+089</text:p>
          </table:table-cell>
          <table:table-cell office:value-type="float" office:value="1.01111110111001E+084" calcext:value-type="float">
            <text:p>1.01111110111001E+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15" calcext:value-type="float">
            <text:p>0.615</text:p>
          </table:table-cell>
          <table:table-cell office:value-type="float" office:value="0.495" calcext:value-type="float">
            <text:p>0.49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25" calcext:value-type="float">
            <text:p>0.525</text:p>
          </table:table-cell>
          <table:table-cell office:value-type="float" office:value="1.01011010000101E+098" calcext:value-type="float">
            <text:p>1.01011010000101E+098</text:p>
          </table:table-cell>
          <table:table-cell office:value-type="float" office:value="1.01111110111001E+093" calcext:value-type="float">
            <text:p>1.01111110111001E+0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23853211009174" calcext:value-type="float">
            <text:p>0.623853211009174</text:p>
          </table:table-cell>
          <table:table-cell office:value-type="float" office:value="0.651376146788991" calcext:value-type="float">
            <text:p>0.651376146788991</text:p>
          </table:table-cell>
          <table:table-cell office:value-type="float" office:value="0.610091743119266" calcext:value-type="float">
            <text:p>0.610091743119266</text:p>
          </table:table-cell>
          <table:table-cell office:value-type="float" office:value="0.481651376146789" calcext:value-type="float">
            <text:p>0.481651376146789</text:p>
          </table:table-cell>
          <table:table-cell office:value-type="float" office:value="0.504587155963303" calcext:value-type="float">
            <text:p>0.504587155963303</text:p>
          </table:table-cell>
          <table:table-cell office:value-type="float" office:value="0.541284403669725" calcext:value-type="float">
            <text:p>0.541284403669725</text:p>
          </table:table-cell>
          <table:table-cell office:value-type="float" office:value="0.518348623853211" calcext:value-type="float">
            <text:p>0.518348623853211</text:p>
          </table:table-cell>
          <table:table-cell office:value-type="float" office:value="1.01011010000101E+107" calcext:value-type="float">
            <text:p>1.01011010000101E+107</text:p>
          </table:table-cell>
          <table:table-cell office:value-type="float" office:value="1.01111110111001E+102" calcext:value-type="float">
            <text:p>1.01111110111001E+1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27118644067797" calcext:value-type="float">
            <text:p>0.627118644067797</text:p>
          </table:table-cell>
          <table:table-cell office:value-type="float" office:value="0.652542372881356" calcext:value-type="float">
            <text:p>0.652542372881356</text:p>
          </table:table-cell>
          <table:table-cell office:value-type="float" office:value="0.610169491525424" calcext:value-type="float">
            <text:p>0.610169491525424</text:p>
          </table:table-cell>
          <table:table-cell office:value-type="float" office:value="0.457627118644068" calcext:value-type="float">
            <text:p>0.457627118644068</text:p>
          </table:table-cell>
          <table:table-cell office:value-type="float" office:value="0.491525423728814" calcext:value-type="float">
            <text:p>0.491525423728814</text:p>
          </table:table-cell>
          <table:table-cell office:value-type="float" office:value="0.542372881355932" calcext:value-type="float">
            <text:p>0.542372881355932</text:p>
          </table:table-cell>
          <table:table-cell office:value-type="float" office:value="0.516949152542373" calcext:value-type="float">
            <text:p>0.516949152542373</text:p>
          </table:table-cell>
          <table:table-cell office:value-type="float" office:value="1.01011010000101E+116" calcext:value-type="float">
            <text:p>1.01011010000101E+116</text:p>
          </table:table-cell>
          <table:table-cell office:value-type="float" office:value="1.01111110111001E+111" calcext:value-type="float">
            <text:p>1.01111110111001E+1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2992125984252" calcext:value-type="float">
            <text:p>0.62992125984252</text:p>
          </table:table-cell>
          <table:table-cell office:value-type="float" office:value="0.653543307086614" calcext:value-type="float">
            <text:p>0.653543307086614</text:p>
          </table:table-cell>
          <table:table-cell office:value-type="float" office:value="0.594488188976378" calcext:value-type="float">
            <text:p>0.594488188976378</text:p>
          </table:table-cell>
          <table:table-cell office:value-type="float" office:value="0.460629921259843" calcext:value-type="float">
            <text:p>0.460629921259843</text:p>
          </table:table-cell>
          <table:table-cell office:value-type="float" office:value="0.480314960629921" calcext:value-type="float">
            <text:p>0.480314960629921</text:p>
          </table:table-cell>
          <table:table-cell office:value-type="float" office:value="0.5" calcext:value-type="float">
            <text:p>0.5</text:p>
          </table:table-cell>
          <table:table-cell office:value-type="float" office:value="0.515748031496063" calcext:value-type="float">
            <text:p>0.515748031496063</text:p>
          </table:table-cell>
          <table:table-cell office:value-type="float" office:value="1.01011010000101E+125" calcext:value-type="float">
            <text:p>1.01011010000101E+125</text:p>
          </table:table-cell>
          <table:table-cell office:value-type="float" office:value="1.01111110111001E+120" calcext:value-type="float">
            <text:p>1.01111110111001E+1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4411764705882" calcext:value-type="float">
            <text:p>0.654411764705882</text:p>
          </table:table-cell>
          <table:table-cell office:value-type="float" office:value="0.573529411764706" calcext:value-type="float">
            <text:p>0.573529411764706</text:p>
          </table:table-cell>
          <table:table-cell office:value-type="float" office:value="0.452205882352941" calcext:value-type="float">
            <text:p>0.452205882352941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511029411764706" calcext:value-type="float">
            <text:p>0.511029411764706</text:p>
          </table:table-cell>
          <table:table-cell office:value-type="float" office:value="0.514705882352941" calcext:value-type="float">
            <text:p>0.514705882352941</text:p>
          </table:table-cell>
          <table:table-cell office:value-type="float" office:value="1.01011010000101E+134" calcext:value-type="float">
            <text:p>1.01011010000101E+134</text:p>
          </table:table-cell>
          <table:table-cell office:value-type="float" office:value="1.01111110111001E+129" calcext:value-type="float">
            <text:p>1.01111110111001E+1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27586206896552" calcext:value-type="float">
            <text:p>0.627586206896552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579310344827586" calcext:value-type="float">
            <text:p>0.579310344827586</text:p>
          </table:table-cell>
          <table:table-cell table:number-columns-repeated="2" office:value-type="float" office:value="0.46551724137931" calcext:value-type="float">
            <text:p>0.46551724137931</text:p>
          </table:table-cell>
          <table:table-cell table:number-columns-repeated="2" office:value-type="float" office:value="0.503448275862069" calcext:value-type="float">
            <text:p>0.503448275862069</text:p>
          </table:table-cell>
          <table:table-cell office:value-type="float" office:value="1.01011010000101E+143" calcext:value-type="float">
            <text:p>1.01011010000101E+143</text:p>
          </table:table-cell>
          <table:table-cell office:value-type="float" office:value="1.01111110111001E+138" calcext:value-type="float">
            <text:p>1.01111110111001E+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38961038961" calcext:value-type="float">
            <text:p>0.61038961038961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584415584415584" calcext:value-type="float">
            <text:p>0.584415584415584</text:p>
          </table:table-cell>
          <table:table-cell table:number-columns-repeated="2" office:value-type="float" office:value="0.457792207792208" calcext:value-type="float">
            <text:p>0.457792207792208</text:p>
          </table:table-cell>
          <table:table-cell office:value-type="float" office:value="0.503246753246753" calcext:value-type="float">
            <text:p>0.503246753246753</text:p>
          </table:table-cell>
          <table:table-cell office:value-type="float" office:value="0.493506493506493" calcext:value-type="float">
            <text:p>0.493506493506493</text:p>
          </table:table-cell>
          <table:table-cell office:value-type="float" office:value="1.01011010000101E+152" calcext:value-type="float">
            <text:p>1.01011010000101E+152</text:p>
          </table:table-cell>
          <table:table-cell office:value-type="float" office:value="1.01111110111001E+147" calcext:value-type="float">
            <text:p>1.01111110111001E+1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496932515337" calcext:value-type="float">
            <text:p>0.613496932515337</text:p>
          </table:table-cell>
          <table:table-cell office:value-type="float" office:value="0.638036809815951" calcext:value-type="float">
            <text:p>0.638036809815951</text:p>
          </table:table-cell>
          <table:table-cell office:value-type="float" office:value="0.573619631901841" calcext:value-type="float">
            <text:p>0.573619631901841</text:p>
          </table:table-cell>
          <table:table-cell office:value-type="float" office:value="0.450920245398773" calcext:value-type="float">
            <text:p>0.450920245398773</text:p>
          </table:table-cell>
          <table:table-cell office:value-type="float" office:value="0.457055214723926" calcext:value-type="float">
            <text:p>0.457055214723926</text:p>
          </table:table-cell>
          <table:table-cell office:value-type="float" office:value="0.5" calcext:value-type="float">
            <text:p>0.5</text:p>
          </table:table-cell>
          <table:table-cell office:value-type="float" office:value="0.512269938650307" calcext:value-type="float">
            <text:p>0.512269938650307</text:p>
          </table:table-cell>
          <table:table-cell office:value-type="float" office:value="1.01011010000101E+161" calcext:value-type="float">
            <text:p>1.01011010000101E+161</text:p>
          </table:table-cell>
          <table:table-cell office:value-type="float" office:value="1.01111110111001E+156" calcext:value-type="float">
            <text:p>1.01111110111001E+1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16279069767442" calcext:value-type="float">
            <text:p>0.616279069767442</text:p>
          </table:table-cell>
          <table:table-cell office:value-type="float" office:value="0.622093023255814" calcext:value-type="float">
            <text:p>0.622093023255814</text:p>
          </table:table-cell>
          <table:table-cell office:value-type="float" office:value="0.575581395348837" calcext:value-type="float">
            <text:p>0.575581395348837</text:p>
          </table:table-cell>
          <table:table-cell office:value-type="float" office:value="0.444767441860465" calcext:value-type="float">
            <text:p>0.444767441860465</text:p>
          </table:table-cell>
          <table:table-cell office:value-type="float" office:value="0.450581395348837" calcext:value-type="float">
            <text:p>0.450581395348837</text:p>
          </table:table-cell>
          <table:table-cell office:value-type="float" office:value="0.5" calcext:value-type="float">
            <text:p>0.5</text:p>
          </table:table-cell>
          <table:table-cell office:value-type="float" office:value="0.502906976744186" calcext:value-type="float">
            <text:p>0.502906976744186</text:p>
          </table:table-cell>
          <table:table-cell office:value-type="float" office:value="1.01011010000101E+170" calcext:value-type="float">
            <text:p>1.01011010000101E+170</text:p>
          </table:table-cell>
          <table:table-cell office:value-type="float" office:value="1.01111110111001E+165" calcext:value-type="float">
            <text:p>1.01111110111001E+1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878453038674" calcext:value-type="float">
            <text:p>0.61878453038674</text:p>
          </table:table-cell>
          <table:table-cell office:value-type="float" office:value="0.624309392265193" calcext:value-type="float">
            <text:p>0.624309392265193</text:p>
          </table:table-cell>
          <table:table-cell office:value-type="float" office:value="0.574585635359116" calcext:value-type="float">
            <text:p>0.574585635359116</text:p>
          </table:table-cell>
          <table:table-cell office:value-type="float" office:value="0.439226519337017" calcext:value-type="float">
            <text:p>0.439226519337017</text:p>
          </table:table-cell>
          <table:table-cell office:value-type="float" office:value="0.44475138121547" calcext:value-type="float">
            <text:p>0.44475138121547</text:p>
          </table:table-cell>
          <table:table-cell office:value-type="float" office:value="0.483425414364641" calcext:value-type="float">
            <text:p>0.483425414364641</text:p>
          </table:table-cell>
          <table:table-cell office:value-type="float" office:value="0.513812154696133" calcext:value-type="float">
            <text:p>0.513812154696133</text:p>
          </table:table-cell>
          <table:table-cell office:value-type="float" office:value="1.01011010000101E+179" calcext:value-type="float">
            <text:p>1.01011010000101E+179</text:p>
          </table:table-cell>
          <table:table-cell office:value-type="float" office:value="1.01111110111001E+174" calcext:value-type="float">
            <text:p>1.01111110111001E+17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5263157894737" calcext:value-type="float">
            <text:p>0.605263157894737</text:p>
          </table:table-cell>
          <table:table-cell office:value-type="float" office:value="0.621052631578947" calcext:value-type="float">
            <text:p>0.621052631578947</text:p>
          </table:table-cell>
          <table:table-cell office:value-type="float" office:value="0.571052631578947" calcext:value-type="float">
            <text:p>0.571052631578947</text:p>
          </table:table-cell>
          <table:table-cell office:value-type="float" office:value="0.43421052631579" calcext:value-type="float">
            <text:p>0.43421052631579</text:p>
          </table:table-cell>
          <table:table-cell office:value-type="float" office:value="0.45" calcext:value-type="float">
            <text:p>0.45</text:p>
          </table:table-cell>
          <table:table-cell office:value-type="float" office:value="0.489473684210526" calcext:value-type="float">
            <text:p>0.489473684210526</text:p>
          </table:table-cell>
          <table:table-cell office:value-type="float" office:value="0.494736842105263" calcext:value-type="float">
            <text:p>0.494736842105263</text:p>
          </table:table-cell>
          <table:table-cell office:value-type="float" office:value="1.01011010000101E+188" calcext:value-type="float">
            <text:p>1.01011010000101E+188</text:p>
          </table:table-cell>
          <table:table-cell office:value-type="float" office:value="1.01111110111001E+183" calcext:value-type="float">
            <text:p>1.01111110111001E+1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08040201005025" calcext:value-type="float">
            <text:p>0.608040201005025</text:p>
          </table:table-cell>
          <table:table-cell office:value-type="float" office:value="0.623115577889447" calcext:value-type="float">
            <text:p>0.623115577889447</text:p>
          </table:table-cell>
          <table:table-cell office:value-type="float" office:value="0.567839195979899" calcext:value-type="float">
            <text:p>0.567839195979899</text:p>
          </table:table-cell>
          <table:table-cell office:value-type="float" office:value="0.437185929648241" calcext:value-type="float">
            <text:p>0.437185929648241</text:p>
          </table:table-cell>
          <table:table-cell office:value-type="float" office:value="0.42964824120603" calcext:value-type="float">
            <text:p>0.42964824120603</text:p>
          </table:table-cell>
          <table:table-cell office:value-type="float" office:value="0.477386934673367" calcext:value-type="float">
            <text:p>0.477386934673367</text:p>
          </table:table-cell>
          <table:table-cell office:value-type="float" office:value="0.487437185929648" calcext:value-type="float">
            <text:p>0.487437185929648</text:p>
          </table:table-cell>
          <table:table-cell office:value-type="float" office:value="1.01011010000101E+197" calcext:value-type="float">
            <text:p>1.01011010000101E+197</text:p>
          </table:table-cell>
          <table:table-cell office:value-type="float" office:value="1.01111110111001E+192" calcext:value-type="float">
            <text:p>1.01111110111001E+1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.610576923076923" calcext:value-type="float">
            <text:p>0.61057692307692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39903846153846" calcext:value-type="float">
            <text:p>0.439903846153846</text:p>
          </table:table-cell>
          <table:table-cell office:value-type="float" office:value="0.432692307692308" calcext:value-type="float">
            <text:p>0.432692307692308</text:p>
          </table:table-cell>
          <table:table-cell office:value-type="float" office:value="0.478365384615385" calcext:value-type="float">
            <text:p>0.478365384615385</text:p>
          </table:table-cell>
          <table:table-cell office:value-type="float" office:value="0.5" calcext:value-type="float">
            <text:p>0.5</text:p>
          </table:table-cell>
          <table:table-cell office:value-type="float" office:value="1.01011010000101E+206" calcext:value-type="float">
            <text:p>1.01011010000101E+206</text:p>
          </table:table-cell>
          <table:table-cell office:value-type="float" office:value="1.01111110111001E+201" calcext:value-type="float">
            <text:p>1.01111110111001E+2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99078341013825" calcext:value-type="float">
            <text:p>0.599078341013825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559907834101382" calcext:value-type="float">
            <text:p>0.559907834101382</text:p>
          </table:table-cell>
          <table:table-cell office:value-type="float" office:value="0.442396313364055" calcext:value-type="float">
            <text:p>0.442396313364055</text:p>
          </table:table-cell>
          <table:table-cell office:value-type="float" office:value="0.433179723502304" calcext:value-type="float">
            <text:p>0.433179723502304</text:p>
          </table:table-cell>
          <table:table-cell office:value-type="float" office:value="0.472350230414747" calcext:value-type="float">
            <text:p>0.472350230414747</text:p>
          </table:table-cell>
          <table:table-cell office:value-type="float" office:value="0.488479262672811" calcext:value-type="float">
            <text:p>0.488479262672811</text:p>
          </table:table-cell>
          <table:table-cell office:value-type="float" office:value="1.01011010000101E+215" calcext:value-type="float">
            <text:p>1.01011010000101E+215</text:p>
          </table:table-cell>
          <table:table-cell office:value-type="float" office:value="1.01111110111001E+210" calcext:value-type="float">
            <text:p>1.01111110111001E+2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.601769911504425" calcext:value-type="float">
            <text:p>0.601769911504425</text:p>
          </table:table-cell>
          <table:table-cell office:value-type="float" office:value="0.557522123893805" calcext:value-type="float">
            <text:p>0.557522123893805</text:p>
          </table:table-cell>
          <table:table-cell office:value-type="float" office:value="0.442477876106195" calcext:value-type="float">
            <text:p>0.442477876106195</text:p>
          </table:table-cell>
          <table:table-cell office:value-type="float" office:value="0.43141592920354" calcext:value-type="float">
            <text:p>0.43141592920354</text:p>
          </table:table-cell>
          <table:table-cell office:value-type="float" office:value="0.482300884955752" calcext:value-type="float">
            <text:p>0.482300884955752</text:p>
          </table:table-cell>
          <table:table-cell office:value-type="float" office:value="0.488938053097345" calcext:value-type="float">
            <text:p>0.488938053097345</text:p>
          </table:table-cell>
          <table:table-cell office:value-type="float" office:value="1.01011010000101E+224" calcext:value-type="float">
            <text:p>1.01011010000101E+224</text:p>
          </table:table-cell>
          <table:table-cell office:value-type="float" office:value="1.01111110111001E+219" calcext:value-type="float">
            <text:p>1.01111110111001E+2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91489361702128" calcext:value-type="float">
            <text:p>0.591489361702128</text:p>
          </table:table-cell>
          <table:table-cell office:value-type="float" office:value="0.604255319148936" calcext:value-type="float">
            <text:p>0.604255319148936</text:p>
          </table:table-cell>
          <table:table-cell office:value-type="float" office:value="0.548936170212766" calcext:value-type="float">
            <text:p>0.548936170212766</text:p>
          </table:table-cell>
          <table:table-cell office:value-type="float" office:value="0.448936170212766" calcext:value-type="float">
            <text:p>0.448936170212766</text:p>
          </table:table-cell>
          <table:table-cell office:value-type="float" office:value="0.427659574468085" calcext:value-type="float">
            <text:p>0.427659574468085</text:p>
          </table:table-cell>
          <table:table-cell office:value-type="float" office:value="0.478723404255319" calcext:value-type="float">
            <text:p>0.478723404255319</text:p>
          </table:table-cell>
          <table:table-cell office:value-type="float" office:value="0.474468085106383" calcext:value-type="float">
            <text:p>0.474468085106383</text:p>
          </table:table-cell>
          <table:table-cell office:value-type="float" office:value="1.01011010000101E+233" calcext:value-type="float">
            <text:p>1.01011010000101E+233</text:p>
          </table:table-cell>
          <table:table-cell office:value-type="float" office:value="1.01111110111001E+228" calcext:value-type="float">
            <text:p>1.01111110111001E+2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90163934426229" calcext:value-type="float">
            <text:p>0.590163934426229</text:p>
          </table:table-cell>
          <table:table-cell office:value-type="float" office:value="0.594262295081967" calcext:value-type="float">
            <text:p>0.594262295081967</text:p>
          </table:table-cell>
          <table:table-cell office:value-type="float" office:value="0.55327868852459" calcext:value-type="float">
            <text:p>0.55327868852459</text:p>
          </table:table-cell>
          <table:table-cell office:value-type="float" office:value="0.448770491803279" calcext:value-type="float">
            <text:p>0.448770491803279</text:p>
          </table:table-cell>
          <table:table-cell office:value-type="float" office:value="0.434426229508197" calcext:value-type="float">
            <text:p>0.434426229508197</text:p>
          </table:table-cell>
          <table:table-cell office:value-type="float" office:value="0.475409836065574" calcext:value-type="float">
            <text:p>0.475409836065574</text:p>
          </table:table-cell>
          <table:table-cell office:value-type="float" office:value="0.485655737704918" calcext:value-type="float">
            <text:p>0.485655737704918</text:p>
          </table:table-cell>
          <table:table-cell office:value-type="float" office:value="1.01011010000101E+242" calcext:value-type="float">
            <text:p>1.01011010000101E+242</text:p>
          </table:table-cell>
          <table:table-cell office:value-type="float" office:value="1.01111110111001E+237" calcext:value-type="float">
            <text:p>1.01111110111001E+2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8102766798419" calcext:value-type="float">
            <text:p>0.58102766798419</text:p>
          </table:table-cell>
          <table:table-cell office:value-type="float" office:value="0.596837944664032" calcext:value-type="float">
            <text:p>0.596837944664032</text:p>
          </table:table-cell>
          <table:table-cell office:value-type="float" office:value="0.551383399209486" calcext:value-type="float">
            <text:p>0.551383399209486</text:p>
          </table:table-cell>
          <table:table-cell office:value-type="float" office:value="0.448616600790514" calcext:value-type="float">
            <text:p>0.448616600790514</text:p>
          </table:table-cell>
          <table:table-cell office:value-type="float" office:value="0.430830039525692" calcext:value-type="float">
            <text:p>0.430830039525692</text:p>
          </table:table-cell>
          <table:table-cell office:value-type="float" office:value="0.486166007905138" calcext:value-type="float">
            <text:p>0.486166007905138</text:p>
          </table:table-cell>
          <table:table-cell office:value-type="float" office:value="0.490118577075099" calcext:value-type="float">
            <text:p>0.490118577075099</text:p>
          </table:table-cell>
          <table:table-cell office:value-type="float" office:value="1.01011010000101E+251" calcext:value-type="float">
            <text:p>1.01011010000101E+251</text:p>
          </table:table-cell>
          <table:table-cell office:value-type="float" office:value="1.01111110111001E+246" calcext:value-type="float">
            <text:p>1.01111110111001E+24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83969465648855" calcext:value-type="float">
            <text:p>0.583969465648855</text:p>
          </table:table-cell>
          <table:table-cell office:value-type="float" office:value="0.587786259541985" calcext:value-type="float">
            <text:p>0.587786259541985</text:p>
          </table:table-cell>
          <table:table-cell office:value-type="float" office:value="0.543893129770992" calcext:value-type="float">
            <text:p>0.543893129770992</text:p>
          </table:table-cell>
          <table:table-cell office:value-type="float" office:value="0.448473282442748" calcext:value-type="float">
            <text:p>0.448473282442748</text:p>
          </table:table-cell>
          <table:table-cell office:value-type="float" office:value="0.429389312977099" calcext:value-type="float">
            <text:p>0.429389312977099</text:p>
          </table:table-cell>
          <table:table-cell office:value-type="float" office:value="0.473282442748092" calcext:value-type="float">
            <text:p>0.473282442748092</text:p>
          </table:table-cell>
          <table:table-cell office:value-type="float" office:value="0.480916030534351" calcext:value-type="float">
            <text:p>0.480916030534351</text:p>
          </table:table-cell>
          <table:table-cell office:value-type="float" office:value="1.01011010000101E+260" calcext:value-type="float">
            <text:p>1.01011010000101E+260</text:p>
          </table:table-cell>
          <table:table-cell office:value-type="float" office:value="1.01111110111001E+255" calcext:value-type="float">
            <text:p>1.01111110111001E+2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86715867158672" calcext:value-type="float">
            <text:p>0.586715867158672</text:p>
          </table:table-cell>
          <table:table-cell office:value-type="float" office:value="0.590405904059041" calcext:value-type="float">
            <text:p>0.590405904059041</text:p>
          </table:table-cell>
          <table:table-cell office:value-type="float" office:value="0.544280442804428" calcext:value-type="float">
            <text:p>0.544280442804428</text:p>
          </table:table-cell>
          <table:table-cell office:value-type="float" office:value="0.448339483394834" calcext:value-type="float">
            <text:p>0.448339483394834</text:p>
          </table:table-cell>
          <table:table-cell office:value-type="float" office:value="0.429889298892989" calcext:value-type="float">
            <text:p>0.429889298892989</text:p>
          </table:table-cell>
          <table:table-cell office:value-type="float" office:value="0.477859778597786" calcext:value-type="float">
            <text:p>0.477859778597786</text:p>
          </table:table-cell>
          <table:table-cell office:value-type="float" office:value="0.481549815498155" calcext:value-type="float">
            <text:p>0.481549815498155</text:p>
          </table:table-cell>
          <table:table-cell office:value-type="float" office:value="1.01011010000101E+269" calcext:value-type="float">
            <text:p>1.01011010000101E+269</text:p>
          </table:table-cell>
          <table:table-cell office:value-type="float" office:value="1.01111110111001E+264" calcext:value-type="float">
            <text:p>1.01111110111001E+26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78571428571429" calcext:value-type="float">
            <text:p>0.578571428571429</text:p>
          </table:table-cell>
          <table:table-cell office:value-type="float" office:value="0.582142857142857" calcext:value-type="float">
            <text:p>0.582142857142857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48214285714286" calcext:value-type="float">
            <text:p>0.448214285714286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496428571428571" calcext:value-type="float">
            <text:p>0.496428571428571</text:p>
          </table:table-cell>
          <table:table-cell office:value-type="float" office:value="0.492857142857143" calcext:value-type="float">
            <text:p>0.492857142857143</text:p>
          </table:table-cell>
          <table:table-cell office:value-type="float" office:value="1.01011010000101E+278" calcext:value-type="float">
            <text:p>1.01011010000101E+278</text:p>
          </table:table-cell>
          <table:table-cell office:value-type="float" office:value="1.01111110111001E+273" calcext:value-type="float">
            <text:p>1.01111110111001E+27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70934256055363" calcext:value-type="float">
            <text:p>0.570934256055363</text:p>
          </table:table-cell>
          <table:table-cell office:value-type="float" office:value="0.58477508650519" calcext:value-type="float">
            <text:p>0.58477508650519</text:p>
          </table:table-cell>
          <table:table-cell office:value-type="float" office:value="0.538062283737024" calcext:value-type="float">
            <text:p>0.538062283737024</text:p>
          </table:table-cell>
          <table:table-cell office:value-type="float" office:value="0.451557093425606" calcext:value-type="float">
            <text:p>0.451557093425606</text:p>
          </table:table-cell>
          <table:table-cell office:value-type="float" office:value="0.43598615916955" calcext:value-type="float">
            <text:p>0.43598615916955</text:p>
          </table:table-cell>
          <table:table-cell table:number-columns-repeated="2" office:value-type="float" office:value="0.484429065743945" calcext:value-type="float">
            <text:p>0.484429065743945</text:p>
          </table:table-cell>
          <table:table-cell office:value-type="float" office:value="1.01011010000101E+287" calcext:value-type="float">
            <text:p>1.01011010000101E+287</text:p>
          </table:table-cell>
          <table:table-cell office:value-type="float" office:value="1.01111110111001E+282" calcext:value-type="float">
            <text:p>1.01111110111001E+28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73825503355705" calcext:value-type="float">
            <text:p>0.573825503355705</text:p>
          </table:table-cell>
          <table:table-cell office:value-type="float" office:value="0.577181208053691" calcext:value-type="float">
            <text:p>0.577181208053691</text:p>
          </table:table-cell>
          <table:table-cell office:value-type="float" office:value="0.536912751677852" calcext:value-type="float">
            <text:p>0.536912751677852</text:p>
          </table:table-cell>
          <table:table-cell office:value-type="float" office:value="0.466442953020134" calcext:value-type="float">
            <text:p>0.466442953020134</text:p>
          </table:table-cell>
          <table:table-cell office:value-type="float" office:value="0.426174496644295" calcext:value-type="float">
            <text:p>0.426174496644295</text:p>
          </table:table-cell>
          <table:table-cell office:value-type="float" office:value="0.48993288590604" calcext:value-type="float">
            <text:p>0.48993288590604</text:p>
          </table:table-cell>
          <table:table-cell office:value-type="float" office:value="0.488255033557047" calcext:value-type="float">
            <text:p>0.488255033557047</text:p>
          </table:table-cell>
          <table:table-cell office:value-type="float" office:value="1.01011010000101E+296" calcext:value-type="float">
            <text:p>1.01011010000101E+296</text:p>
          </table:table-cell>
          <table:table-cell office:value-type="float" office:value="1.01111110111001E+291" calcext:value-type="float">
            <text:p>1.01111110111001E+29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66775244299674" calcext:value-type="float">
            <text:p>0.566775244299674</text:p>
          </table:table-cell>
          <table:table-cell office:value-type="float" office:value="0.579804560260586" calcext:value-type="float">
            <text:p>0.579804560260586</text:p>
          </table:table-cell>
          <table:table-cell office:value-type="float" office:value="0.534201954397394" calcext:value-type="float">
            <text:p>0.534201954397394</text:p>
          </table:table-cell>
          <table:table-cell office:value-type="float" office:value="0.447882736156352" calcext:value-type="float">
            <text:p>0.447882736156352</text:p>
          </table:table-cell>
          <table:table-cell office:value-type="float" office:value="0.42671009771987" calcext:value-type="float">
            <text:p>0.42671009771987</text:p>
          </table:table-cell>
          <table:table-cell office:value-type="float" office:value="0.488599348534202" calcext:value-type="float">
            <text:p>0.488599348534202</text:p>
          </table:table-cell>
          <table:table-cell office:value-type="float" office:value="0.493485342019544" calcext:value-type="float">
            <text:p>0.493485342019544</text:p>
          </table:table-cell>
          <table:table-cell office:value-type="float" office:value="1.01011010000101E+305" calcext:value-type="float">
            <text:p>1.01011010000101E+305</text:p>
          </table:table-cell>
          <table:table-cell office:value-type="float" office:value="1.01111110111001E+300" calcext:value-type="float">
            <text:p>1.01111110111001E+3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60126582278481" calcext:value-type="float">
            <text:p>0.560126582278481</text:p>
          </table:table-cell>
          <table:table-cell office:value-type="float" office:value="0.572784810126582" calcext:value-type="float">
            <text:p>0.572784810126582</text:p>
          </table:table-cell>
          <table:table-cell office:value-type="float" office:value="0.531645569620253" calcext:value-type="float">
            <text:p>0.531645569620253</text:p>
          </table:table-cell>
          <table:table-cell office:value-type="float" office:value="0.449367088607595" calcext:value-type="float">
            <text:p>0.449367088607595</text:p>
          </table:table-cell>
          <table:table-cell office:value-type="float" office:value="0.42879746835443" calcext:value-type="float">
            <text:p>0.42879746835443</text:p>
          </table:table-cell>
          <table:table-cell office:value-type="float" office:value="0.495253164556962" calcext:value-type="float">
            <text:p>0.495253164556962</text:p>
          </table:table-cell>
          <table:table-cell office:value-type="float" office:value="0.492088607594937" calcext:value-type="float">
            <text:p>0.492088607594937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63076923076923" calcext:value-type="float">
            <text:p>0.563076923076923</text:p>
          </table:table-cell>
          <table:table-cell office:value-type="float" office:value="0.566153846153846" calcext:value-type="float">
            <text:p>0.566153846153846</text:p>
          </table:table-cell>
          <table:table-cell office:value-type="float" office:value="0.521538461538461" calcext:value-type="float">
            <text:p>0.521538461538461</text:p>
          </table:table-cell>
          <table:table-cell office:value-type="float" office:value="0.447692307692308" calcext:value-type="float">
            <text:p>0.447692307692308</text:p>
          </table:table-cell>
          <table:table-cell office:value-type="float" office:value="0.429230769230769" calcext:value-type="float">
            <text:p>0.429230769230769</text:p>
          </table:table-cell>
          <table:table-cell office:value-type="float" office:value="0.484615384615385" calcext:value-type="float">
            <text:p>0.484615384615385</text:p>
          </table:table-cell>
          <table:table-cell office:value-type="float" office:value="0.492307692307692" calcext:value-type="float">
            <text:p>0.49230769230769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5688622754491" calcext:value-type="float">
            <text:p>0.55688622754491</text:p>
          </table:table-cell>
          <table:table-cell office:value-type="float" office:value="0.568862275449102" calcext:value-type="float">
            <text:p>0.568862275449102</text:p>
          </table:table-cell>
          <table:table-cell office:value-type="float" office:value="0.531437125748503" calcext:value-type="float">
            <text:p>0.531437125748503</text:p>
          </table:table-cell>
          <table:table-cell office:value-type="float" office:value="0.449101796407186" calcext:value-type="float">
            <text:p>0.449101796407186</text:p>
          </table:table-cell>
          <table:table-cell office:value-type="float" office:value="0.441616766467066" calcext:value-type="float">
            <text:p>0.441616766467066</text:p>
          </table:table-cell>
          <table:table-cell table:number-columns-repeated="2" office:value-type="float" office:value="0.495508982035928" calcext:value-type="float">
            <text:p>0.495508982035928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59766763848397" calcext:value-type="float">
            <text:p>0.55976676384839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52332361516035" calcext:value-type="float">
            <text:p>0.52332361516035</text:p>
          </table:table-cell>
          <table:table-cell office:value-type="float" office:value="0.446064139941691" calcext:value-type="float">
            <text:p>0.446064139941691</text:p>
          </table:table-cell>
          <table:table-cell office:value-type="float" office:value="0.438775510204082" calcext:value-type="float">
            <text:p>0.438775510204082</text:p>
          </table:table-cell>
          <table:table-cell office:value-type="float" office:value="0.494169096209913" calcext:value-type="float">
            <text:p>0.494169096209913</text:p>
          </table:table-cell>
          <table:table-cell office:value-type="float" office:value="0.498542274052478" calcext:value-type="float">
            <text:p>0.498542274052478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53977272727273" calcext:value-type="float">
            <text:p>0.553977272727273</text:p>
          </table:table-cell>
          <table:table-cell office:value-type="float" office:value="0.565340909090909" calcext:value-type="float">
            <text:p>0.565340909090909</text:p>
          </table:table-cell>
          <table:table-cell office:value-type="float" office:value="0.524147727272727" calcext:value-type="float">
            <text:p>0.524147727272727</text:p>
          </table:table-cell>
          <table:table-cell office:value-type="float" office:value="0.448863636363636" calcext:value-type="float">
            <text:p>0.448863636363636</text:p>
          </table:table-cell>
          <table:table-cell office:value-type="float" office:value="0.438920454545455" calcext:value-type="float">
            <text:p>0.438920454545455</text:p>
          </table:table-cell>
          <table:table-cell office:value-type="float" office:value="0.485795454545455" calcext:value-type="float">
            <text:p>0.485795454545455</text:p>
          </table:table-cell>
          <table:table-cell office:value-type="float" office:value="0.498579545454546" calcext:value-type="float">
            <text:p>0.498579545454546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56786703601108" calcext:value-type="float">
            <text:p>0.556786703601108</text:p>
          </table:table-cell>
          <table:table-cell office:value-type="float" office:value="0.56786703601108" calcext:value-type="float">
            <text:p>0.56786703601108</text:p>
          </table:table-cell>
          <table:table-cell office:value-type="float" office:value="0.520775623268698" calcext:value-type="float">
            <text:p>0.520775623268698</text:p>
          </table:table-cell>
          <table:table-cell office:value-type="float" office:value="0.444598337950138" calcext:value-type="float">
            <text:p>0.444598337950138</text:p>
          </table:table-cell>
          <table:table-cell office:value-type="float" office:value="0.447368421052632" calcext:value-type="float">
            <text:p>0.447368421052632</text:p>
          </table:table-cell>
          <table:table-cell office:value-type="float" office:value="0.486149584487535" calcext:value-type="float">
            <text:p>0.486149584487535</text:p>
          </table:table-cell>
          <table:table-cell office:value-type="float" office:value="0.497229916897507" calcext:value-type="float">
            <text:p>0.497229916897507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562162162162162" calcext:value-type="float">
            <text:p>0.562162162162162</text:p>
          </table:table-cell>
          <table:table-cell office:value-type="float" office:value="0.527027027027027" calcext:value-type="float">
            <text:p>0.527027027027027</text:p>
          </table:table-cell>
          <table:table-cell table:number-columns-repeated="2" office:value-type="float" office:value="0.448648648648649" calcext:value-type="float">
            <text:p>0.448648648648649</text:p>
          </table:table-cell>
          <table:table-cell office:value-type="float" office:value="0.489189189189189" calcext:value-type="float">
            <text:p>0.489189189189189</text:p>
          </table:table-cell>
          <table:table-cell office:value-type="float" office:value="0.498648648648649" calcext:value-type="float">
            <text:p>0.498648648648649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54089709762533" calcext:value-type="float">
            <text:p>0.554089709762533</text:p>
          </table:table-cell>
          <table:table-cell office:value-type="float" office:value="0.564643799472295" calcext:value-type="float">
            <text:p>0.564643799472295</text:p>
          </table:table-cell>
          <table:table-cell office:value-type="float" office:value="0.522427440633245" calcext:value-type="float">
            <text:p>0.522427440633245</text:p>
          </table:table-cell>
          <table:table-cell office:value-type="float" office:value="0.448548812664908" calcext:value-type="float">
            <text:p>0.448548812664908</text:p>
          </table:table-cell>
          <table:table-cell office:value-type="float" office:value="0.452506596306069" calcext:value-type="float">
            <text:p>0.452506596306069</text:p>
          </table:table-cell>
          <table:table-cell office:value-type="float" office:value="0.482849604221636" calcext:value-type="float">
            <text:p>0.482849604221636</text:p>
          </table:table-cell>
          <table:table-cell office:value-type="float" office:value="0.503957783641161" calcext:value-type="float">
            <text:p>0.50395778364116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0.559278350515464" calcext:value-type="float">
            <text:p>0.559278350515464</text:p>
          </table:table-cell>
          <table:table-cell office:value-type="float" office:value="0.520618556701031" calcext:value-type="float">
            <text:p>0.520618556701031</text:p>
          </table:table-cell>
          <table:table-cell office:value-type="float" office:value="0.448453608247423" calcext:value-type="float">
            <text:p>0.448453608247423</text:p>
          </table:table-cell>
          <table:table-cell office:value-type="float" office:value="0.452319587628866" calcext:value-type="float">
            <text:p>0.452319587628866</text:p>
          </table:table-cell>
          <table:table-cell office:value-type="float" office:value="0.489690721649485" calcext:value-type="float">
            <text:p>0.489690721649485</text:p>
          </table:table-cell>
          <table:table-cell office:value-type="float" office:value="0.494845360824742" calcext:value-type="float">
            <text:p>0.49484536082474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5919395465995" calcext:value-type="float">
            <text:p>0.55919395465995</text:p>
          </table:table-cell>
          <table:table-cell office:value-type="float" office:value="0.554156171284635" calcext:value-type="float">
            <text:p>0.554156171284635</text:p>
          </table:table-cell>
          <table:table-cell office:value-type="float" office:value="0.521410579345088" calcext:value-type="float">
            <text:p>0.521410579345088</text:p>
          </table:table-cell>
          <table:table-cell office:value-type="float" office:value="0.45088161209068" calcext:value-type="float">
            <text:p>0.45088161209068</text:p>
          </table:table-cell>
          <table:table-cell office:value-type="float" office:value="0.454659949622166" calcext:value-type="float">
            <text:p>0.454659949622166</text:p>
          </table:table-cell>
          <table:table-cell office:value-type="float" office:value="0.491183879093199" calcext:value-type="float">
            <text:p>0.491183879093199</text:p>
          </table:table-cell>
          <table:table-cell office:value-type="float" office:value="0.482367758186398" calcext:value-type="float">
            <text:p>0.482367758186398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54187192118227" calcext:value-type="float">
            <text:p>0.554187192118227</text:p>
          </table:table-cell>
          <table:table-cell office:value-type="float" office:value="0.556650246305419" calcext:value-type="float">
            <text:p>0.556650246305419</text:p>
          </table:table-cell>
          <table:table-cell office:value-type="float" office:value="0.524630541871921" calcext:value-type="float">
            <text:p>0.524630541871921</text:p>
          </table:table-cell>
          <table:table-cell office:value-type="float" office:value="0.451970443349754" calcext:value-type="float">
            <text:p>0.451970443349754</text:p>
          </table:table-cell>
          <table:table-cell office:value-type="float" office:value="0.456896551724138" calcext:value-type="float">
            <text:p>0.456896551724138</text:p>
          </table:table-cell>
          <table:table-cell office:value-type="float" office:value="0.495073891625616" calcext:value-type="float">
            <text:p>0.495073891625616</text:p>
          </table:table-cell>
          <table:table-cell office:value-type="float" office:value="0.49384236453202" calcext:value-type="float">
            <text:p>0.4938423645320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56626506024096" calcext:value-type="float">
            <text:p>0.556626506024096</text:p>
          </table:table-cell>
          <table:table-cell office:value-type="float" office:value="0.551807228915663" calcext:value-type="float">
            <text:p>0.551807228915663</text:p>
          </table:table-cell>
          <table:table-cell office:value-type="float" office:value="0.521686746987952" calcext:value-type="float">
            <text:p>0.521686746987952</text:p>
          </table:table-cell>
          <table:table-cell office:value-type="float" office:value="0.451807228915663" calcext:value-type="float">
            <text:p>0.451807228915663</text:p>
          </table:table-cell>
          <table:table-cell office:value-type="float" office:value="0.45421686746988" calcext:value-type="float">
            <text:p>0.45421686746988</text:p>
          </table:table-cell>
          <table:table-cell office:value-type="float" office:value="0.495180722891566" calcext:value-type="float">
            <text:p>0.495180722891566</text:p>
          </table:table-cell>
          <table:table-cell office:value-type="float" office:value="0.498795180722892" calcext:value-type="float">
            <text:p>0.49879518072289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5188679245283" calcext:value-type="float">
            <text:p>0.55188679245283</text:p>
          </table:table-cell>
          <table:table-cell office:value-type="float" office:value="0.554245283018868" calcext:value-type="float">
            <text:p>0.554245283018868</text:p>
          </table:table-cell>
          <table:table-cell office:value-type="float" office:value="0.517688679245283" calcext:value-type="float">
            <text:p>0.517688679245283</text:p>
          </table:table-cell>
          <table:table-cell office:value-type="float" office:value="0.45872641509434" calcext:value-type="float">
            <text:p>0.45872641509434</text:p>
          </table:table-cell>
          <table:table-cell office:value-type="float" office:value="0.449292452830189" calcext:value-type="float">
            <text:p>0.449292452830189</text:p>
          </table:table-cell>
          <table:table-cell office:value-type="float" office:value="0.484669811320755" calcext:value-type="float">
            <text:p>0.484669811320755</text:p>
          </table:table-cell>
          <table:table-cell office:value-type="float" office:value="0.495283018867925" calcext:value-type="float">
            <text:p>0.495283018867925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47344110854503" calcext:value-type="float">
            <text:p>0.547344110854503</text:p>
          </table:table-cell>
          <table:table-cell office:value-type="float" office:value="0.549653579676674" calcext:value-type="float">
            <text:p>0.549653579676674</text:p>
          </table:table-cell>
          <table:table-cell office:value-type="float" office:value="0.517321016166282" calcext:value-type="float">
            <text:p>0.517321016166282</text:p>
          </table:table-cell>
          <table:table-cell office:value-type="float" office:value="0.458429561200924" calcext:value-type="float">
            <text:p>0.458429561200924</text:p>
          </table:table-cell>
          <table:table-cell office:value-type="float" office:value="0.445727482678984" calcext:value-type="float">
            <text:p>0.445727482678984</text:p>
          </table:table-cell>
          <table:table-cell table:number-columns-repeated="2" office:value-type="float" office:value="0.491916859122402" calcext:value-type="float">
            <text:p>0.49191685912240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49773755656109" calcext:value-type="float">
            <text:p>0.549773755656109</text:p>
          </table:table-cell>
          <table:table-cell office:value-type="float" office:value="0.545248868778281" calcext:value-type="float">
            <text:p>0.545248868778281</text:p>
          </table:table-cell>
          <table:table-cell office:value-type="float" office:value="0.516968325791855" calcext:value-type="float">
            <text:p>0.516968325791855</text:p>
          </table:table-cell>
          <table:table-cell office:value-type="float" office:value="0.460407239819005" calcext:value-type="float">
            <text:p>0.460407239819005</text:p>
          </table:table-cell>
          <table:table-cell office:value-type="float" office:value="0.442307692307692" calcext:value-type="float">
            <text:p>0.44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0.495475113122172" calcext:value-type="float">
            <text:p>0.49547511312217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541019955654102" calcext:value-type="float">
            <text:p>0.541019955654102</text:p>
          </table:table-cell>
          <table:table-cell office:value-type="float" office:value="0.532150776053215" calcext:value-type="float">
            <text:p>0.532150776053215</text:p>
          </table:table-cell>
          <table:table-cell office:value-type="float" office:value="0.460088691796009" calcext:value-type="float">
            <text:p>0.460088691796009</text:p>
          </table:table-cell>
          <table:table-cell office:value-type="float" office:value="0.450110864745011" calcext:value-type="float">
            <text:p>0.450110864745011</text:p>
          </table:table-cell>
          <table:table-cell office:value-type="float" office:value="0.494456762749446" calcext:value-type="float">
            <text:p>0.494456762749446</text:p>
          </table:table-cell>
          <table:table-cell office:value-type="float" office:value="0.490022172949002" calcext:value-type="float">
            <text:p>0.49002217294900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7826086956522" calcext:value-type="float">
            <text:p>0.547826086956522</text:p>
          </table:table-cell>
          <table:table-cell office:value-type="float" office:value="0.543478260869565" calcext:value-type="float">
            <text:p>0.543478260869565</text:p>
          </table:table-cell>
          <table:table-cell office:value-type="float" office:value="0.517391304347826" calcext:value-type="float">
            <text:p>0.517391304347826</text:p>
          </table:table-cell>
          <table:table-cell office:value-type="float" office:value="0.46195652173913" calcext:value-type="float">
            <text:p>0.46195652173913</text:p>
          </table:table-cell>
          <table:table-cell office:value-type="float" office:value="0.448913043478261" calcext:value-type="float">
            <text:p>0.448913043478261</text:p>
          </table:table-cell>
          <table:table-cell office:value-type="float" office:value="0.495652173913043" calcext:value-type="float">
            <text:p>0.495652173913043</text:p>
          </table:table-cell>
          <table:table-cell office:value-type="float" office:value="0.489130434782609" calcext:value-type="float">
            <text:p>0.489130434782609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43710021321962" calcext:value-type="float">
            <text:p>0.543710021321962</text:p>
          </table:table-cell>
          <table:table-cell office:value-type="float" office:value="0.537313432835821" calcext:value-type="float">
            <text:p>0.537313432835821</text:p>
          </table:table-cell>
          <table:table-cell office:value-type="float" office:value="0.520255863539446" calcext:value-type="float">
            <text:p>0.520255863539446</text:p>
          </table:table-cell>
          <table:table-cell office:value-type="float" office:value="0.462686567164179" calcext:value-type="float">
            <text:p>0.462686567164179</text:p>
          </table:table-cell>
          <table:table-cell office:value-type="float" office:value="0.448827292110874" calcext:value-type="float">
            <text:p>0.448827292110874</text:p>
          </table:table-cell>
          <table:table-cell office:value-type="float" office:value="0.494669509594883" calcext:value-type="float">
            <text:p>0.494669509594883</text:p>
          </table:table-cell>
          <table:table-cell office:value-type="float" office:value="0.484008528784648" calcext:value-type="float">
            <text:p>0.484008528784648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4602510460251" calcext:value-type="float">
            <text:p>0.54602510460251</text:p>
          </table:table-cell>
          <table:table-cell office:value-type="float" office:value="0.539748953974895" calcext:value-type="float">
            <text:p>0.539748953974895</text:p>
          </table:table-cell>
          <table:table-cell office:value-type="float" office:value="0.51673640167364" calcext:value-type="float">
            <text:p>0.51673640167364</text:p>
          </table:table-cell>
          <table:table-cell office:value-type="float" office:value="0.465481171548117" calcext:value-type="float">
            <text:p>0.465481171548117</text:p>
          </table:table-cell>
          <table:table-cell office:value-type="float" office:value="0.451882845188285" calcext:value-type="float">
            <text:p>0.451882845188285</text:p>
          </table:table-cell>
          <table:table-cell office:value-type="float" office:value="0.498953974895398" calcext:value-type="float">
            <text:p>0.498953974895398</text:p>
          </table:table-cell>
          <table:table-cell office:value-type="float" office:value="0.490585774058577" calcext:value-type="float">
            <text:p>0.490585774058577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42094455852156" calcext:value-type="float">
            <text:p>0.542094455852156</text:p>
          </table:table-cell>
          <table:table-cell office:value-type="float" office:value="0.535934291581109" calcext:value-type="float">
            <text:p>0.535934291581109</text:p>
          </table:table-cell>
          <table:table-cell office:value-type="float" office:value="0.516427104722793" calcext:value-type="float">
            <text:p>0.516427104722793</text:p>
          </table:table-cell>
          <table:table-cell office:value-type="float" office:value="0.465092402464066" calcext:value-type="float">
            <text:p>0.465092402464066</text:p>
          </table:table-cell>
          <table:table-cell office:value-type="float" office:value="0.452772073921971" calcext:value-type="float">
            <text:p>0.452772073921971</text:p>
          </table:table-cell>
          <table:table-cell office:value-type="float" office:value="0.492813141683778" calcext:value-type="float">
            <text:p>0.492813141683778</text:p>
          </table:table-cell>
          <table:table-cell office:value-type="float" office:value="0.491786447638604" calcext:value-type="float">
            <text:p>0.491786447638604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44354838709677" calcext:value-type="float">
            <text:p>0.544354838709677</text:p>
          </table:table-cell>
          <table:table-cell office:value-type="float" office:value="0.532258064516129" calcext:value-type="float">
            <text:p>0.532258064516129</text:p>
          </table:table-cell>
          <table:table-cell office:value-type="float" office:value="0.52116935483871" calcext:value-type="float">
            <text:p>0.52116935483871</text:p>
          </table:table-cell>
          <table:table-cell office:value-type="float" office:value="0.465725806451613" calcext:value-type="float">
            <text:p>0.465725806451613</text:p>
          </table:table-cell>
          <table:table-cell office:value-type="float" office:value="0.453629032258065" calcext:value-type="float">
            <text:p>0.453629032258065</text:p>
          </table:table-cell>
          <table:table-cell office:value-type="float" office:value="0.496975806451613" calcext:value-type="float">
            <text:p>0.496975806451613</text:p>
          </table:table-cell>
          <table:table-cell office:value-type="float" office:value="0.492943548387097" calcext:value-type="float">
            <text:p>0.492943548387097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40594059405941" calcext:value-type="float">
            <text:p>0.540594059405941</text:p>
          </table:table-cell>
          <table:table-cell office:value-type="float" office:value="0.534653465346535" calcext:value-type="float">
            <text:p>0.534653465346535</text:p>
          </table:table-cell>
          <table:table-cell office:value-type="float" office:value="0.512871287128713" calcext:value-type="float">
            <text:p>0.512871287128713</text:p>
          </table:table-cell>
          <table:table-cell office:value-type="float" office:value="0.466336633663366" calcext:value-type="float">
            <text:p>0.466336633663366</text:p>
          </table:table-cell>
          <table:table-cell office:value-type="float" office:value="0.441584158415842" calcext:value-type="float">
            <text:p>0.441584158415842</text:p>
          </table:table-cell>
          <table:table-cell table:number-columns-repeated="2" office:value-type="float" office:value="0.494059405940594" calcext:value-type="float">
            <text:p>0.494059405940594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36964980544747" calcext:value-type="float">
            <text:p>0.536964980544747</text:p>
          </table:table-cell>
          <table:table-cell office:value-type="float" office:value="0.531128404669261" calcext:value-type="float">
            <text:p>0.531128404669261</text:p>
          </table:table-cell>
          <table:table-cell office:value-type="float" office:value="0.511673151750973" calcext:value-type="float">
            <text:p>0.511673151750973</text:p>
          </table:table-cell>
          <table:table-cell office:value-type="float" office:value="0.463035019455253" calcext:value-type="float">
            <text:p>0.463035019455253</text:p>
          </table:table-cell>
          <table:table-cell office:value-type="float" office:value="0.442607003891051" calcext:value-type="float">
            <text:p>0.442607003891051</text:p>
          </table:table-cell>
          <table:table-cell office:value-type="float" office:value="0.499027237354086" calcext:value-type="float">
            <text:p>0.499027237354086</text:p>
          </table:table-cell>
          <table:table-cell office:value-type="float" office:value="0.493190661478599" calcext:value-type="float">
            <text:p>0.493190661478599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39196940726577" calcext:value-type="float">
            <text:p>0.539196940726577</text:p>
          </table:table-cell>
          <table:table-cell office:value-type="float" office:value="0.527724665391969" calcext:value-type="float">
            <text:p>0.527724665391969</text:p>
          </table:table-cell>
          <table:table-cell office:value-type="float" office:value="0.509560229445507" calcext:value-type="float">
            <text:p>0.509560229445507</text:p>
          </table:table-cell>
          <table:table-cell office:value-type="float" office:value="0.462715105162524" calcext:value-type="float">
            <text:p>0.462715105162524</text:p>
          </table:table-cell>
          <table:table-cell office:value-type="float" office:value="0.444550669216061" calcext:value-type="float">
            <text:p>0.444550669216061</text:p>
          </table:table-cell>
          <table:table-cell office:value-type="float" office:value="0.494263862332696" calcext:value-type="float">
            <text:p>0.494263862332696</text:p>
          </table:table-cell>
          <table:table-cell office:value-type="float" office:value="0.497131931166348" calcext:value-type="float">
            <text:p>0.497131931166348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530075187969925" calcext:value-type="float">
            <text:p>0.530075187969925</text:p>
          </table:table-cell>
          <table:table-cell office:value-type="float" office:value="0.514097744360902" calcext:value-type="float">
            <text:p>0.514097744360902</text:p>
          </table:table-cell>
          <table:table-cell office:value-type="float" office:value="0.462406015037594" calcext:value-type="float">
            <text:p>0.462406015037594</text:p>
          </table:table-cell>
          <table:table-cell office:value-type="float" office:value="0.444548872180451" calcext:value-type="float">
            <text:p>0.444548872180451</text:p>
          </table:table-cell>
          <table:table-cell office:value-type="float" office:value="0.49718045112782" calcext:value-type="float">
            <text:p>0.4971804511278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32347504621072" calcext:value-type="float">
            <text:p>0.532347504621072</text:p>
          </table:table-cell>
          <table:table-cell office:value-type="float" office:value="0.526802218114603" calcext:value-type="float">
            <text:p>0.526802218114603</text:p>
          </table:table-cell>
          <table:table-cell office:value-type="float" office:value="0.511090573012939" calcext:value-type="float">
            <text:p>0.511090573012939</text:p>
          </table:table-cell>
          <table:table-cell office:value-type="float" office:value="0.462107208872458" calcext:value-type="float">
            <text:p>0.462107208872458</text:p>
          </table:table-cell>
          <table:table-cell office:value-type="float" office:value="0.450092421441775" calcext:value-type="float">
            <text:p>0.450092421441775</text:p>
          </table:table-cell>
          <table:table-cell office:value-type="float" office:value="0.499075785582255" calcext:value-type="float">
            <text:p>0.499075785582255</text:p>
          </table:table-cell>
          <table:table-cell office:value-type="float" office:value="0.492606284658041" calcext:value-type="float">
            <text:p>0.49260628465804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34545454545454" calcext:value-type="float">
            <text:p>0.534545454545454</text:p>
          </table:table-cell>
          <table:table-cell office:value-type="float" office:value="0.529090909090909" calcext:value-type="float">
            <text:p>0.529090909090909</text:p>
          </table:table-cell>
          <table:table-cell office:value-type="float" office:value="0.510909090909091" calcext:value-type="float">
            <text:p>0.510909090909091</text:p>
          </table:table-cell>
          <table:table-cell office:value-type="float" office:value="0.461818181818182" calcext:value-type="float">
            <text:p>0.461818181818182</text:p>
          </table:table-cell>
          <table:table-cell office:value-type="float" office:value="0.446363636363636" calcext:value-type="float">
            <text:p>0.446363636363636</text:p>
          </table:table-cell>
          <table:table-cell office:value-type="float" office:value="0.494545454545455" calcext:value-type="float">
            <text:p>0.494545454545455</text:p>
          </table:table-cell>
          <table:table-cell office:value-type="float" office:value="0.498181818181818" calcext:value-type="float">
            <text:p>0.498181818181818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31305903398927" calcext:value-type="float">
            <text:p>0.531305903398927</text:p>
          </table:table-cell>
          <table:table-cell office:value-type="float" office:value="0.525939177101968" calcext:value-type="float">
            <text:p>0.525939177101968</text:p>
          </table:table-cell>
          <table:table-cell office:value-type="float" office:value="0.509838998211091" calcext:value-type="float">
            <text:p>0.509838998211091</text:p>
          </table:table-cell>
          <table:table-cell office:value-type="float" office:value="0.465116279069767" calcext:value-type="float">
            <text:p>0.465116279069767</text:p>
          </table:table-cell>
          <table:table-cell office:value-type="float" office:value="0.448121645796064" calcext:value-type="float">
            <text:p>0.448121645796064</text:p>
          </table:table-cell>
          <table:table-cell office:value-type="float" office:value="0.5" calcext:value-type="float">
            <text:p>0.5</text:p>
          </table:table-cell>
          <table:table-cell office:value-type="float" office:value="0.494633273703041" calcext:value-type="float">
            <text:p>0.49463327370304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0.528169014084507" calcext:value-type="float">
            <text:p>0.528169014084507</text:p>
          </table:table-cell>
          <table:table-cell office:value-type="float" office:value="0.506161971830986" calcext:value-type="float">
            <text:p>0.506161971830986</text:p>
          </table:table-cell>
          <table:table-cell office:value-type="float" office:value="0.45862676056338" calcext:value-type="float">
            <text:p>0.45862676056338</text:p>
          </table:table-cell>
          <table:table-cell office:value-type="float" office:value="0.44806338028169" calcext:value-type="float">
            <text:p>0.44806338028169</text:p>
          </table:table-cell>
          <table:table-cell office:value-type="float" office:value="0.503521126760563" calcext:value-type="float">
            <text:p>0.503521126760563</text:p>
          </table:table-cell>
          <table:table-cell office:value-type="float" office:value="0.497359154929578" calcext:value-type="float">
            <text:p>0.497359154929578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0.525129982668978" calcext:value-type="float">
            <text:p>0.525129982668978</text:p>
          </table:table-cell>
          <table:table-cell office:value-type="float" office:value="0.511265164644714" calcext:value-type="float">
            <text:p>0.511265164644714</text:p>
          </table:table-cell>
          <table:table-cell office:value-type="float" office:value="0.454939341421144" calcext:value-type="float">
            <text:p>0.454939341421144</text:p>
          </table:table-cell>
          <table:table-cell office:value-type="float" office:value="0.448006932409012" calcext:value-type="float">
            <text:p>0.448006932409012</text:p>
          </table:table-cell>
          <table:table-cell office:value-type="float" office:value="0.497400346620451" calcext:value-type="float">
            <text:p>0.497400346620451</text:p>
          </table:table-cell>
          <table:table-cell office:value-type="float" office:value="0.496533795493934" calcext:value-type="float">
            <text:p>0.496533795493934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0.527303754266212" calcext:value-type="float">
            <text:p>0.527303754266212</text:p>
          </table:table-cell>
          <table:table-cell office:value-type="float" office:value="0.514505119453925" calcext:value-type="float">
            <text:p>0.514505119453925</text:p>
          </table:table-cell>
          <table:table-cell office:value-type="float" office:value="0.454778156996587" calcext:value-type="float">
            <text:p>0.454778156996587</text:p>
          </table:table-cell>
          <table:table-cell office:value-type="float" office:value="0.45221843003413" calcext:value-type="float">
            <text:p>0.45221843003413</text:p>
          </table:table-cell>
          <table:table-cell office:value-type="float" office:value="0.49061433447099" calcext:value-type="float">
            <text:p>0.49061433447099</text:p>
          </table:table-cell>
          <table:table-cell office:value-type="float" office:value="0.493174061433447" calcext:value-type="float">
            <text:p>0.493174061433447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0.52436974789916" calcext:value-type="float">
            <text:p>0.52436974789916</text:p>
          </table:table-cell>
          <table:table-cell office:value-type="float" office:value="0.512605042016807" calcext:value-type="float">
            <text:p>0.512605042016807</text:p>
          </table:table-cell>
          <table:table-cell office:value-type="float" office:value="0.454621848739496" calcext:value-type="float">
            <text:p>0.454621848739496</text:p>
          </table:table-cell>
          <table:table-cell office:value-type="float" office:value="0.448739495798319" calcext:value-type="float">
            <text:p>0.448739495798319</text:p>
          </table:table-cell>
          <table:table-cell office:value-type="float" office:value="0.494117647058824" calcext:value-type="float">
            <text:p>0.494117647058824</text:p>
          </table:table-cell>
          <table:table-cell office:value-type="float" office:value="0.492436974789916" calcext:value-type="float">
            <text:p>0.492436974789916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float" office:value="0.52317880794702" calcext:value-type="float">
            <text:p>0.52317880794702</text:p>
          </table:table-cell>
          <table:table-cell office:value-type="float" office:value="0.51158940397351" calcext:value-type="float">
            <text:p>0.51158940397351</text:p>
          </table:table-cell>
          <table:table-cell office:value-type="float" office:value="0.457781456953642" calcext:value-type="float">
            <text:p>0.457781456953642</text:p>
          </table:table-cell>
          <table:table-cell office:value-type="float" office:value="0.448675496688742" calcext:value-type="float">
            <text:p>0.448675496688742</text:p>
          </table:table-cell>
          <table:table-cell office:value-type="float" office:value="0.495860927152318" calcext:value-type="float">
            <text:p>0.495860927152318</text:p>
          </table:table-cell>
          <table:table-cell office:value-type="float" office:value="0.491721854304636" calcext:value-type="float">
            <text:p>0.491721854304636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0.525285481239804" calcext:value-type="float">
            <text:p>0.525285481239804</text:p>
          </table:table-cell>
          <table:table-cell office:value-type="float" office:value="0.51141924959217" calcext:value-type="float">
            <text:p>0.51141924959217</text:p>
          </table:table-cell>
          <table:table-cell office:value-type="float" office:value="0.456769983686786" calcext:value-type="float">
            <text:p>0.456769983686786</text:p>
          </table:table-cell>
          <table:table-cell office:value-type="float" office:value="0.448613376835237" calcext:value-type="float">
            <text:p>0.448613376835237</text:p>
          </table:table-cell>
          <table:table-cell office:value-type="float" office:value="0.49347471451876" calcext:value-type="float">
            <text:p>0.49347471451876</text:p>
          </table:table-cell>
          <table:table-cell office:value-type="float" office:value="0.489396411092985" calcext:value-type="float">
            <text:p>0.489396411092985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2411575562701" calcext:value-type="float">
            <text:p>0.52411575562701</text:p>
          </table:table-cell>
          <table:table-cell office:value-type="float" office:value="0.522508038585209" calcext:value-type="float">
            <text:p>0.522508038585209</text:p>
          </table:table-cell>
          <table:table-cell office:value-type="float" office:value="0.514469453376206" calcext:value-type="float">
            <text:p>0.514469453376206</text:p>
          </table:table-cell>
          <table:table-cell office:value-type="float" office:value="0.456591639871383" calcext:value-type="float">
            <text:p>0.456591639871383</text:p>
          </table:table-cell>
          <table:table-cell office:value-type="float" office:value="0.446945337620579" calcext:value-type="float">
            <text:p>0.446945337620579</text:p>
          </table:table-cell>
          <table:table-cell office:value-type="float" office:value="0.495980707395498" calcext:value-type="float">
            <text:p>0.495980707395498</text:p>
          </table:table-cell>
          <table:table-cell office:value-type="float" office:value="0.498392282958199" calcext:value-type="float">
            <text:p>0.498392282958199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521394611727417" calcext:value-type="float">
            <text:p>0.521394611727417</text:p>
          </table:table-cell>
          <table:table-cell office:value-type="float" office:value="0.519809825673534" calcext:value-type="float">
            <text:p>0.519809825673534</text:p>
          </table:table-cell>
          <table:table-cell office:value-type="float" office:value="0.50554675118859" calcext:value-type="float">
            <text:p>0.50554675118859</text:p>
          </table:table-cell>
          <table:table-cell office:value-type="float" office:value="0.45324881141046" calcext:value-type="float">
            <text:p>0.45324881141046</text:p>
          </table:table-cell>
          <table:table-cell office:value-type="float" office:value="0.446909667194929" calcext:value-type="float">
            <text:p>0.446909667194929</text:p>
          </table:table-cell>
          <table:table-cell office:value-type="float" office:value="0.495245641838352" calcext:value-type="float">
            <text:p>0.495245641838352</text:p>
          </table:table-cell>
          <table:table-cell office:value-type="float" office:value="0.498415213946117" calcext:value-type="float">
            <text:p>0.498415213946117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.5234375" calcext:value-type="float">
            <text:p>0.523437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49140625" calcext:value-type="float">
            <text:p>0.49140625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20801232665639" calcext:value-type="float">
            <text:p>0.520801232665639</text:p>
          </table:table-cell>
          <table:table-cell office:value-type="float" office:value="0.522342064714946" calcext:value-type="float">
            <text:p>0.522342064714946</text:p>
          </table:table-cell>
          <table:table-cell office:value-type="float" office:value="0.508474576271186" calcext:value-type="float">
            <text:p>0.508474576271186</text:p>
          </table:table-cell>
          <table:table-cell office:value-type="float" office:value="0.453004622496148" calcext:value-type="float">
            <text:p>0.453004622496148</text:p>
          </table:table-cell>
          <table:table-cell office:value-type="float" office:value="0.443759630200308" calcext:value-type="float">
            <text:p>0.443759630200308</text:p>
          </table:table-cell>
          <table:table-cell office:value-type="float" office:value="0.49306625577812" calcext:value-type="float">
            <text:p>0.49306625577812</text:p>
          </table:table-cell>
          <table:table-cell office:value-type="float" office:value="0.489214175654854" calcext:value-type="float">
            <text:p>0.489214175654854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22796352583587" calcext:value-type="float">
            <text:p>0.522796352583587</text:p>
          </table:table-cell>
          <table:table-cell office:value-type="float" office:value="0.519756838905775" calcext:value-type="float">
            <text:p>0.519756838905775</text:p>
          </table:table-cell>
          <table:table-cell office:value-type="float" office:value="0.509878419452888" calcext:value-type="float">
            <text:p>0.509878419452888</text:p>
          </table:table-cell>
          <table:table-cell office:value-type="float" office:value="0.457446808510638" calcext:value-type="float">
            <text:p>0.457446808510638</text:p>
          </table:table-cell>
          <table:table-cell office:value-type="float" office:value="0.443768996960486" calcext:value-type="float">
            <text:p>0.443768996960486</text:p>
          </table:table-cell>
          <table:table-cell office:value-type="float" office:value="0.496960486322188" calcext:value-type="float">
            <text:p>0.496960486322188</text:p>
          </table:table-cell>
          <table:table-cell office:value-type="float" office:value="0.490881458966565" calcext:value-type="float">
            <text:p>0.490881458966565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21739130434783" calcext:value-type="float">
            <text:p>0.521739130434783</text:p>
          </table:table-cell>
          <table:table-cell office:value-type="float" office:value="0.518740629685157" calcext:value-type="float">
            <text:p>0.518740629685157</text:p>
          </table:table-cell>
          <table:table-cell office:value-type="float" office:value="0.510494752623688" calcext:value-type="float">
            <text:p>0.510494752623688</text:p>
          </table:table-cell>
          <table:table-cell office:value-type="float" office:value="0.45352323838081" calcext:value-type="float">
            <text:p>0.45352323838081</text:p>
          </table:table-cell>
          <table:table-cell office:value-type="float" office:value="0.443778110944528" calcext:value-type="float">
            <text:p>0.443778110944528</text:p>
          </table:table-cell>
          <table:table-cell office:value-type="float" office:value="0.495502248875562" calcext:value-type="float">
            <text:p>0.495502248875562</text:p>
          </table:table-cell>
          <table:table-cell office:value-type="float" office:value="0.491754122938531" calcext:value-type="float">
            <text:p>0.49175412293853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19230769230769" calcext:value-type="float">
            <text:p>0.519230769230769</text:p>
          </table:table-cell>
          <table:table-cell office:value-type="float" office:value="0.522189349112426" calcext:value-type="float">
            <text:p>0.522189349112426</text:p>
          </table:table-cell>
          <table:table-cell office:value-type="float" office:value="0.50887573964497" calcext:value-type="float">
            <text:p>0.50887573964497</text:p>
          </table:table-cell>
          <table:table-cell office:value-type="float" office:value="0.453402366863905" calcext:value-type="float">
            <text:p>0.453402366863905</text:p>
          </table:table-cell>
          <table:table-cell office:value-type="float" office:value="0.440828402366864" calcext:value-type="float">
            <text:p>0.440828402366864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0.496301775147929" calcext:value-type="float">
            <text:p>0.496301775147929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21167883211679" calcext:value-type="float">
            <text:p>0.521167883211679</text:p>
          </table:table-cell>
          <table:table-cell office:value-type="float" office:value="0.51970802919708" calcext:value-type="float">
            <text:p>0.51970802919708</text:p>
          </table:table-cell>
          <table:table-cell office:value-type="float" office:value="0.506569343065693" calcext:value-type="float">
            <text:p>0.506569343065693</text:p>
          </table:table-cell>
          <table:table-cell office:value-type="float" office:value="0.448175182481752" calcext:value-type="float">
            <text:p>0.448175182481752</text:p>
          </table:table-cell>
          <table:table-cell office:value-type="float" office:value="0.440875912408759" calcext:value-type="float">
            <text:p>0.440875912408759</text:p>
          </table:table-cell>
          <table:table-cell table:number-columns-repeated="2" office:value-type="float" office:value="0.496350364963504" calcext:value-type="float">
            <text:p>0.496350364963504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18731988472622" calcext:value-type="float">
            <text:p>0.518731988472622</text:p>
          </table:table-cell>
          <table:table-cell office:value-type="float" office:value="0.517291066282421" calcext:value-type="float">
            <text:p>0.517291066282421</text:p>
          </table:table-cell>
          <table:table-cell office:value-type="float" office:value="0.506484149855908" calcext:value-type="float">
            <text:p>0.506484149855908</text:p>
          </table:table-cell>
          <table:table-cell office:value-type="float" office:value="0.448126801152738" calcext:value-type="float">
            <text:p>0.448126801152738</text:p>
          </table:table-cell>
          <table:table-cell office:value-type="float" office:value="0.440922190201729" calcext:value-type="float">
            <text:p>0.440922190201729</text:p>
          </table:table-cell>
          <table:table-cell office:value-type="float" office:value="0.492795389048991" calcext:value-type="float">
            <text:p>0.492795389048991</text:p>
          </table:table-cell>
          <table:table-cell office:value-type="float" office:value="0.494236311239193" calcext:value-type="float">
            <text:p>0.494236311239193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1778093883357" calcext:value-type="float">
            <text:p>0.51778093883357</text:p>
          </table:table-cell>
          <table:table-cell office:value-type="float" office:value="0.522048364153627" calcext:value-type="float">
            <text:p>0.522048364153627</text:p>
          </table:table-cell>
          <table:table-cell office:value-type="float" office:value="0.505689900426743" calcext:value-type="float">
            <text:p>0.505689900426743</text:p>
          </table:table-cell>
          <table:table-cell office:value-type="float" office:value="0.448079658605974" calcext:value-type="float">
            <text:p>0.448079658605974</text:p>
          </table:table-cell>
          <table:table-cell office:value-type="float" office:value="0.440256045519203" calcext:value-type="float">
            <text:p>0.440256045519203</text:p>
          </table:table-cell>
          <table:table-cell office:value-type="float" office:value="0.488620199146515" calcext:value-type="float">
            <text:p>0.488620199146515</text:p>
          </table:table-cell>
          <table:table-cell office:value-type="float" office:value="0.497866287339972" calcext:value-type="float">
            <text:p>0.49786628733997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0.519662921348315" calcext:value-type="float">
            <text:p>0.519662921348315</text:p>
          </table:table-cell>
          <table:table-cell office:value-type="float" office:value="0.506320224719101" calcext:value-type="float">
            <text:p>0.506320224719101</text:p>
          </table:table-cell>
          <table:table-cell office:value-type="float" office:value="0.445224719101124" calcext:value-type="float">
            <text:p>0.445224719101124</text:p>
          </table:table-cell>
          <table:table-cell office:value-type="float" office:value="0.440308988764045" calcext:value-type="float">
            <text:p>0.440308988764045</text:p>
          </table:table-cell>
          <table:table-cell office:value-type="float" office:value="0.488061797752809" calcext:value-type="float">
            <text:p>0.488061797752809</text:p>
          </table:table-cell>
          <table:table-cell office:value-type="float" office:value="0.492275280898876" calcext:value-type="float">
            <text:p>0.492275280898876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0.517337031900139" calcext:value-type="float">
            <text:p>0.517337031900139</text:p>
          </table:table-cell>
          <table:table-cell office:value-type="float" office:value="0.506934812760056" calcext:value-type="float">
            <text:p>0.506934812760056</text:p>
          </table:table-cell>
          <table:table-cell office:value-type="float" office:value="0.445214979195562" calcext:value-type="float">
            <text:p>0.445214979195562</text:p>
          </table:table-cell>
          <table:table-cell office:value-type="float" office:value="0.436893203883495" calcext:value-type="float">
            <text:p>0.436893203883495</text:p>
          </table:table-cell>
          <table:table-cell office:value-type="float" office:value="0.49375866851595" calcext:value-type="float">
            <text:p>0.49375866851595</text:p>
          </table:table-cell>
          <table:table-cell office:value-type="float" office:value="0.490984743411928" calcext:value-type="float">
            <text:p>0.490984743411928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19178082191781" calcext:value-type="float">
            <text:p>0.519178082191781</text:p>
          </table:table-cell>
          <table:table-cell office:value-type="float" office:value="0.521917808219178" calcext:value-type="float">
            <text:p>0.521917808219178</text:p>
          </table:table-cell>
          <table:table-cell office:value-type="float" office:value="0.504794520547945" calcext:value-type="float">
            <text:p>0.504794520547945</text:p>
          </table:table-cell>
          <table:table-cell office:value-type="float" office:value="0.445890410958904" calcext:value-type="float">
            <text:p>0.445890410958904</text:p>
          </table:table-cell>
          <table:table-cell office:value-type="float" office:value="0.436986301369863" calcext:value-type="float">
            <text:p>0.436986301369863</text:p>
          </table:table-cell>
          <table:table-cell office:value-type="float" office:value="0.493150684931507" calcext:value-type="float">
            <text:p>0.493150684931507</text:p>
          </table:table-cell>
          <table:table-cell office:value-type="float" office:value="0.49041095890411" calcext:value-type="float">
            <text:p>0.4904109589041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16914749661705" calcext:value-type="float">
            <text:p>0.516914749661705</text:p>
          </table:table-cell>
          <table:table-cell office:value-type="float" office:value="0.519621109607578" calcext:value-type="float">
            <text:p>0.519621109607578</text:p>
          </table:table-cell>
          <table:table-cell office:value-type="float" office:value="0.505412719891746" calcext:value-type="float">
            <text:p>0.505412719891746</text:p>
          </table:table-cell>
          <table:table-cell office:value-type="float" office:value="0.445872801082544" calcext:value-type="float">
            <text:p>0.445872801082544</text:p>
          </table:table-cell>
          <table:table-cell office:value-type="float" office:value="0.441136671177267" calcext:value-type="float">
            <text:p>0.441136671177267</text:p>
          </table:table-cell>
          <table:table-cell office:value-type="float" office:value="0.49255751014885" calcext:value-type="float">
            <text:p>0.49255751014885</text:p>
          </table:table-cell>
          <table:table-cell office:value-type="float" office:value="0.494587280108254" calcext:value-type="float">
            <text:p>0.494587280108254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516042780748663" calcext:value-type="float">
            <text:p>0.516042780748663</text:p>
          </table:table-cell>
          <table:table-cell office:value-type="float" office:value="0.521390374331551" calcext:value-type="float">
            <text:p>0.521390374331551</text:p>
          </table:table-cell>
          <table:table-cell office:value-type="float" office:value="0.509358288770054" calcext:value-type="float">
            <text:p>0.509358288770054</text:p>
          </table:table-cell>
          <table:table-cell office:value-type="float" office:value="0.445855614973262" calcext:value-type="float">
            <text:p>0.445855614973262</text:p>
          </table:table-cell>
          <table:table-cell office:value-type="float" office:value="0.438502673796791" calcext:value-type="float">
            <text:p>0.438502673796791</text:p>
          </table:table-cell>
          <table:table-cell office:value-type="float" office:value="0.490641711229947" calcext:value-type="float">
            <text:p>0.490641711229947</text:p>
          </table:table-cell>
          <table:table-cell office:value-type="float" office:value="0.493983957219251" calcext:value-type="float">
            <text:p>0.49398395721925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0.520475561426684" calcext:value-type="float">
            <text:p>0.520475561426684</text:p>
          </table:table-cell>
          <table:table-cell office:value-type="float" office:value="0.509247027741083" calcext:value-type="float">
            <text:p>0.509247027741083</text:p>
          </table:table-cell>
          <table:table-cell office:value-type="float" office:value="0.445838837516513" calcext:value-type="float">
            <text:p>0.445838837516513</text:p>
          </table:table-cell>
          <table:table-cell office:value-type="float" office:value="0.438573315719947" calcext:value-type="float">
            <text:p>0.438573315719947</text:p>
          </table:table-cell>
          <table:table-cell office:value-type="float" office:value="0.490752972258917" calcext:value-type="float">
            <text:p>0.490752972258917</text:p>
          </table:table-cell>
          <table:table-cell office:value-type="float" office:value="0.492073976221929" calcext:value-type="float">
            <text:p>0.492073976221929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0.518276762402089" calcext:value-type="float">
            <text:p>0.518276762402089</text:p>
          </table:table-cell>
          <table:table-cell office:value-type="float" office:value="0.506527415143603" calcext:value-type="float">
            <text:p>0.506527415143603</text:p>
          </table:table-cell>
          <table:table-cell office:value-type="float" office:value="0.443211488250653" calcext:value-type="float">
            <text:p>0.443211488250653</text:p>
          </table:table-cell>
          <table:table-cell office:value-type="float" office:value="0.438642297650131" calcext:value-type="float">
            <text:p>0.438642297650131</text:p>
          </table:table-cell>
          <table:table-cell office:value-type="float" office:value="0.493472584856397" calcext:value-type="float">
            <text:p>0.493472584856397</text:p>
          </table:table-cell>
          <table:table-cell office:value-type="float" office:value="0.492167101827676" calcext:value-type="float">
            <text:p>0.492167101827676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16129032258065" calcext:value-type="float">
            <text:p>0.516129032258065</text:p>
          </table:table-cell>
          <table:table-cell office:value-type="float" office:value="0.52258064516129" calcext:value-type="float">
            <text:p>0.52258064516129</text:p>
          </table:table-cell>
          <table:table-cell office:value-type="float" office:value="0.506451612903226" calcext:value-type="float">
            <text:p>0.506451612903226</text:p>
          </table:table-cell>
          <table:table-cell office:value-type="float" office:value="0.440645161290323" calcext:value-type="float">
            <text:p>0.440645161290323</text:p>
          </table:table-cell>
          <table:table-cell office:value-type="float" office:value="0.438709677419355" calcext:value-type="float">
            <text:p>0.438709677419355</text:p>
          </table:table-cell>
          <table:table-cell office:value-type="float" office:value="0.492903225806452" calcext:value-type="float">
            <text:p>0.492903225806452</text:p>
          </table:table-cell>
          <table:table-cell office:value-type="float" office:value="0.496129032258065" calcext:value-type="float">
            <text:p>0.496129032258065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514030612244898" calcext:value-type="float">
            <text:p>0.514030612244898</text:p>
          </table:table-cell>
          <table:table-cell office:value-type="float" office:value="0.520408163265306" calcext:value-type="float">
            <text:p>0.520408163265306</text:p>
          </table:table-cell>
          <table:table-cell office:value-type="float" office:value="0.505739795918367" calcext:value-type="float">
            <text:p>0.505739795918367</text:p>
          </table:table-cell>
          <table:table-cell office:value-type="float" office:value="0.446428571428571" calcext:value-type="float">
            <text:p>0.446428571428571</text:p>
          </table:table-cell>
          <table:table-cell office:value-type="float" office:value="0.438775510204082" calcext:value-type="float">
            <text:p>0.438775510204082</text:p>
          </table:table-cell>
          <table:table-cell office:value-type="float" office:value="0.491071428571429" calcext:value-type="float">
            <text:p>0.491071428571429</text:p>
          </table:table-cell>
          <table:table-cell office:value-type="float" office:value="0.495535714285714" calcext:value-type="float">
            <text:p>0.495535714285714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17023959646911" calcext:value-type="float">
            <text:p>0.517023959646911</text:p>
          </table:table-cell>
          <table:table-cell office:value-type="float" office:value="0.519546027742749" calcext:value-type="float">
            <text:p>0.519546027742749</text:p>
          </table:table-cell>
          <table:table-cell office:value-type="float" office:value="0.505674653215637" calcext:value-type="float">
            <text:p>0.505674653215637</text:p>
          </table:table-cell>
          <table:table-cell office:value-type="float" office:value="0.444514501891551" calcext:value-type="float">
            <text:p>0.444514501891551</text:p>
          </table:table-cell>
          <table:table-cell office:value-type="float" office:value="0.438839848675914" calcext:value-type="float">
            <text:p>0.438839848675914</text:p>
          </table:table-cell>
          <table:table-cell office:value-type="float" office:value="0.493694829760403" calcext:value-type="float">
            <text:p>0.493694829760403</text:p>
          </table:table-cell>
          <table:table-cell office:value-type="float" office:value="0.498738965952081" calcext:value-type="float">
            <text:p>0.49873896595208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14962593516209" calcext:value-type="float">
            <text:p>0.514962593516209</text:p>
          </table:table-cell>
          <table:table-cell office:value-type="float" office:value="0.522443890274314" calcext:value-type="float">
            <text:p>0.522443890274314</text:p>
          </table:table-cell>
          <table:table-cell office:value-type="float" office:value="0.501246882793017" calcext:value-type="float">
            <text:p>0.501246882793017</text:p>
          </table:table-cell>
          <table:table-cell office:value-type="float" office:value="0.444513715710723" calcext:value-type="float">
            <text:p>0.444513715710723</text:p>
          </table:table-cell>
          <table:table-cell office:value-type="float" office:value="0.43640897755611" calcext:value-type="float">
            <text:p>0.43640897755611</text:p>
          </table:table-cell>
          <table:table-cell office:value-type="float" office:value="0.487531172069826" calcext:value-type="float">
            <text:p>0.487531172069826</text:p>
          </table:table-cell>
          <table:table-cell office:value-type="float" office:value="0.495635910224439" calcext:value-type="float">
            <text:p>0.495635910224439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512946979038224" calcext:value-type="float">
            <text:p>0.512946979038224</text:p>
          </table:table-cell>
          <table:table-cell office:value-type="float" office:value="0.521578298397041" calcext:value-type="float">
            <text:p>0.521578298397041</text:p>
          </table:table-cell>
          <table:table-cell office:value-type="float" office:value="0.505548705302096" calcext:value-type="float">
            <text:p>0.505548705302096</text:p>
          </table:table-cell>
          <table:table-cell office:value-type="float" office:value="0.44019728729963" calcext:value-type="float">
            <text:p>0.44019728729963</text:p>
          </table:table-cell>
          <table:table-cell office:value-type="float" office:value="0.433415536374846" calcext:value-type="float">
            <text:p>0.433415536374846</text:p>
          </table:table-cell>
          <table:table-cell office:value-type="float" office:value="0.48766954377312" calcext:value-type="float">
            <text:p>0.48766954377312</text:p>
          </table:table-cell>
          <table:table-cell office:value-type="float" office:value="0.49383477188656" calcext:value-type="float">
            <text:p>0.49383477188656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1219512195122" calcext:value-type="float">
            <text:p>0.51219512195122</text:p>
          </table:table-cell>
          <table:table-cell office:value-type="float" office:value="0.519512195121951" calcext:value-type="float">
            <text:p>0.519512195121951</text:p>
          </table:table-cell>
          <table:table-cell office:value-type="float" office:value="0.501219512195122" calcext:value-type="float">
            <text:p>0.501219512195122</text:p>
          </table:table-cell>
          <table:table-cell office:value-type="float" office:value="0.440243902439024" calcext:value-type="float">
            <text:p>0.440243902439024</text:p>
          </table:table-cell>
          <table:table-cell office:value-type="float" office:value="0.432317073170732" calcext:value-type="float">
            <text:p>0.432317073170732</text:p>
          </table:table-cell>
          <table:table-cell office:value-type="float" office:value="0.485975609756098" calcext:value-type="float">
            <text:p>0.485975609756098</text:p>
          </table:table-cell>
          <table:table-cell office:value-type="float" office:value="0.493292682926829" calcext:value-type="float">
            <text:p>0.493292682926829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10253317249698" calcext:value-type="float">
            <text:p>0.510253317249698</text:p>
          </table:table-cell>
          <table:table-cell office:value-type="float" office:value="0.517490952955368" calcext:value-type="float">
            <text:p>0.517490952955368</text:p>
          </table:table-cell>
          <table:table-cell office:value-type="float" office:value="0.503618817852835" calcext:value-type="float">
            <text:p>0.503618817852835</text:p>
          </table:table-cell>
          <table:table-cell office:value-type="float" office:value="0.440289505428227" calcext:value-type="float">
            <text:p>0.440289505428227</text:p>
          </table:table-cell>
          <table:table-cell office:value-type="float" office:value="0.430036188178528" calcext:value-type="float">
            <text:p>0.430036188178528</text:p>
          </table:table-cell>
          <table:table-cell office:value-type="float" office:value="0.486127864897467" calcext:value-type="float">
            <text:p>0.486127864897467</text:p>
          </table:table-cell>
          <table:table-cell office:value-type="float" office:value="0.496381182147165" calcext:value-type="float">
            <text:p>0.496381182147165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11933174224344" calcext:value-type="float">
            <text:p>0.511933174224344</text:p>
          </table:table-cell>
          <table:table-cell office:value-type="float" office:value="0.521479713603819" calcext:value-type="float">
            <text:p>0.521479713603819</text:p>
          </table:table-cell>
          <table:table-cell office:value-type="float" office:value="0.504773269689737" calcext:value-type="float">
            <text:p>0.504773269689737</text:p>
          </table:table-cell>
          <table:table-cell office:value-type="float" office:value="0.43854415274463" calcext:value-type="float">
            <text:p>0.43854415274463</text:p>
          </table:table-cell>
          <table:table-cell office:value-type="float" office:value="0.43019093078759" calcext:value-type="float">
            <text:p>0.43019093078759</text:p>
          </table:table-cell>
          <table:table-cell office:value-type="float" office:value="0.488663484486873" calcext:value-type="float">
            <text:p>0.488663484486873</text:p>
          </table:table-cell>
          <table:table-cell office:value-type="float" office:value="0.486873508353222" calcext:value-type="float">
            <text:p>0.486873508353222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1111111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1101001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511216056670602" calcext:value-type="float">
            <text:p>0.511216056670602</text:p>
          </table:table-cell>
          <table:table-cell office:value-type="float" office:value="0.520661157024793" calcext:value-type="float">
            <text:p>0.520661157024793</text:p>
          </table:table-cell>
          <table:table-cell office:value-type="float" office:value="0.5" calcext:value-type="float">
            <text:p>0.5</text:p>
          </table:table-cell>
          <table:table-cell office:value-type="float" office:value="0.438606847697757" calcext:value-type="float">
            <text:p>0.438606847697757</text:p>
          </table:table-cell>
          <table:table-cell office:value-type="float" office:value="0.430342384887839" calcext:value-type="float">
            <text:p>0.430342384887839</text:p>
          </table:table-cell>
          <table:table-cell office:value-type="float" office:value="0.488193624557261" calcext:value-type="float">
            <text:p>0.488193624557261</text:p>
          </table:table-cell>
          <table:table-cell office:value-type="float" office:value="0.48642266824085" calcext:value-type="float">
            <text:p>0.48642266824085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111111111110001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1101001000011010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509345794392523" calcext:value-type="float">
            <text:p>0.509345794392523</text:p>
          </table:table-cell>
          <table:table-cell office:value-type="float" office:value="0.518691588785047" calcext:value-type="float">
            <text:p>0.518691588785047</text:p>
          </table:table-cell>
          <table:table-cell office:value-type="float" office:value="0.5" calcext:value-type="float">
            <text:p>0.5</text:p>
          </table:table-cell>
          <table:table-cell office:value-type="float" office:value="0.436331775700935" calcext:value-type="float">
            <text:p>0.436331775700935</text:p>
          </table:table-cell>
          <table:table-cell office:value-type="float" office:value="0.430490654205607" calcext:value-type="float">
            <text:p>0.430490654205607</text:p>
          </table:table-cell>
          <table:table-cell office:value-type="float" office:value="0.488901869158878" calcext:value-type="float">
            <text:p>0.488901869158878</text:p>
          </table:table-cell>
          <table:table-cell office:value-type="float" office:value="0.488317757009346" calcext:value-type="float">
            <text:p>0.488317757009346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11111111111000100011101101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1101001000011010101110110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10982658959538" calcext:value-type="float">
            <text:p>0.510982658959538</text:p>
          </table:table-cell>
          <table:table-cell office:value-type="float" office:value="0.520231213872832" calcext:value-type="float">
            <text:p>0.520231213872832</text:p>
          </table:table-cell>
          <table:table-cell office:value-type="float" office:value="0.50635838150289" calcext:value-type="float">
            <text:p>0.50635838150289</text:p>
          </table:table-cell>
          <table:table-cell office:value-type="float" office:value="0.436994219653179" calcext:value-type="float">
            <text:p>0.436994219653179</text:p>
          </table:table-cell>
          <table:table-cell office:value-type="float" office:value="0.426011560693642" calcext:value-type="float">
            <text:p>0.426011560693642</text:p>
          </table:table-cell>
          <table:table-cell office:value-type="float" office:value="0.487861271676301" calcext:value-type="float">
            <text:p>0.487861271676301</text:p>
          </table:table-cell>
          <table:table-cell office:value-type="float" office:value="0.491329479768786" calcext:value-type="float">
            <text:p>0.491329479768786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111111111110001000111011011110001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11010010000110101011101100110111000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09153318077803" calcext:value-type="float">
            <text:p>0.509153318077803</text:p>
          </table:table-cell>
          <table:table-cell office:value-type="float" office:value="0.519450800915332" calcext:value-type="float">
            <text:p>0.519450800915332</text:p>
          </table:table-cell>
          <table:table-cell office:value-type="float" office:value="0.50629290617849" calcext:value-type="float">
            <text:p>0.50629290617849</text:p>
          </table:table-cell>
          <table:table-cell office:value-type="float" office:value="0.433066361556064" calcext:value-type="float">
            <text:p>0.433066361556064</text:p>
          </table:table-cell>
          <table:table-cell office:value-type="float" office:value="0.426201372997712" calcext:value-type="float">
            <text:p>0.426201372997712</text:p>
          </table:table-cell>
          <table:table-cell office:value-type="float" office:value="0.492562929061785" calcext:value-type="float">
            <text:p>0.492562929061785</text:p>
          </table:table-cell>
          <table:table-cell office:value-type="float" office:value="0.49370709382151" calcext:value-type="float">
            <text:p>0.4937070938215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111111111110001000111011011110001000000110101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1101001000011010101110110011011100011111011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10758776896942" calcext:value-type="float">
            <text:p>0.510758776896942</text:p>
          </table:table-cell>
          <table:table-cell office:value-type="float" office:value="0.517553793884485" calcext:value-type="float">
            <text:p>0.517553793884485</text:p>
          </table:table-cell>
          <table:table-cell office:value-type="float" office:value="0.502265005662514" calcext:value-type="float">
            <text:p>0.502265005662514</text:p>
          </table:table-cell>
          <table:table-cell office:value-type="float" office:value="0.438278595696489" calcext:value-type="float">
            <text:p>0.438278595696489</text:p>
          </table:table-cell>
          <table:table-cell office:value-type="float" office:value="0.42638731596829" calcext:value-type="float">
            <text:p>0.42638731596829</text:p>
          </table:table-cell>
          <table:table-cell office:value-type="float" office:value="0.486409966024915" calcext:value-type="float">
            <text:p>0.486409966024915</text:p>
          </table:table-cell>
          <table:table-cell office:value-type="float" office:value="0.494903737259343" calcext:value-type="float">
            <text:p>0.494903737259343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1111111111100010001110110111100010000001101010100111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1101001000011010101110110011011100011111011000100000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10089686098655" calcext:value-type="float">
            <text:p>0.510089686098655</text:p>
          </table:table-cell>
          <table:table-cell office:value-type="float" office:value="0.520179372197309" calcext:value-type="float">
            <text:p>0.520179372197309</text:p>
          </table:table-cell>
          <table:table-cell office:value-type="float" office:value="0.500560538116592" calcext:value-type="float">
            <text:p>0.500560538116592</text:p>
          </table:table-cell>
          <table:table-cell office:value-type="float" office:value="0.43609865470852" calcext:value-type="float">
            <text:p>0.43609865470852</text:p>
          </table:table-cell>
          <table:table-cell office:value-type="float" office:value="0.422645739910314" calcext:value-type="float">
            <text:p>0.422645739910314</text:p>
          </table:table-cell>
          <table:table-cell office:value-type="float" office:value="0.48262331838565" calcext:value-type="float">
            <text:p>0.48262331838565</text:p>
          </table:table-cell>
          <table:table-cell office:value-type="float" office:value="0.494394618834081" calcext:value-type="float">
            <text:p>0.494394618834081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11111111111000100011101101111000100000011010101001110001011000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1101001000011010101110110011011100011111011000100000111100110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09433962264151" calcext:value-type="float">
            <text:p>0.509433962264151</text:p>
          </table:table-cell>
          <table:table-cell office:value-type="float" office:value="0.518312985571587" calcext:value-type="float">
            <text:p>0.518312985571587</text:p>
          </table:table-cell>
          <table:table-cell office:value-type="float" office:value="0.50110987791343" calcext:value-type="float">
            <text:p>0.50110987791343</text:p>
          </table:table-cell>
          <table:table-cell office:value-type="float" office:value="0.436182019977802" calcext:value-type="float">
            <text:p>0.436182019977802</text:p>
          </table:table-cell>
          <table:table-cell office:value-type="float" office:value="0.422863485016648" calcext:value-type="float">
            <text:p>0.422863485016648</text:p>
          </table:table-cell>
          <table:table-cell office:value-type="float" office:value="0.482241953385128" calcext:value-type="float">
            <text:p>0.482241953385128</text:p>
          </table:table-cell>
          <table:table-cell office:value-type="float" office:value="0.493340732519423" calcext:value-type="float">
            <text:p>0.493340732519423</text:p>
          </table:table-cell>
          <table:table-cell office:value-type="string" calcext:value-type="string">
            <text:p>0101011010000101110001011100111111011100011000100000011100000101110010000110011101110101111011110101111111111101001111101110101001111010011110010000111101000010100000010110001011100000000010110011001010110101100101001001010101110010101010110101010101010100000101000011101001110001110111010110110011111001011110000000010000011010000010101111110010001001110110101011110100010010010000010101110100010010101110110110100000001100100101101001001110011110101011110011001011101010010001111110100011110011001010000101001000110101110010110100101100101000101100110000111111000000010110100111010001101101000110111001111111100110001101111111110110101000110000110110011011111000100111001001010011000111011001100110101111001011010011111001101100010001010010110010111011101010111010000010000000110001111100010101111010000001111110001011101000100111111111110001000111011011110001000000110101010011100010110000111101010</text:p>
          </table:table-cell>
          <table:table-cell office:value-type="string" calcext:value-type="string">
            <text:p>000000101111110111001110100001001111110100101000010011011000110110100101100001001010111011011101111001000000001001100111100110101011010011011000101010110011001001101110011001110001110111011100000000010100101000110001001100000000111111011101110000110110000000011011101100101111101101110011100110010101001001111000110111000000001101011000111101011010100001011100010010001110001001001110010000011010011011001100100000011111001111000010110100000001100110011100110111110110100010111001000010011101101000000111101111011011010110000000110111100111100011100111111001101110100100101111001100101001010111001111010011010001100110011101010110000110110110010111110100101001011010001111101001011101111110100101001100110010000110101000101011111110000010110011010101111100100010100010101000100100011010010010100010111100000111000000011001000101111010010000110101011101100110111000111110110001000001111001101100100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0T12:31:04.201339506</dc:date>
    <meta:editing-duration>PT15S</meta:editing-duration>
    <meta:editing-cycles>1</meta:editing-cycles>
    <meta:document-statistic meta:table-count="1" meta:cell-count="101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646cm" svg:height="20.613cm" xlink:href=".." xlink:type="simple" chart:class="chart:line" chart:style-name="ch1">
        <chart:legend chart:legend-position="end" svg:x="28.719cm" svg:y="8.513cm" style:legend-expansion="high" chart:style-name="ch2"/>
        <chart:plot-area chart:style-name="ch3" table:cell-range-address="Crossed2PropertyTest.B1:Crossed2PropertyTest.H101" chart:data-source-has-labels="row" svg:x="0.712cm" svg:y="0.412cm" svg:width="27.295cm" svg:height="19.789cm">
          <chartooo:coordinate-region svg:x="1.439cm" svg:y="0.611cm" svg:width="26.568cm" svg:height="18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2PropertyTest.B2:Crossed2PropertyTest.B101" chart:label-cell-address="Crossed2PropertyTest.B1:Crossed2PropertyTest.B1" chart:class="chart:line">
            <chart:data-point chart:repeated="100"/>
          </chart:series>
          <chart:series chart:style-name="ch7" chart:values-cell-range-address="Crossed2PropertyTest.C2:Crossed2PropertyTest.C101" chart:label-cell-address="Crossed2PropertyTest.C1:Crossed2PropertyTest.C1" chart:class="chart:line">
            <chart:data-point chart:repeated="100"/>
          </chart:series>
          <chart:series chart:style-name="ch8" chart:values-cell-range-address="Crossed2PropertyTest.D2:Crossed2PropertyTest.D101" chart:label-cell-address="Crossed2PropertyTest.D1:Crossed2PropertyTest.D1" chart:class="chart:line">
            <chart:data-point chart:repeated="100"/>
          </chart:series>
          <chart:series chart:style-name="ch9" chart:values-cell-range-address="Crossed2PropertyTest.E2:Crossed2PropertyTest.E101" chart:label-cell-address="Crossed2PropertyTest.E1:Crossed2PropertyTest.E1" chart:class="chart:line">
            <chart:data-point chart:repeated="100"/>
          </chart:series>
          <chart:series chart:style-name="ch10" chart:values-cell-range-address="Crossed2PropertyTest.F2:Crossed2PropertyTest.F101" chart:label-cell-address="Crossed2PropertyTest.F1:Crossed2PropertyTest.F1" chart:class="chart:line">
            <chart:data-point chart:repeated="100"/>
          </chart:series>
          <chart:series chart:style-name="ch11" chart:values-cell-range-address="Crossed2PropertyTest.G2:Crossed2PropertyTest.G101" chart:label-cell-address="Crossed2PropertyTest.G1:Crossed2PropertyTest.G1" chart:class="chart:line">
            <chart:data-point chart:repeated="100"/>
          </chart:series>
          <chart:series chart:style-name="ch12" chart:values-cell-range-address="Crossed2PropertyTest.H2:Crossed2PropertyTest.H101" chart:label-cell-address="Crossed2PropertyTest.H1:Crossed2PropertyTest.H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2PropertyTest.B1:Crossed2PropertyTest.B1</svg:desc>
                </draw:g>
              </table:table-cell>
              <table:table-cell office:value-type="string">
                <text:p> compression ratio of s2 </text:p>
                <draw:g>
                  <svg:desc>Crossed2PropertyTest.C1:Crossed2PropertyTest.C1</svg:desc>
                </draw:g>
              </table:table-cell>
              <table:table-cell office:value-type="string">
                <text:p> joint compression </text:p>
                <draw:g>
                  <svg:desc>Crossed2PropertyTest.D1:Crossed2PropertyTest.D1</svg:desc>
                </draw:g>
              </table:table-cell>
              <table:table-cell office:value-type="string">
                <text:p> Mutual compression crossed(s1:s1)</text:p>
                <draw:g>
                  <svg:desc>Crossed2PropertyTest.E1:Crossed2PropertyTest.E1</svg:desc>
                </draw:g>
              </table:table-cell>
              <table:table-cell office:value-type="string">
                <text:p> Mutual compression crossed(s2:s2)</text:p>
                <draw:g>
                  <svg:desc>Crossed2PropertyTest.F1:Crossed2PropertyTest.F1</svg:desc>
                </draw:g>
              </table:table-cell>
              <table:table-cell office:value-type="string">
                <text:p> Mutual compression crossed(s1:s2)</text:p>
                <draw:g>
                  <svg:desc>Crossed2PropertyTest.G1:Crossed2PropertyTest.G1</svg:desc>
                </draw:g>
              </table:table-cell>
              <table:table-cell office:value-type="string">
                <text:p> Mutual compression crossed(s2:s1)</text:p>
                <draw:g>
                  <svg:desc>Crossed2PropertyTest.H1:Crossed2PropertyTes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rossed2PropertyTest.B2:Crossed2PropertyTest.B101</svg:desc>
                </draw:g>
              </table:table-cell>
              <table:table-cell office:value-type="float" office:value="0.8">
                <text:p>0.8</text:p>
                <draw:g>
                  <svg:desc>Crossed2PropertyTest.C2:Crossed2PropertyTest.C101</svg:desc>
                </draw:g>
              </table:table-cell>
              <table:table-cell office:value-type="float" office:value="0.7">
                <text:p>0.7</text:p>
                <draw:g>
                  <svg:desc>Crossed2PropertyTest.D2:Crossed2PropertyTest.D101</svg:desc>
                </draw:g>
              </table:table-cell>
              <table:table-cell office:value-type="float" office:value="0.7">
                <text:p>0.7</text:p>
                <draw:g>
                  <svg:desc>Crossed2PropertyTest.E2:Crossed2PropertyTest.E101</svg:desc>
                </draw:g>
              </table:table-cell>
              <table:table-cell office:value-type="float" office:value="0.6">
                <text:p>0.6</text:p>
                <draw:g>
                  <svg:desc>Crossed2PropertyTest.F2:Crossed2PropertyTest.F101</svg:desc>
                </draw:g>
              </table:table-cell>
              <table:table-cell office:value-type="float" office:value="0.5">
                <text:p>0.5</text:p>
                <draw:g>
                  <svg:desc>Crossed2PropertyTest.G2:Crossed2PropertyTest.G101</svg:desc>
                </draw:g>
              </table:table-cell>
              <table:table-cell office:value-type="float" office:value="0.6">
                <text:p>0.6</text:p>
                <draw:g>
                  <svg:desc>Crossed2PropertyTest.H2:Crossed2PropertyTest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">
                <text:p>0.5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532608695652174">
                <text:p>0.532608695652174</text:p>
              </table:table-cell>
              <table:table-cell office:value-type="float" office:value="0.58695652173913">
                <text:p>0.58695652173913</text:p>
              </table:table-cell>
              <table:table-cell office:value-type="float" office:value="0.597826086956522">
                <text:p>0.5978260869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63636363636364">
                <text:p>0.563636363636364</text:p>
              </table:table-cell>
              <table:table-cell office:value-type="float" office:value="0.6">
                <text:p>0.6</text:p>
              </table:table-cell>
              <table:table-cell office:value-type="float" office:value="0.581818181818182">
                <text:p>0.581818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25">
                <text:p>0.65625</text:p>
              </table:table-cell>
              <table:table-cell office:value-type="float" office:value="0.671875">
                <text:p>0.671875</text:p>
              </table:table-cell>
              <table:table-cell office:value-type="float" office:value="0.640625">
                <text:p>0.640625</text:p>
              </table:table-cell>
              <table:table-cell office:value-type="float" office:value="0.5390625">
                <text:p>0.5390625</text:p>
              </table:table-cell>
              <table:table-cell office:value-type="float" office:value="0.5390625">
                <text:p>0.5390625</text:p>
              </table:table-cell>
              <table:table-cell office:value-type="float" office:value="0.5859375">
                <text:p>0.58593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4931506849315">
                <text:p>0.684931506849315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623287671232877">
                <text:p>0.623287671232877</text:p>
              </table:table-cell>
              <table:table-cell office:value-type="float" office:value="0.520547945205479">
                <text:p>0.52054794520547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547945205479452">
                <text:p>0.547945205479452</text:p>
              </table:table-cell>
              <table:table-cell office:value-type="float" office:value="0.547945205479452">
                <text:p>0.547945205479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8536585365854">
                <text:p>0.658536585365854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628048780487805">
                <text:p>0.628048780487805</text:p>
              </table:table-cell>
              <table:table-cell office:value-type="float" office:value="0.51219512195122">
                <text:p>0.51219512195122</text:p>
              </table:table-cell>
              <table:table-cell office:value-type="float" office:value="0.518292682926829">
                <text:p>0.518292682926829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0.579268292682927">
                <text:p>0.5792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626373626373626">
                <text:p>0.626373626373626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5">
                <text:p>0.5</text:p>
              </table:table-cell>
              <table:table-cell office:value-type="float" office:value="0.549450549450549">
                <text:p>0.549450549450549</text:p>
              </table:table-cell>
              <table:table-cell office:value-type="float" office:value="0.527472527472527">
                <text:p>0.527472527472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66">
                <text:p>0.66</text:p>
              </table:table-cell>
              <table:table-cell office:value-type="float" office:value="0.615">
                <text:p>0.615</text:p>
              </table:table-cell>
              <table:table-cell office:value-type="float" office:value="0.495">
                <text:p>0.495</text:p>
              </table:table-cell>
              <table:table-cell office:value-type="float" office:value="0.5">
                <text:p>0.5</text:p>
              </table:table-cell>
              <table:table-cell office:value-type="float" office:value="0.525">
                <text:p>0.52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853211009174">
                <text:p>0.623853211009174</text:p>
              </table:table-cell>
              <table:table-cell office:value-type="float" office:value="0.651376146788991">
                <text:p>0.651376146788991</text:p>
              </table:table-cell>
              <table:table-cell office:value-type="float" office:value="0.610091743119266">
                <text:p>0.610091743119266</text:p>
              </table:table-cell>
              <table:table-cell office:value-type="float" office:value="0.481651376146789">
                <text:p>0.481651376146789</text:p>
              </table:table-cell>
              <table:table-cell office:value-type="float" office:value="0.504587155963303">
                <text:p>0.504587155963303</text:p>
              </table:table-cell>
              <table:table-cell office:value-type="float" office:value="0.541284403669725">
                <text:p>0.541284403669725</text:p>
              </table:table-cell>
              <table:table-cell office:value-type="float" office:value="0.518348623853211">
                <text:p>0.518348623853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652542372881356">
                <text:p>0.652542372881356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457627118644068">
                <text:p>0.457627118644068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542372881355932">
                <text:p>0.542372881355932</text:p>
              </table:table-cell>
              <table:table-cell office:value-type="float" office:value="0.516949152542373">
                <text:p>0.516949152542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992125984252">
                <text:p>0.62992125984252</text:p>
              </table:table-cell>
              <table:table-cell office:value-type="float" office:value="0.653543307086614">
                <text:p>0.653543307086614</text:p>
              </table:table-cell>
              <table:table-cell office:value-type="float" office:value="0.594488188976378">
                <text:p>0.594488188976378</text:p>
              </table:table-cell>
              <table:table-cell office:value-type="float" office:value="0.460629921259843">
                <text:p>0.460629921259843</text:p>
              </table:table-cell>
              <table:table-cell office:value-type="float" office:value="0.480314960629921">
                <text:p>0.480314960629921</text:p>
              </table:table-cell>
              <table:table-cell office:value-type="float" office:value="0.5">
                <text:p>0.5</text:p>
              </table:table-cell>
              <table:table-cell office:value-type="float" office:value="0.515748031496063">
                <text:p>0.515748031496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">
                <text:p>0.625</text:p>
              </table:table-cell>
              <table:table-cell office:value-type="float" office:value="0.654411764705882">
                <text:p>0.654411764705882</text:p>
              </table:table-cell>
              <table:table-cell office:value-type="float" office:value="0.573529411764706">
                <text:p>0.573529411764706</text:p>
              </table:table-cell>
              <table:table-cell office:value-type="float" office:value="0.452205882352941">
                <text:p>0.452205882352941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511029411764706">
                <text:p>0.511029411764706</text:p>
              </table:table-cell>
              <table:table-cell office:value-type="float" office:value="0.514705882352941">
                <text:p>0.51470588235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586206896552">
                <text:p>0.627586206896552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79310344827586">
                <text:p>0.579310344827586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.503448275862069">
                <text:p>0.503448275862069</text:p>
              </table:table-cell>
              <table:table-cell office:value-type="float" office:value="0.503448275862069">
                <text:p>0.50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457792207792208">
                <text:p>0.457792207792208</text:p>
              </table:table-cell>
              <table:table-cell office:value-type="float" office:value="0.457792207792208">
                <text:p>0.457792207792208</text:p>
              </table:table-cell>
              <table:table-cell office:value-type="float" office:value="0.503246753246753">
                <text:p>0.503246753246753</text:p>
              </table:table-cell>
              <table:table-cell office:value-type="float" office:value="0.493506493506493">
                <text:p>0.493506493506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3496932515337">
                <text:p>0.613496932515337</text:p>
              </table:table-cell>
              <table:table-cell office:value-type="float" office:value="0.638036809815951">
                <text:p>0.638036809815951</text:p>
              </table:table-cell>
              <table:table-cell office:value-type="float" office:value="0.573619631901841">
                <text:p>0.573619631901841</text:p>
              </table:table-cell>
              <table:table-cell office:value-type="float" office:value="0.450920245398773">
                <text:p>0.450920245398773</text:p>
              </table:table-cell>
              <table:table-cell office:value-type="float" office:value="0.457055214723926">
                <text:p>0.457055214723926</text:p>
              </table:table-cell>
              <table:table-cell office:value-type="float" office:value="0.5">
                <text:p>0.5</text:p>
              </table:table-cell>
              <table:table-cell office:value-type="float" office:value="0.512269938650307">
                <text:p>0.512269938650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6279069767442">
                <text:p>0.616279069767442</text:p>
              </table:table-cell>
              <table:table-cell office:value-type="float" office:value="0.622093023255814">
                <text:p>0.622093023255814</text:p>
              </table:table-cell>
              <table:table-cell office:value-type="float" office:value="0.575581395348837">
                <text:p>0.575581395348837</text:p>
              </table:table-cell>
              <table:table-cell office:value-type="float" office:value="0.444767441860465">
                <text:p>0.444767441860465</text:p>
              </table:table-cell>
              <table:table-cell office:value-type="float" office:value="0.450581395348837">
                <text:p>0.450581395348837</text:p>
              </table:table-cell>
              <table:table-cell office:value-type="float" office:value="0.5">
                <text:p>0.5</text:p>
              </table:table-cell>
              <table:table-cell office:value-type="float" office:value="0.502906976744186">
                <text:p>0.502906976744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878453038674">
                <text:p>0.61878453038674</text:p>
              </table:table-cell>
              <table:table-cell office:value-type="float" office:value="0.624309392265193">
                <text:p>0.624309392265193</text:p>
              </table:table-cell>
              <table:table-cell office:value-type="float" office:value="0.574585635359116">
                <text:p>0.574585635359116</text:p>
              </table:table-cell>
              <table:table-cell office:value-type="float" office:value="0.439226519337017">
                <text:p>0.439226519337017</text:p>
              </table:table-cell>
              <table:table-cell office:value-type="float" office:value="0.44475138121547">
                <text:p>0.44475138121547</text:p>
              </table:table-cell>
              <table:table-cell office:value-type="float" office:value="0.483425414364641">
                <text:p>0.483425414364641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621052631578947">
                <text:p>0.621052631578947</text:p>
              </table:table-cell>
              <table:table-cell office:value-type="float" office:value="0.571052631578947">
                <text:p>0.571052631578947</text:p>
              </table:table-cell>
              <table:table-cell office:value-type="float" office:value="0.43421052631579">
                <text:p>0.43421052631579</text:p>
              </table:table-cell>
              <table:table-cell office:value-type="float" office:value="0.45">
                <text:p>0.45</text:p>
              </table:table-cell>
              <table:table-cell office:value-type="float" office:value="0.489473684210526">
                <text:p>0.489473684210526</text:p>
              </table:table-cell>
              <table:table-cell office:value-type="float" office:value="0.494736842105263">
                <text:p>0.494736842105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8040201005025">
                <text:p>0.608040201005025</text:p>
              </table:table-cell>
              <table:table-cell office:value-type="float" office:value="0.623115577889447">
                <text:p>0.623115577889447</text:p>
              </table:table-cell>
              <table:table-cell office:value-type="float" office:value="0.567839195979899">
                <text:p>0.567839195979899</text:p>
              </table:table-cell>
              <table:table-cell office:value-type="float" office:value="0.437185929648241">
                <text:p>0.437185929648241</text:p>
              </table:table-cell>
              <table:table-cell office:value-type="float" office:value="0.42964824120603">
                <text:p>0.42964824120603</text:p>
              </table:table-cell>
              <table:table-cell office:value-type="float" office:value="0.477386934673367">
                <text:p>0.477386934673367</text:p>
              </table:table-cell>
              <table:table-cell office:value-type="float" office:value="0.487437185929648">
                <text:p>0.487437185929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0576923076923">
                <text:p>0.610576923076923</text:p>
              </table:table-cell>
              <table:table-cell office:value-type="float" office:value="0.610576923076923">
                <text:p>0.610576923076923</text:p>
              </table:table-cell>
              <table:table-cell office:value-type="float" office:value="0.5625">
                <text:p>0.5625</text:p>
              </table:table-cell>
              <table:table-cell office:value-type="float" office:value="0.439903846153846">
                <text:p>0.439903846153846</text:p>
              </table:table-cell>
              <table:table-cell office:value-type="float" office:value="0.432692307692308">
                <text:p>0.432692307692308</text:p>
              </table:table-cell>
              <table:table-cell office:value-type="float" office:value="0.478365384615385">
                <text:p>0.4783653846153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9078341013825">
                <text:p>0.59907834101382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559907834101382">
                <text:p>0.559907834101382</text:p>
              </table:table-cell>
              <table:table-cell office:value-type="float" office:value="0.442396313364055">
                <text:p>0.442396313364055</text:p>
              </table:table-cell>
              <table:table-cell office:value-type="float" office:value="0.433179723502304">
                <text:p>0.433179723502304</text:p>
              </table:table-cell>
              <table:table-cell office:value-type="float" office:value="0.472350230414747">
                <text:p>0.472350230414747</text:p>
              </table:table-cell>
              <table:table-cell office:value-type="float" office:value="0.488479262672811">
                <text:p>0.48847926267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1769911504425">
                <text:p>0.601769911504425</text:p>
              </table:table-cell>
              <table:table-cell office:value-type="float" office:value="0.601769911504425">
                <text:p>0.601769911504425</text:p>
              </table:table-cell>
              <table:table-cell office:value-type="float" office:value="0.557522123893805">
                <text:p>0.557522123893805</text:p>
              </table:table-cell>
              <table:table-cell office:value-type="float" office:value="0.442477876106195">
                <text:p>0.442477876106195</text:p>
              </table:table-cell>
              <table:table-cell office:value-type="float" office:value="0.43141592920354">
                <text:p>0.43141592920354</text:p>
              </table:table-cell>
              <table:table-cell office:value-type="float" office:value="0.482300884955752">
                <text:p>0.482300884955752</text:p>
              </table:table-cell>
              <table:table-cell office:value-type="float" office:value="0.488938053097345">
                <text:p>0.488938053097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1489361702128">
                <text:p>0.591489361702128</text:p>
              </table:table-cell>
              <table:table-cell office:value-type="float" office:value="0.604255319148936">
                <text:p>0.604255319148936</text:p>
              </table:table-cell>
              <table:table-cell office:value-type="float" office:value="0.548936170212766">
                <text:p>0.548936170212766</text:p>
              </table:table-cell>
              <table:table-cell office:value-type="float" office:value="0.448936170212766">
                <text:p>0.448936170212766</text:p>
              </table:table-cell>
              <table:table-cell office:value-type="float" office:value="0.427659574468085">
                <text:p>0.427659574468085</text:p>
              </table:table-cell>
              <table:table-cell office:value-type="float" office:value="0.478723404255319">
                <text:p>0.478723404255319</text:p>
              </table:table-cell>
              <table:table-cell office:value-type="float" office:value="0.474468085106383">
                <text:p>0.474468085106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594262295081967">
                <text:p>0.594262295081967</text:p>
              </table:table-cell>
              <table:table-cell office:value-type="float" office:value="0.55327868852459">
                <text:p>0.55327868852459</text:p>
              </table:table-cell>
              <table:table-cell office:value-type="float" office:value="0.448770491803279">
                <text:p>0.448770491803279</text:p>
              </table:table-cell>
              <table:table-cell office:value-type="float" office:value="0.434426229508197">
                <text:p>0.434426229508197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485655737704918">
                <text:p>0.485655737704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102766798419">
                <text:p>0.58102766798419</text:p>
              </table:table-cell>
              <table:table-cell office:value-type="float" office:value="0.596837944664032">
                <text:p>0.596837944664032</text:p>
              </table:table-cell>
              <table:table-cell office:value-type="float" office:value="0.551383399209486">
                <text:p>0.551383399209486</text:p>
              </table:table-cell>
              <table:table-cell office:value-type="float" office:value="0.448616600790514">
                <text:p>0.448616600790514</text:p>
              </table:table-cell>
              <table:table-cell office:value-type="float" office:value="0.430830039525692">
                <text:p>0.430830039525692</text:p>
              </table:table-cell>
              <table:table-cell office:value-type="float" office:value="0.486166007905138">
                <text:p>0.486166007905138</text:p>
              </table:table-cell>
              <table:table-cell office:value-type="float" office:value="0.490118577075099">
                <text:p>0.490118577075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587786259541985">
                <text:p>0.587786259541985</text:p>
              </table:table-cell>
              <table:table-cell office:value-type="float" office:value="0.543893129770992">
                <text:p>0.543893129770992</text:p>
              </table:table-cell>
              <table:table-cell office:value-type="float" office:value="0.448473282442748">
                <text:p>0.448473282442748</text:p>
              </table:table-cell>
              <table:table-cell office:value-type="float" office:value="0.429389312977099">
                <text:p>0.429389312977099</text:p>
              </table:table-cell>
              <table:table-cell office:value-type="float" office:value="0.473282442748092">
                <text:p>0.473282442748092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590405904059041">
                <text:p>0.590405904059041</text:p>
              </table:table-cell>
              <table:table-cell office:value-type="float" office:value="0.544280442804428">
                <text:p>0.544280442804428</text:p>
              </table:table-cell>
              <table:table-cell office:value-type="float" office:value="0.448339483394834">
                <text:p>0.448339483394834</text:p>
              </table:table-cell>
              <table:table-cell office:value-type="float" office:value="0.429889298892989">
                <text:p>0.429889298892989</text:p>
              </table:table-cell>
              <table:table-cell office:value-type="float" office:value="0.477859778597786">
                <text:p>0.477859778597786</text:p>
              </table:table-cell>
              <table:table-cell office:value-type="float" office:value="0.481549815498155">
                <text:p>0.481549815498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8571428571429">
                <text:p>0.578571428571429</text:p>
              </table:table-cell>
              <table:table-cell office:value-type="float" office:value="0.582142857142857">
                <text:p>0.582142857142857</text:p>
              </table:table-cell>
              <table:table-cell office:value-type="float" office:value="0.5375">
                <text:p>0.5375</text:p>
              </table:table-cell>
              <table:table-cell office:value-type="float" office:value="0.448214285714286">
                <text:p>0.44821428571428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96428571428571">
                <text:p>0.496428571428571</text:p>
              </table:table-cell>
              <table:table-cell office:value-type="float" office:value="0.492857142857143">
                <text:p>0.492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0934256055363">
                <text:p>0.570934256055363</text:p>
              </table:table-cell>
              <table:table-cell office:value-type="float" office:value="0.58477508650519">
                <text:p>0.58477508650519</text:p>
              </table:table-cell>
              <table:table-cell office:value-type="float" office:value="0.538062283737024">
                <text:p>0.538062283737024</text:p>
              </table:table-cell>
              <table:table-cell office:value-type="float" office:value="0.451557093425606">
                <text:p>0.451557093425606</text:p>
              </table:table-cell>
              <table:table-cell office:value-type="float" office:value="0.43598615916955">
                <text:p>0.43598615916955</text:p>
              </table:table-cell>
              <table:table-cell office:value-type="float" office:value="0.484429065743945">
                <text:p>0.484429065743945</text:p>
              </table:table-cell>
              <table:table-cell office:value-type="float" office:value="0.484429065743945">
                <text:p>0.484429065743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3825503355705">
                <text:p>0.573825503355705</text:p>
              </table:table-cell>
              <table:table-cell office:value-type="float" office:value="0.577181208053691">
                <text:p>0.577181208053691</text:p>
              </table:table-cell>
              <table:table-cell office:value-type="float" office:value="0.536912751677852">
                <text:p>0.536912751677852</text:p>
              </table:table-cell>
              <table:table-cell office:value-type="float" office:value="0.466442953020134">
                <text:p>0.466442953020134</text:p>
              </table:table-cell>
              <table:table-cell office:value-type="float" office:value="0.426174496644295">
                <text:p>0.426174496644295</text:p>
              </table:table-cell>
              <table:table-cell office:value-type="float" office:value="0.48993288590604">
                <text:p>0.48993288590604</text:p>
              </table:table-cell>
              <table:table-cell office:value-type="float" office:value="0.488255033557047">
                <text:p>0.488255033557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6775244299674">
                <text:p>0.566775244299674</text:p>
              </table:table-cell>
              <table:table-cell office:value-type="float" office:value="0.579804560260586">
                <text:p>0.579804560260586</text:p>
              </table:table-cell>
              <table:table-cell office:value-type="float" office:value="0.534201954397394">
                <text:p>0.534201954397394</text:p>
              </table:table-cell>
              <table:table-cell office:value-type="float" office:value="0.447882736156352">
                <text:p>0.447882736156352</text:p>
              </table:table-cell>
              <table:table-cell office:value-type="float" office:value="0.42671009771987">
                <text:p>0.42671009771987</text:p>
              </table:table-cell>
              <table:table-cell office:value-type="float" office:value="0.488599348534202">
                <text:p>0.488599348534202</text:p>
              </table:table-cell>
              <table:table-cell office:value-type="float" office:value="0.493485342019544">
                <text:p>0.493485342019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0126582278481">
                <text:p>0.560126582278481</text:p>
              </table:table-cell>
              <table:table-cell office:value-type="float" office:value="0.572784810126582">
                <text:p>0.572784810126582</text:p>
              </table:table-cell>
              <table:table-cell office:value-type="float" office:value="0.531645569620253">
                <text:p>0.531645569620253</text:p>
              </table:table-cell>
              <table:table-cell office:value-type="float" office:value="0.449367088607595">
                <text:p>0.449367088607595</text:p>
              </table:table-cell>
              <table:table-cell office:value-type="float" office:value="0.42879746835443">
                <text:p>0.42879746835443</text:p>
              </table:table-cell>
              <table:table-cell office:value-type="float" office:value="0.495253164556962">
                <text:p>0.495253164556962</text:p>
              </table:table-cell>
              <table:table-cell office:value-type="float" office:value="0.492088607594937">
                <text:p>0.492088607594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3076923076923">
                <text:p>0.563076923076923</text:p>
              </table:table-cell>
              <table:table-cell office:value-type="float" office:value="0.566153846153846">
                <text:p>0.566153846153846</text:p>
              </table:table-cell>
              <table:table-cell office:value-type="float" office:value="0.521538461538461">
                <text:p>0.521538461538461</text:p>
              </table:table-cell>
              <table:table-cell office:value-type="float" office:value="0.447692307692308">
                <text:p>0.447692307692308</text:p>
              </table:table-cell>
              <table:table-cell office:value-type="float" office:value="0.429230769230769">
                <text:p>0.429230769230769</text:p>
              </table:table-cell>
              <table:table-cell office:value-type="float" office:value="0.484615384615385">
                <text:p>0.484615384615385</text:p>
              </table:table-cell>
              <table:table-cell office:value-type="float" office:value="0.492307692307692">
                <text:p>0.492307692307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688622754491">
                <text:p>0.55688622754491</text:p>
              </table:table-cell>
              <table:table-cell office:value-type="float" office:value="0.568862275449102">
                <text:p>0.568862275449102</text:p>
              </table:table-cell>
              <table:table-cell office:value-type="float" office:value="0.531437125748503">
                <text:p>0.531437125748503</text:p>
              </table:table-cell>
              <table:table-cell office:value-type="float" office:value="0.449101796407186">
                <text:p>0.449101796407186</text:p>
              </table:table-cell>
              <table:table-cell office:value-type="float" office:value="0.441616766467066">
                <text:p>0.441616766467066</text:p>
              </table:table-cell>
              <table:table-cell office:value-type="float" office:value="0.495508982035928">
                <text:p>0.495508982035928</text:p>
              </table:table-cell>
              <table:table-cell office:value-type="float" office:value="0.495508982035928">
                <text:p>0.4955089820359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59766763848397">
                <text:p>0.55976676384839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2332361516035">
                <text:p>0.52332361516035</text:p>
              </table:table-cell>
              <table:table-cell office:value-type="float" office:value="0.446064139941691">
                <text:p>0.446064139941691</text:p>
              </table:table-cell>
              <table:table-cell office:value-type="float" office:value="0.438775510204082">
                <text:p>0.438775510204082</text:p>
              </table:table-cell>
              <table:table-cell office:value-type="float" office:value="0.494169096209913">
                <text:p>0.494169096209913</text:p>
              </table:table-cell>
              <table:table-cell office:value-type="float" office:value="0.498542274052478">
                <text:p>0.498542274052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3977272727273">
                <text:p>0.553977272727273</text:p>
              </table:table-cell>
              <table:table-cell office:value-type="float" office:value="0.565340909090909">
                <text:p>0.565340909090909</text:p>
              </table:table-cell>
              <table:table-cell office:value-type="float" office:value="0.524147727272727">
                <text:p>0.524147727272727</text:p>
              </table:table-cell>
              <table:table-cell office:value-type="float" office:value="0.448863636363636">
                <text:p>0.448863636363636</text:p>
              </table:table-cell>
              <table:table-cell office:value-type="float" office:value="0.438920454545455">
                <text:p>0.438920454545455</text:p>
              </table:table-cell>
              <table:table-cell office:value-type="float" office:value="0.485795454545455">
                <text:p>0.485795454545455</text:p>
              </table:table-cell>
              <table:table-cell office:value-type="float" office:value="0.498579545454546">
                <text:p>0.498579545454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786703601108">
                <text:p>0.556786703601108</text:p>
              </table:table-cell>
              <table:table-cell office:value-type="float" office:value="0.56786703601108">
                <text:p>0.56786703601108</text:p>
              </table:table-cell>
              <table:table-cell office:value-type="float" office:value="0.520775623268698">
                <text:p>0.520775623268698</text:p>
              </table:table-cell>
              <table:table-cell office:value-type="float" office:value="0.444598337950138">
                <text:p>0.444598337950138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0.486149584487535">
                <text:p>0.486149584487535</text:p>
              </table:table-cell>
              <table:table-cell office:value-type="float" office:value="0.497229916897507">
                <text:p>0.497229916897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459459459459">
                <text:p>0.559459459459459</text:p>
              </table:table-cell>
              <table:table-cell office:value-type="float" office:value="0.562162162162162">
                <text:p>0.562162162162162</text:p>
              </table:table-cell>
              <table:table-cell office:value-type="float" office:value="0.527027027027027">
                <text:p>0.527027027027027</text:p>
              </table:table-cell>
              <table:table-cell office:value-type="float" office:value="0.448648648648649">
                <text:p>0.448648648648649</text:p>
              </table:table-cell>
              <table:table-cell office:value-type="float" office:value="0.448648648648649">
                <text:p>0.448648648648649</text:p>
              </table:table-cell>
              <table:table-cell office:value-type="float" office:value="0.489189189189189">
                <text:p>0.489189189189189</text:p>
              </table:table-cell>
              <table:table-cell office:value-type="float" office:value="0.498648648648649">
                <text:p>0.4986486486486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4089709762533">
                <text:p>0.554089709762533</text:p>
              </table:table-cell>
              <table:table-cell office:value-type="float" office:value="0.564643799472295">
                <text:p>0.564643799472295</text:p>
              </table:table-cell>
              <table:table-cell office:value-type="float" office:value="0.522427440633245">
                <text:p>0.522427440633245</text:p>
              </table:table-cell>
              <table:table-cell office:value-type="float" office:value="0.448548812664908">
                <text:p>0.448548812664908</text:p>
              </table:table-cell>
              <table:table-cell office:value-type="float" office:value="0.452506596306069">
                <text:p>0.452506596306069</text:p>
              </table:table-cell>
              <table:table-cell office:value-type="float" office:value="0.482849604221636">
                <text:p>0.482849604221636</text:p>
              </table:table-cell>
              <table:table-cell office:value-type="float" office:value="0.503957783641161">
                <text:p>0.503957783641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6701030927835">
                <text:p>0.556701030927835</text:p>
              </table:table-cell>
              <table:table-cell office:value-type="float" office:value="0.559278350515464">
                <text:p>0.559278350515464</text:p>
              </table:table-cell>
              <table:table-cell office:value-type="float" office:value="0.520618556701031">
                <text:p>0.520618556701031</text:p>
              </table:table-cell>
              <table:table-cell office:value-type="float" office:value="0.448453608247423">
                <text:p>0.448453608247423</text:p>
              </table:table-cell>
              <table:table-cell office:value-type="float" office:value="0.452319587628866">
                <text:p>0.452319587628866</text:p>
              </table:table-cell>
              <table:table-cell office:value-type="float" office:value="0.489690721649485">
                <text:p>0.489690721649485</text:p>
              </table:table-cell>
              <table:table-cell office:value-type="float" office:value="0.494845360824742">
                <text:p>0.494845360824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554156171284635">
                <text:p>0.554156171284635</text:p>
              </table:table-cell>
              <table:table-cell office:value-type="float" office:value="0.521410579345088">
                <text:p>0.521410579345088</text:p>
              </table:table-cell>
              <table:table-cell office:value-type="float" office:value="0.45088161209068">
                <text:p>0.45088161209068</text:p>
              </table:table-cell>
              <table:table-cell office:value-type="float" office:value="0.454659949622166">
                <text:p>0.454659949622166</text:p>
              </table:table-cell>
              <table:table-cell office:value-type="float" office:value="0.491183879093199">
                <text:p>0.491183879093199</text:p>
              </table:table-cell>
              <table:table-cell office:value-type="float" office:value="0.482367758186398">
                <text:p>0.482367758186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4187192118227">
                <text:p>0.554187192118227</text:p>
              </table:table-cell>
              <table:table-cell office:value-type="float" office:value="0.556650246305419">
                <text:p>0.556650246305419</text:p>
              </table:table-cell>
              <table:table-cell office:value-type="float" office:value="0.524630541871921">
                <text:p>0.524630541871921</text:p>
              </table:table-cell>
              <table:table-cell office:value-type="float" office:value="0.451970443349754">
                <text:p>0.451970443349754</text:p>
              </table:table-cell>
              <table:table-cell office:value-type="float" office:value="0.456896551724138">
                <text:p>0.456896551724138</text:p>
              </table:table-cell>
              <table:table-cell office:value-type="float" office:value="0.495073891625616">
                <text:p>0.495073891625616</text:p>
              </table:table-cell>
              <table:table-cell office:value-type="float" office:value="0.49384236453202">
                <text:p>0.49384236453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551807228915663">
                <text:p>0.551807228915663</text:p>
              </table:table-cell>
              <table:table-cell office:value-type="float" office:value="0.521686746987952">
                <text:p>0.521686746987952</text:p>
              </table:table-cell>
              <table:table-cell office:value-type="float" office:value="0.451807228915663">
                <text:p>0.451807228915663</text:p>
              </table:table-cell>
              <table:table-cell office:value-type="float" office:value="0.45421686746988">
                <text:p>0.45421686746988</text:p>
              </table:table-cell>
              <table:table-cell office:value-type="float" office:value="0.495180722891566">
                <text:p>0.495180722891566</text:p>
              </table:table-cell>
              <table:table-cell office:value-type="float" office:value="0.498795180722892">
                <text:p>0.498795180722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554245283018868">
                <text:p>0.554245283018868</text:p>
              </table:table-cell>
              <table:table-cell office:value-type="float" office:value="0.517688679245283">
                <text:p>0.517688679245283</text:p>
              </table:table-cell>
              <table:table-cell office:value-type="float" office:value="0.45872641509434">
                <text:p>0.45872641509434</text:p>
              </table:table-cell>
              <table:table-cell office:value-type="float" office:value="0.449292452830189">
                <text:p>0.449292452830189</text:p>
              </table:table-cell>
              <table:table-cell office:value-type="float" office:value="0.484669811320755">
                <text:p>0.484669811320755</text:p>
              </table:table-cell>
              <table:table-cell office:value-type="float" office:value="0.495283018867925">
                <text:p>0.495283018867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549653579676674">
                <text:p>0.549653579676674</text:p>
              </table:table-cell>
              <table:table-cell office:value-type="float" office:value="0.517321016166282">
                <text:p>0.517321016166282</text:p>
              </table:table-cell>
              <table:table-cell office:value-type="float" office:value="0.458429561200924">
                <text:p>0.458429561200924</text:p>
              </table:table-cell>
              <table:table-cell office:value-type="float" office:value="0.445727482678984">
                <text:p>0.445727482678984</text:p>
              </table:table-cell>
              <table:table-cell office:value-type="float" office:value="0.491916859122402">
                <text:p>0.491916859122402</text:p>
              </table:table-cell>
              <table:table-cell office:value-type="float" office:value="0.491916859122402">
                <text:p>0.491916859122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545248868778281">
                <text:p>0.545248868778281</text:p>
              </table:table-cell>
              <table:table-cell office:value-type="float" office:value="0.516968325791855">
                <text:p>0.516968325791855</text:p>
              </table:table-cell>
              <table:table-cell office:value-type="float" office:value="0.460407239819005">
                <text:p>0.460407239819005</text:p>
              </table:table-cell>
              <table:table-cell office:value-type="float" office:value="0.442307692307692">
                <text:p>0.442307692307692</text:p>
              </table:table-cell>
              <table:table-cell office:value-type="float" office:value="0.5">
                <text:p>0.5</text:p>
              </table:table-cell>
              <table:table-cell office:value-type="float" office:value="0.495475113122172">
                <text:p>0.495475113122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1019955654102">
                <text:p>0.541019955654102</text:p>
              </table:table-cell>
              <table:table-cell office:value-type="float" office:value="0.532150776053215">
                <text:p>0.532150776053215</text:p>
              </table:table-cell>
              <table:table-cell office:value-type="float" office:value="0.460088691796009">
                <text:p>0.460088691796009</text:p>
              </table:table-cell>
              <table:table-cell office:value-type="float" office:value="0.450110864745011">
                <text:p>0.450110864745011</text:p>
              </table:table-cell>
              <table:table-cell office:value-type="float" office:value="0.494456762749446">
                <text:p>0.494456762749446</text:p>
              </table:table-cell>
              <table:table-cell office:value-type="float" office:value="0.490022172949002">
                <text:p>0.490022172949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543478260869565">
                <text:p>0.543478260869565</text:p>
              </table:table-cell>
              <table:table-cell office:value-type="float" office:value="0.517391304347826">
                <text:p>0.517391304347826</text:p>
              </table:table-cell>
              <table:table-cell office:value-type="float" office:value="0.46195652173913">
                <text:p>0.46195652173913</text:p>
              </table:table-cell>
              <table:table-cell office:value-type="float" office:value="0.448913043478261">
                <text:p>0.448913043478261</text:p>
              </table:table-cell>
              <table:table-cell office:value-type="float" office:value="0.495652173913043">
                <text:p>0.495652173913043</text:p>
              </table:table-cell>
              <table:table-cell office:value-type="float" office:value="0.489130434782609">
                <text:p>0.489130434782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520255863539446">
                <text:p>0.520255863539446</text:p>
              </table:table-cell>
              <table:table-cell office:value-type="float" office:value="0.462686567164179">
                <text:p>0.462686567164179</text:p>
              </table:table-cell>
              <table:table-cell office:value-type="float" office:value="0.448827292110874">
                <text:p>0.448827292110874</text:p>
              </table:table-cell>
              <table:table-cell office:value-type="float" office:value="0.494669509594883">
                <text:p>0.494669509594883</text:p>
              </table:table-cell>
              <table:table-cell office:value-type="float" office:value="0.484008528784648">
                <text:p>0.48400852878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539748953974895">
                <text:p>0.539748953974895</text:p>
              </table:table-cell>
              <table:table-cell office:value-type="float" office:value="0.51673640167364">
                <text:p>0.51673640167364</text:p>
              </table:table-cell>
              <table:table-cell office:value-type="float" office:value="0.465481171548117">
                <text:p>0.465481171548117</text:p>
              </table:table-cell>
              <table:table-cell office:value-type="float" office:value="0.451882845188285">
                <text:p>0.451882845188285</text:p>
              </table:table-cell>
              <table:table-cell office:value-type="float" office:value="0.498953974895398">
                <text:p>0.498953974895398</text:p>
              </table:table-cell>
              <table:table-cell office:value-type="float" office:value="0.490585774058577">
                <text:p>0.490585774058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535934291581109">
                <text:p>0.535934291581109</text:p>
              </table:table-cell>
              <table:table-cell office:value-type="float" office:value="0.516427104722793">
                <text:p>0.516427104722793</text:p>
              </table:table-cell>
              <table:table-cell office:value-type="float" office:value="0.465092402464066">
                <text:p>0.465092402464066</text:p>
              </table:table-cell>
              <table:table-cell office:value-type="float" office:value="0.452772073921971">
                <text:p>0.452772073921971</text:p>
              </table:table-cell>
              <table:table-cell office:value-type="float" office:value="0.492813141683778">
                <text:p>0.492813141683778</text:p>
              </table:table-cell>
              <table:table-cell office:value-type="float" office:value="0.491786447638604">
                <text:p>0.491786447638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4354838709677">
                <text:p>0.544354838709677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52116935483871">
                <text:p>0.52116935483871</text:p>
              </table:table-cell>
              <table:table-cell office:value-type="float" office:value="0.465725806451613">
                <text:p>0.465725806451613</text:p>
              </table:table-cell>
              <table:table-cell office:value-type="float" office:value="0.453629032258065">
                <text:p>0.453629032258065</text:p>
              </table:table-cell>
              <table:table-cell office:value-type="float" office:value="0.496975806451613">
                <text:p>0.496975806451613</text:p>
              </table:table-cell>
              <table:table-cell office:value-type="float" office:value="0.492943548387097">
                <text:p>0.492943548387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534653465346535">
                <text:p>0.534653465346535</text:p>
              </table:table-cell>
              <table:table-cell office:value-type="float" office:value="0.512871287128713">
                <text:p>0.512871287128713</text:p>
              </table:table-cell>
              <table:table-cell office:value-type="float" office:value="0.466336633663366">
                <text:p>0.466336633663366</text:p>
              </table:table-cell>
              <table:table-cell office:value-type="float" office:value="0.441584158415842">
                <text:p>0.441584158415842</text:p>
              </table:table-cell>
              <table:table-cell office:value-type="float" office:value="0.494059405940594">
                <text:p>0.494059405940594</text:p>
              </table:table-cell>
              <table:table-cell office:value-type="float" office:value="0.494059405940594">
                <text:p>0.494059405940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964980544747">
                <text:p>0.536964980544747</text:p>
              </table:table-cell>
              <table:table-cell office:value-type="float" office:value="0.531128404669261">
                <text:p>0.531128404669261</text:p>
              </table:table-cell>
              <table:table-cell office:value-type="float" office:value="0.511673151750973">
                <text:p>0.511673151750973</text:p>
              </table:table-cell>
              <table:table-cell office:value-type="float" office:value="0.463035019455253">
                <text:p>0.463035019455253</text:p>
              </table:table-cell>
              <table:table-cell office:value-type="float" office:value="0.442607003891051">
                <text:p>0.442607003891051</text:p>
              </table:table-cell>
              <table:table-cell office:value-type="float" office:value="0.499027237354086">
                <text:p>0.499027237354086</text:p>
              </table:table-cell>
              <table:table-cell office:value-type="float" office:value="0.493190661478599">
                <text:p>0.493190661478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9196940726577">
                <text:p>0.539196940726577</text:p>
              </table:table-cell>
              <table:table-cell office:value-type="float" office:value="0.527724665391969">
                <text:p>0.527724665391969</text:p>
              </table:table-cell>
              <table:table-cell office:value-type="float" office:value="0.509560229445507">
                <text:p>0.509560229445507</text:p>
              </table:table-cell>
              <table:table-cell office:value-type="float" office:value="0.462715105162524">
                <text:p>0.462715105162524</text:p>
              </table:table-cell>
              <table:table-cell office:value-type="float" office:value="0.444550669216061">
                <text:p>0.444550669216061</text:p>
              </table:table-cell>
              <table:table-cell office:value-type="float" office:value="0.494263862332696">
                <text:p>0.494263862332696</text:p>
              </table:table-cell>
              <table:table-cell office:value-type="float" office:value="0.497131931166348">
                <text:p>0.497131931166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30075187969925">
                <text:p>0.530075187969925</text:p>
              </table:table-cell>
              <table:table-cell office:value-type="float" office:value="0.514097744360902">
                <text:p>0.514097744360902</text:p>
              </table:table-cell>
              <table:table-cell office:value-type="float" office:value="0.462406015037594">
                <text:p>0.462406015037594</text:p>
              </table:table-cell>
              <table:table-cell office:value-type="float" office:value="0.444548872180451">
                <text:p>0.444548872180451</text:p>
              </table:table-cell>
              <table:table-cell office:value-type="float" office:value="0.49718045112782">
                <text:p>0.497180451127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2347504621072">
                <text:p>0.532347504621072</text:p>
              </table:table-cell>
              <table:table-cell office:value-type="float" office:value="0.526802218114603">
                <text:p>0.526802218114603</text:p>
              </table:table-cell>
              <table:table-cell office:value-type="float" office:value="0.511090573012939">
                <text:p>0.511090573012939</text:p>
              </table:table-cell>
              <table:table-cell office:value-type="float" office:value="0.462107208872458">
                <text:p>0.462107208872458</text:p>
              </table:table-cell>
              <table:table-cell office:value-type="float" office:value="0.450092421441775">
                <text:p>0.450092421441775</text:p>
              </table:table-cell>
              <table:table-cell office:value-type="float" office:value="0.499075785582255">
                <text:p>0.499075785582255</text:p>
              </table:table-cell>
              <table:table-cell office:value-type="float" office:value="0.492606284658041">
                <text:p>0.492606284658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4545454545454">
                <text:p>0.534545454545454</text:p>
              </table:table-cell>
              <table:table-cell office:value-type="float" office:value="0.529090909090909">
                <text:p>0.529090909090909</text:p>
              </table:table-cell>
              <table:table-cell office:value-type="float" office:value="0.510909090909091">
                <text:p>0.510909090909091</text:p>
              </table:table-cell>
              <table:table-cell office:value-type="float" office:value="0.461818181818182">
                <text:p>0.461818181818182</text:p>
              </table:table-cell>
              <table:table-cell office:value-type="float" office:value="0.446363636363636">
                <text:p>0.446363636363636</text:p>
              </table:table-cell>
              <table:table-cell office:value-type="float" office:value="0.494545454545455">
                <text:p>0.494545454545455</text:p>
              </table:table-cell>
              <table:table-cell office:value-type="float" office:value="0.498181818181818">
                <text:p>0.498181818181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1305903398927">
                <text:p>0.531305903398927</text:p>
              </table:table-cell>
              <table:table-cell office:value-type="float" office:value="0.525939177101968">
                <text:p>0.525939177101968</text:p>
              </table:table-cell>
              <table:table-cell office:value-type="float" office:value="0.509838998211091">
                <text:p>0.509838998211091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0.448121645796064">
                <text:p>0.448121645796064</text:p>
              </table:table-cell>
              <table:table-cell office:value-type="float" office:value="0.5">
                <text:p>0.5</text:p>
              </table:table-cell>
              <table:table-cell office:value-type="float" office:value="0.494633273703041">
                <text:p>0.494633273703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8169014084507">
                <text:p>0.528169014084507</text:p>
              </table:table-cell>
              <table:table-cell office:value-type="float" office:value="0.528169014084507">
                <text:p>0.528169014084507</text:p>
              </table:table-cell>
              <table:table-cell office:value-type="float" office:value="0.506161971830986">
                <text:p>0.506161971830986</text:p>
              </table:table-cell>
              <table:table-cell office:value-type="float" office:value="0.45862676056338">
                <text:p>0.45862676056338</text:p>
              </table:table-cell>
              <table:table-cell office:value-type="float" office:value="0.44806338028169">
                <text:p>0.44806338028169</text:p>
              </table:table-cell>
              <table:table-cell office:value-type="float" office:value="0.503521126760563">
                <text:p>0.503521126760563</text:p>
              </table:table-cell>
              <table:table-cell office:value-type="float" office:value="0.497359154929578">
                <text:p>0.497359154929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129982668978">
                <text:p>0.525129982668978</text:p>
              </table:table-cell>
              <table:table-cell office:value-type="float" office:value="0.525129982668978">
                <text:p>0.525129982668978</text:p>
              </table:table-cell>
              <table:table-cell office:value-type="float" office:value="0.511265164644714">
                <text:p>0.511265164644714</text:p>
              </table:table-cell>
              <table:table-cell office:value-type="float" office:value="0.454939341421144">
                <text:p>0.454939341421144</text:p>
              </table:table-cell>
              <table:table-cell office:value-type="float" office:value="0.448006932409012">
                <text:p>0.448006932409012</text:p>
              </table:table-cell>
              <table:table-cell office:value-type="float" office:value="0.497400346620451">
                <text:p>0.497400346620451</text:p>
              </table:table-cell>
              <table:table-cell office:value-type="float" office:value="0.496533795493934">
                <text:p>0.496533795493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7303754266212">
                <text:p>0.527303754266212</text:p>
              </table:table-cell>
              <table:table-cell office:value-type="float" office:value="0.527303754266212">
                <text:p>0.527303754266212</text:p>
              </table:table-cell>
              <table:table-cell office:value-type="float" office:value="0.514505119453925">
                <text:p>0.514505119453925</text:p>
              </table:table-cell>
              <table:table-cell office:value-type="float" office:value="0.454778156996587">
                <text:p>0.454778156996587</text:p>
              </table:table-cell>
              <table:table-cell office:value-type="float" office:value="0.45221843003413">
                <text:p>0.45221843003413</text:p>
              </table:table-cell>
              <table:table-cell office:value-type="float" office:value="0.49061433447099">
                <text:p>0.49061433447099</text:p>
              </table:table-cell>
              <table:table-cell office:value-type="float" office:value="0.493174061433447">
                <text:p>0.4931740614334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436974789916">
                <text:p>0.52436974789916</text:p>
              </table:table-cell>
              <table:table-cell office:value-type="float" office:value="0.52436974789916">
                <text:p>0.52436974789916</text:p>
              </table:table-cell>
              <table:table-cell office:value-type="float" office:value="0.512605042016807">
                <text:p>0.512605042016807</text:p>
              </table:table-cell>
              <table:table-cell office:value-type="float" office:value="0.454621848739496">
                <text:p>0.454621848739496</text:p>
              </table:table-cell>
              <table:table-cell office:value-type="float" office:value="0.448739495798319">
                <text:p>0.448739495798319</text:p>
              </table:table-cell>
              <table:table-cell office:value-type="float" office:value="0.494117647058824">
                <text:p>0.494117647058824</text:p>
              </table:table-cell>
              <table:table-cell office:value-type="float" office:value="0.492436974789916">
                <text:p>0.4924369747899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317880794702">
                <text:p>0.52317880794702</text:p>
              </table:table-cell>
              <table:table-cell office:value-type="float" office:value="0.52317880794702">
                <text:p>0.52317880794702</text:p>
              </table:table-cell>
              <table:table-cell office:value-type="float" office:value="0.51158940397351">
                <text:p>0.51158940397351</text:p>
              </table:table-cell>
              <table:table-cell office:value-type="float" office:value="0.457781456953642">
                <text:p>0.457781456953642</text:p>
              </table:table-cell>
              <table:table-cell office:value-type="float" office:value="0.448675496688742">
                <text:p>0.448675496688742</text:p>
              </table:table-cell>
              <table:table-cell office:value-type="float" office:value="0.495860927152318">
                <text:p>0.495860927152318</text:p>
              </table:table-cell>
              <table:table-cell office:value-type="float" office:value="0.491721854304636">
                <text:p>0.491721854304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5285481239804">
                <text:p>0.525285481239804</text:p>
              </table:table-cell>
              <table:table-cell office:value-type="float" office:value="0.525285481239804">
                <text:p>0.525285481239804</text:p>
              </table:table-cell>
              <table:table-cell office:value-type="float" office:value="0.51141924959217">
                <text:p>0.51141924959217</text:p>
              </table:table-cell>
              <table:table-cell office:value-type="float" office:value="0.456769983686786">
                <text:p>0.456769983686786</text:p>
              </table:table-cell>
              <table:table-cell office:value-type="float" office:value="0.448613376835237">
                <text:p>0.448613376835237</text:p>
              </table:table-cell>
              <table:table-cell office:value-type="float" office:value="0.49347471451876">
                <text:p>0.49347471451876</text:p>
              </table:table-cell>
              <table:table-cell office:value-type="float" office:value="0.489396411092985">
                <text:p>0.4893964110929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411575562701">
                <text:p>0.52411575562701</text:p>
              </table:table-cell>
              <table:table-cell office:value-type="float" office:value="0.522508038585209">
                <text:p>0.522508038585209</text:p>
              </table:table-cell>
              <table:table-cell office:value-type="float" office:value="0.514469453376206">
                <text:p>0.514469453376206</text:p>
              </table:table-cell>
              <table:table-cell office:value-type="float" office:value="0.456591639871383">
                <text:p>0.456591639871383</text:p>
              </table:table-cell>
              <table:table-cell office:value-type="float" office:value="0.446945337620579">
                <text:p>0.446945337620579</text:p>
              </table:table-cell>
              <table:table-cell office:value-type="float" office:value="0.495980707395498">
                <text:p>0.495980707395498</text:p>
              </table:table-cell>
              <table:table-cell office:value-type="float" office:value="0.498392282958199">
                <text:p>0.498392282958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1394611727417">
                <text:p>0.521394611727417</text:p>
              </table:table-cell>
              <table:table-cell office:value-type="float" office:value="0.519809825673534">
                <text:p>0.519809825673534</text:p>
              </table:table-cell>
              <table:table-cell office:value-type="float" office:value="0.50554675118859">
                <text:p>0.50554675118859</text:p>
              </table:table-cell>
              <table:table-cell office:value-type="float" office:value="0.45324881141046">
                <text:p>0.45324881141046</text:p>
              </table:table-cell>
              <table:table-cell office:value-type="float" office:value="0.446909667194929">
                <text:p>0.446909667194929</text:p>
              </table:table-cell>
              <table:table-cell office:value-type="float" office:value="0.495245641838352">
                <text:p>0.495245641838352</text:p>
              </table:table-cell>
              <table:table-cell office:value-type="float" office:value="0.498415213946117">
                <text:p>0.498415213946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125">
                <text:p>0.5125</text:p>
              </table:table-cell>
              <table:table-cell office:value-type="float" office:value="0.453125">
                <text:p>0.453125</text:p>
              </table:table-cell>
              <table:table-cell office:value-type="float" office:value="0.44375">
                <text:p>0.44375</text:p>
              </table:table-cell>
              <table:table-cell office:value-type="float" office:value="0.49375">
                <text:p>0.49375</text:p>
              </table:table-cell>
              <table:table-cell office:value-type="float" office:value="0.49140625">
                <text:p>0.49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0801232665639">
                <text:p>0.520801232665639</text:p>
              </table:table-cell>
              <table:table-cell office:value-type="float" office:value="0.522342064714946">
                <text:p>0.522342064714946</text:p>
              </table:table-cell>
              <table:table-cell office:value-type="float" office:value="0.508474576271186">
                <text:p>0.508474576271186</text:p>
              </table:table-cell>
              <table:table-cell office:value-type="float" office:value="0.453004622496148">
                <text:p>0.453004622496148</text:p>
              </table:table-cell>
              <table:table-cell office:value-type="float" office:value="0.443759630200308">
                <text:p>0.443759630200308</text:p>
              </table:table-cell>
              <table:table-cell office:value-type="float" office:value="0.49306625577812">
                <text:p>0.49306625577812</text:p>
              </table:table-cell>
              <table:table-cell office:value-type="float" office:value="0.489214175654854">
                <text:p>0.489214175654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2796352583587">
                <text:p>0.522796352583587</text:p>
              </table:table-cell>
              <table:table-cell office:value-type="float" office:value="0.519756838905775">
                <text:p>0.519756838905775</text:p>
              </table:table-cell>
              <table:table-cell office:value-type="float" office:value="0.509878419452888">
                <text:p>0.509878419452888</text:p>
              </table:table-cell>
              <table:table-cell office:value-type="float" office:value="0.457446808510638">
                <text:p>0.457446808510638</text:p>
              </table:table-cell>
              <table:table-cell office:value-type="float" office:value="0.443768996960486">
                <text:p>0.443768996960486</text:p>
              </table:table-cell>
              <table:table-cell office:value-type="float" office:value="0.496960486322188">
                <text:p>0.496960486322188</text:p>
              </table:table-cell>
              <table:table-cell office:value-type="float" office:value="0.490881458966565">
                <text:p>0.4908814589665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518740629685157">
                <text:p>0.518740629685157</text:p>
              </table:table-cell>
              <table:table-cell office:value-type="float" office:value="0.510494752623688">
                <text:p>0.510494752623688</text:p>
              </table:table-cell>
              <table:table-cell office:value-type="float" office:value="0.45352323838081">
                <text:p>0.45352323838081</text:p>
              </table:table-cell>
              <table:table-cell office:value-type="float" office:value="0.443778110944528">
                <text:p>0.443778110944528</text:p>
              </table:table-cell>
              <table:table-cell office:value-type="float" office:value="0.495502248875562">
                <text:p>0.495502248875562</text:p>
              </table:table-cell>
              <table:table-cell office:value-type="float" office:value="0.491754122938531">
                <text:p>0.4917541229385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522189349112426">
                <text:p>0.522189349112426</text:p>
              </table:table-cell>
              <table:table-cell office:value-type="float" office:value="0.50887573964497">
                <text:p>0.50887573964497</text:p>
              </table:table-cell>
              <table:table-cell office:value-type="float" office:value="0.453402366863905">
                <text:p>0.453402366863905</text:p>
              </table:table-cell>
              <table:table-cell office:value-type="float" office:value="0.440828402366864">
                <text:p>0.440828402366864</text:p>
              </table:table-cell>
              <table:table-cell office:value-type="float" office:value="0.497041420118343">
                <text:p>0.497041420118343</text:p>
              </table:table-cell>
              <table:table-cell office:value-type="float" office:value="0.496301775147929">
                <text:p>0.4963017751479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1167883211679">
                <text:p>0.521167883211679</text:p>
              </table:table-cell>
              <table:table-cell office:value-type="float" office:value="0.51970802919708">
                <text:p>0.51970802919708</text:p>
              </table:table-cell>
              <table:table-cell office:value-type="float" office:value="0.506569343065693">
                <text:p>0.506569343065693</text:p>
              </table:table-cell>
              <table:table-cell office:value-type="float" office:value="0.448175182481752">
                <text:p>0.448175182481752</text:p>
              </table:table-cell>
              <table:table-cell office:value-type="float" office:value="0.440875912408759">
                <text:p>0.440875912408759</text:p>
              </table:table-cell>
              <table:table-cell office:value-type="float" office:value="0.496350364963504">
                <text:p>0.496350364963504</text:p>
              </table:table-cell>
              <table:table-cell office:value-type="float" office:value="0.496350364963504">
                <text:p>0.496350364963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8731988472622">
                <text:p>0.518731988472622</text:p>
              </table:table-cell>
              <table:table-cell office:value-type="float" office:value="0.517291066282421">
                <text:p>0.517291066282421</text:p>
              </table:table-cell>
              <table:table-cell office:value-type="float" office:value="0.506484149855908">
                <text:p>0.506484149855908</text:p>
              </table:table-cell>
              <table:table-cell office:value-type="float" office:value="0.448126801152738">
                <text:p>0.448126801152738</text:p>
              </table:table-cell>
              <table:table-cell office:value-type="float" office:value="0.440922190201729">
                <text:p>0.440922190201729</text:p>
              </table:table-cell>
              <table:table-cell office:value-type="float" office:value="0.492795389048991">
                <text:p>0.492795389048991</text:p>
              </table:table-cell>
              <table:table-cell office:value-type="float" office:value="0.494236311239193">
                <text:p>0.494236311239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778093883357">
                <text:p>0.51778093883357</text:p>
              </table:table-cell>
              <table:table-cell office:value-type="float" office:value="0.522048364153627">
                <text:p>0.522048364153627</text:p>
              </table:table-cell>
              <table:table-cell office:value-type="float" office:value="0.505689900426743">
                <text:p>0.505689900426743</text:p>
              </table:table-cell>
              <table:table-cell office:value-type="float" office:value="0.448079658605974">
                <text:p>0.448079658605974</text:p>
              </table:table-cell>
              <table:table-cell office:value-type="float" office:value="0.440256045519203">
                <text:p>0.440256045519203</text:p>
              </table:table-cell>
              <table:table-cell office:value-type="float" office:value="0.488620199146515">
                <text:p>0.488620199146515</text:p>
              </table:table-cell>
              <table:table-cell office:value-type="float" office:value="0.497866287339972">
                <text:p>0.4978662873399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9662921348315">
                <text:p>0.519662921348315</text:p>
              </table:table-cell>
              <table:table-cell office:value-type="float" office:value="0.519662921348315">
                <text:p>0.519662921348315</text:p>
              </table:table-cell>
              <table:table-cell office:value-type="float" office:value="0.506320224719101">
                <text:p>0.506320224719101</text:p>
              </table:table-cell>
              <table:table-cell office:value-type="float" office:value="0.445224719101124">
                <text:p>0.445224719101124</text:p>
              </table:table-cell>
              <table:table-cell office:value-type="float" office:value="0.440308988764045">
                <text:p>0.440308988764045</text:p>
              </table:table-cell>
              <table:table-cell office:value-type="float" office:value="0.488061797752809">
                <text:p>0.488061797752809</text:p>
              </table:table-cell>
              <table:table-cell office:value-type="float" office:value="0.492275280898876">
                <text:p>0.492275280898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7337031900139">
                <text:p>0.517337031900139</text:p>
              </table:table-cell>
              <table:table-cell office:value-type="float" office:value="0.517337031900139">
                <text:p>0.517337031900139</text:p>
              </table:table-cell>
              <table:table-cell office:value-type="float" office:value="0.506934812760056">
                <text:p>0.506934812760056</text:p>
              </table:table-cell>
              <table:table-cell office:value-type="float" office:value="0.445214979195562">
                <text:p>0.445214979195562</text:p>
              </table:table-cell>
              <table:table-cell office:value-type="float" office:value="0.436893203883495">
                <text:p>0.436893203883495</text:p>
              </table:table-cell>
              <table:table-cell office:value-type="float" office:value="0.49375866851595">
                <text:p>0.49375866851595</text:p>
              </table:table-cell>
              <table:table-cell office:value-type="float" office:value="0.490984743411928">
                <text:p>0.490984743411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9178082191781">
                <text:p>0.519178082191781</text:p>
              </table:table-cell>
              <table:table-cell office:value-type="float" office:value="0.521917808219178">
                <text:p>0.521917808219178</text:p>
              </table:table-cell>
              <table:table-cell office:value-type="float" office:value="0.504794520547945">
                <text:p>0.504794520547945</text:p>
              </table:table-cell>
              <table:table-cell office:value-type="float" office:value="0.445890410958904">
                <text:p>0.445890410958904</text:p>
              </table:table-cell>
              <table:table-cell office:value-type="float" office:value="0.436986301369863">
                <text:p>0.436986301369863</text:p>
              </table:table-cell>
              <table:table-cell office:value-type="float" office:value="0.493150684931507">
                <text:p>0.493150684931507</text:p>
              </table:table-cell>
              <table:table-cell office:value-type="float" office:value="0.49041095890411">
                <text:p>0.49041095890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6914749661705">
                <text:p>0.516914749661705</text:p>
              </table:table-cell>
              <table:table-cell office:value-type="float" office:value="0.519621109607578">
                <text:p>0.519621109607578</text:p>
              </table:table-cell>
              <table:table-cell office:value-type="float" office:value="0.505412719891746">
                <text:p>0.505412719891746</text:p>
              </table:table-cell>
              <table:table-cell office:value-type="float" office:value="0.445872801082544">
                <text:p>0.445872801082544</text:p>
              </table:table-cell>
              <table:table-cell office:value-type="float" office:value="0.441136671177267">
                <text:p>0.441136671177267</text:p>
              </table:table-cell>
              <table:table-cell office:value-type="float" office:value="0.49255751014885">
                <text:p>0.49255751014885</text:p>
              </table:table-cell>
              <table:table-cell office:value-type="float" office:value="0.494587280108254">
                <text:p>0.4945872801082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6042780748663">
                <text:p>0.516042780748663</text:p>
              </table:table-cell>
              <table:table-cell office:value-type="float" office:value="0.521390374331551">
                <text:p>0.521390374331551</text:p>
              </table:table-cell>
              <table:table-cell office:value-type="float" office:value="0.509358288770054">
                <text:p>0.509358288770054</text:p>
              </table:table-cell>
              <table:table-cell office:value-type="float" office:value="0.445855614973262">
                <text:p>0.445855614973262</text:p>
              </table:table-cell>
              <table:table-cell office:value-type="float" office:value="0.438502673796791">
                <text:p>0.438502673796791</text:p>
              </table:table-cell>
              <table:table-cell office:value-type="float" office:value="0.490641711229947">
                <text:p>0.490641711229947</text:p>
              </table:table-cell>
              <table:table-cell office:value-type="float" office:value="0.493983957219251">
                <text:p>0.493983957219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509247027741083">
                <text:p>0.509247027741083</text:p>
              </table:table-cell>
              <table:table-cell office:value-type="float" office:value="0.445838837516513">
                <text:p>0.445838837516513</text:p>
              </table:table-cell>
              <table:table-cell office:value-type="float" office:value="0.438573315719947">
                <text:p>0.438573315719947</text:p>
              </table:table-cell>
              <table:table-cell office:value-type="float" office:value="0.490752972258917">
                <text:p>0.490752972258917</text:p>
              </table:table-cell>
              <table:table-cell office:value-type="float" office:value="0.492073976221929">
                <text:p>0.492073976221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8276762402089">
                <text:p>0.518276762402089</text:p>
              </table:table-cell>
              <table:table-cell office:value-type="float" office:value="0.518276762402089">
                <text:p>0.518276762402089</text:p>
              </table:table-cell>
              <table:table-cell office:value-type="float" office:value="0.506527415143603">
                <text:p>0.506527415143603</text:p>
              </table:table-cell>
              <table:table-cell office:value-type="float" office:value="0.443211488250653">
                <text:p>0.443211488250653</text:p>
              </table:table-cell>
              <table:table-cell office:value-type="float" office:value="0.438642297650131">
                <text:p>0.438642297650131</text:p>
              </table:table-cell>
              <table:table-cell office:value-type="float" office:value="0.493472584856397">
                <text:p>0.493472584856397</text:p>
              </table:table-cell>
              <table:table-cell office:value-type="float" office:value="0.492167101827676">
                <text:p>0.4921671018276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52258064516129">
                <text:p>0.52258064516129</text:p>
              </table:table-cell>
              <table:table-cell office:value-type="float" office:value="0.506451612903226">
                <text:p>0.506451612903226</text:p>
              </table:table-cell>
              <table:table-cell office:value-type="float" office:value="0.440645161290323">
                <text:p>0.440645161290323</text:p>
              </table:table-cell>
              <table:table-cell office:value-type="float" office:value="0.438709677419355">
                <text:p>0.438709677419355</text:p>
              </table:table-cell>
              <table:table-cell office:value-type="float" office:value="0.492903225806452">
                <text:p>0.492903225806452</text:p>
              </table:table-cell>
              <table:table-cell office:value-type="float" office:value="0.496129032258065">
                <text:p>0.49612903225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4030612244898">
                <text:p>0.514030612244898</text:p>
              </table:table-cell>
              <table:table-cell office:value-type="float" office:value="0.520408163265306">
                <text:p>0.520408163265306</text:p>
              </table:table-cell>
              <table:table-cell office:value-type="float" office:value="0.505739795918367">
                <text:p>0.505739795918367</text:p>
              </table:table-cell>
              <table:table-cell office:value-type="float" office:value="0.446428571428571">
                <text:p>0.446428571428571</text:p>
              </table:table-cell>
              <table:table-cell office:value-type="float" office:value="0.438775510204082">
                <text:p>0.438775510204082</text:p>
              </table:table-cell>
              <table:table-cell office:value-type="float" office:value="0.491071428571429">
                <text:p>0.491071428571429</text:p>
              </table:table-cell>
              <table:table-cell office:value-type="float" office:value="0.495535714285714">
                <text:p>0.4955357142857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7023959646911">
                <text:p>0.517023959646911</text:p>
              </table:table-cell>
              <table:table-cell office:value-type="float" office:value="0.519546027742749">
                <text:p>0.519546027742749</text:p>
              </table:table-cell>
              <table:table-cell office:value-type="float" office:value="0.505674653215637">
                <text:p>0.505674653215637</text:p>
              </table:table-cell>
              <table:table-cell office:value-type="float" office:value="0.444514501891551">
                <text:p>0.444514501891551</text:p>
              </table:table-cell>
              <table:table-cell office:value-type="float" office:value="0.438839848675914">
                <text:p>0.438839848675914</text:p>
              </table:table-cell>
              <table:table-cell office:value-type="float" office:value="0.493694829760403">
                <text:p>0.493694829760403</text:p>
              </table:table-cell>
              <table:table-cell office:value-type="float" office:value="0.498738965952081">
                <text:p>0.498738965952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4962593516209">
                <text:p>0.514962593516209</text:p>
              </table:table-cell>
              <table:table-cell office:value-type="float" office:value="0.522443890274314">
                <text:p>0.522443890274314</text:p>
              </table:table-cell>
              <table:table-cell office:value-type="float" office:value="0.501246882793017">
                <text:p>0.501246882793017</text:p>
              </table:table-cell>
              <table:table-cell office:value-type="float" office:value="0.444513715710723">
                <text:p>0.444513715710723</text:p>
              </table:table-cell>
              <table:table-cell office:value-type="float" office:value="0.43640897755611">
                <text:p>0.43640897755611</text:p>
              </table:table-cell>
              <table:table-cell office:value-type="float" office:value="0.487531172069826">
                <text:p>0.487531172069826</text:p>
              </table:table-cell>
              <table:table-cell office:value-type="float" office:value="0.495635910224439">
                <text:p>0.495635910224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2946979038224">
                <text:p>0.512946979038224</text:p>
              </table:table-cell>
              <table:table-cell office:value-type="float" office:value="0.521578298397041">
                <text:p>0.521578298397041</text:p>
              </table:table-cell>
              <table:table-cell office:value-type="float" office:value="0.505548705302096">
                <text:p>0.505548705302096</text:p>
              </table:table-cell>
              <table:table-cell office:value-type="float" office:value="0.44019728729963">
                <text:p>0.44019728729963</text:p>
              </table:table-cell>
              <table:table-cell office:value-type="float" office:value="0.433415536374846">
                <text:p>0.433415536374846</text:p>
              </table:table-cell>
              <table:table-cell office:value-type="float" office:value="0.48766954377312">
                <text:p>0.48766954377312</text:p>
              </table:table-cell>
              <table:table-cell office:value-type="float" office:value="0.49383477188656">
                <text:p>0.49383477188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219512195122">
                <text:p>0.51219512195122</text:p>
              </table:table-cell>
              <table:table-cell office:value-type="float" office:value="0.519512195121951">
                <text:p>0.519512195121951</text:p>
              </table:table-cell>
              <table:table-cell office:value-type="float" office:value="0.501219512195122">
                <text:p>0.501219512195122</text:p>
              </table:table-cell>
              <table:table-cell office:value-type="float" office:value="0.440243902439024">
                <text:p>0.440243902439024</text:p>
              </table:table-cell>
              <table:table-cell office:value-type="float" office:value="0.432317073170732">
                <text:p>0.432317073170732</text:p>
              </table:table-cell>
              <table:table-cell office:value-type="float" office:value="0.485975609756098">
                <text:p>0.485975609756098</text:p>
              </table:table-cell>
              <table:table-cell office:value-type="float" office:value="0.493292682926829">
                <text:p>0.4932926829268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0253317249698">
                <text:p>0.510253317249698</text:p>
              </table:table-cell>
              <table:table-cell office:value-type="float" office:value="0.517490952955368">
                <text:p>0.517490952955368</text:p>
              </table:table-cell>
              <table:table-cell office:value-type="float" office:value="0.503618817852835">
                <text:p>0.503618817852835</text:p>
              </table:table-cell>
              <table:table-cell office:value-type="float" office:value="0.440289505428227">
                <text:p>0.440289505428227</text:p>
              </table:table-cell>
              <table:table-cell office:value-type="float" office:value="0.430036188178528">
                <text:p>0.430036188178528</text:p>
              </table:table-cell>
              <table:table-cell office:value-type="float" office:value="0.486127864897467">
                <text:p>0.486127864897467</text:p>
              </table:table-cell>
              <table:table-cell office:value-type="float" office:value="0.496381182147165">
                <text:p>0.496381182147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1933174224344">
                <text:p>0.511933174224344</text:p>
              </table:table-cell>
              <table:table-cell office:value-type="float" office:value="0.521479713603819">
                <text:p>0.521479713603819</text:p>
              </table:table-cell>
              <table:table-cell office:value-type="float" office:value="0.504773269689737">
                <text:p>0.504773269689737</text:p>
              </table:table-cell>
              <table:table-cell office:value-type="float" office:value="0.43854415274463">
                <text:p>0.43854415274463</text:p>
              </table:table-cell>
              <table:table-cell office:value-type="float" office:value="0.43019093078759">
                <text:p>0.43019093078759</text:p>
              </table:table-cell>
              <table:table-cell office:value-type="float" office:value="0.488663484486873">
                <text:p>0.488663484486873</text:p>
              </table:table-cell>
              <table:table-cell office:value-type="float" office:value="0.486873508353222">
                <text:p>0.486873508353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1216056670602">
                <text:p>0.511216056670602</text:p>
              </table:table-cell>
              <table:table-cell office:value-type="float" office:value="0.520661157024793">
                <text:p>0.520661157024793</text:p>
              </table:table-cell>
              <table:table-cell office:value-type="float" office:value="0.5">
                <text:p>0.5</text:p>
              </table:table-cell>
              <table:table-cell office:value-type="float" office:value="0.438606847697757">
                <text:p>0.438606847697757</text:p>
              </table:table-cell>
              <table:table-cell office:value-type="float" office:value="0.430342384887839">
                <text:p>0.430342384887839</text:p>
              </table:table-cell>
              <table:table-cell office:value-type="float" office:value="0.488193624557261">
                <text:p>0.488193624557261</text:p>
              </table:table-cell>
              <table:table-cell office:value-type="float" office:value="0.48642266824085">
                <text:p>0.48642266824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9345794392523">
                <text:p>0.509345794392523</text:p>
              </table:table-cell>
              <table:table-cell office:value-type="float" office:value="0.518691588785047">
                <text:p>0.518691588785047</text:p>
              </table:table-cell>
              <table:table-cell office:value-type="float" office:value="0.5">
                <text:p>0.5</text:p>
              </table:table-cell>
              <table:table-cell office:value-type="float" office:value="0.436331775700935">
                <text:p>0.436331775700935</text:p>
              </table:table-cell>
              <table:table-cell office:value-type="float" office:value="0.430490654205607">
                <text:p>0.430490654205607</text:p>
              </table:table-cell>
              <table:table-cell office:value-type="float" office:value="0.488901869158878">
                <text:p>0.488901869158878</text:p>
              </table:table-cell>
              <table:table-cell office:value-type="float" office:value="0.488317757009346">
                <text:p>0.488317757009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0982658959538">
                <text:p>0.510982658959538</text:p>
              </table:table-cell>
              <table:table-cell office:value-type="float" office:value="0.520231213872832">
                <text:p>0.520231213872832</text:p>
              </table:table-cell>
              <table:table-cell office:value-type="float" office:value="0.50635838150289">
                <text:p>0.50635838150289</text:p>
              </table:table-cell>
              <table:table-cell office:value-type="float" office:value="0.436994219653179">
                <text:p>0.436994219653179</text:p>
              </table:table-cell>
              <table:table-cell office:value-type="float" office:value="0.426011560693642">
                <text:p>0.426011560693642</text:p>
              </table:table-cell>
              <table:table-cell office:value-type="float" office:value="0.487861271676301">
                <text:p>0.487861271676301</text:p>
              </table:table-cell>
              <table:table-cell office:value-type="float" office:value="0.491329479768786">
                <text:p>0.491329479768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9153318077803">
                <text:p>0.509153318077803</text:p>
              </table:table-cell>
              <table:table-cell office:value-type="float" office:value="0.519450800915332">
                <text:p>0.519450800915332</text:p>
              </table:table-cell>
              <table:table-cell office:value-type="float" office:value="0.50629290617849">
                <text:p>0.50629290617849</text:p>
              </table:table-cell>
              <table:table-cell office:value-type="float" office:value="0.433066361556064">
                <text:p>0.433066361556064</text:p>
              </table:table-cell>
              <table:table-cell office:value-type="float" office:value="0.426201372997712">
                <text:p>0.426201372997712</text:p>
              </table:table-cell>
              <table:table-cell office:value-type="float" office:value="0.492562929061785">
                <text:p>0.492562929061785</text:p>
              </table:table-cell>
              <table:table-cell office:value-type="float" office:value="0.49370709382151">
                <text:p>0.49370709382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0758776896942">
                <text:p>0.510758776896942</text:p>
              </table:table-cell>
              <table:table-cell office:value-type="float" office:value="0.517553793884485">
                <text:p>0.517553793884485</text:p>
              </table:table-cell>
              <table:table-cell office:value-type="float" office:value="0.502265005662514">
                <text:p>0.502265005662514</text:p>
              </table:table-cell>
              <table:table-cell office:value-type="float" office:value="0.438278595696489">
                <text:p>0.438278595696489</text:p>
              </table:table-cell>
              <table:table-cell office:value-type="float" office:value="0.42638731596829">
                <text:p>0.42638731596829</text:p>
              </table:table-cell>
              <table:table-cell office:value-type="float" office:value="0.486409966024915">
                <text:p>0.486409966024915</text:p>
              </table:table-cell>
              <table:table-cell office:value-type="float" office:value="0.494903737259343">
                <text:p>0.494903737259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0089686098655">
                <text:p>0.510089686098655</text:p>
              </table:table-cell>
              <table:table-cell office:value-type="float" office:value="0.520179372197309">
                <text:p>0.520179372197309</text:p>
              </table:table-cell>
              <table:table-cell office:value-type="float" office:value="0.500560538116592">
                <text:p>0.500560538116592</text:p>
              </table:table-cell>
              <table:table-cell office:value-type="float" office:value="0.43609865470852">
                <text:p>0.43609865470852</text:p>
              </table:table-cell>
              <table:table-cell office:value-type="float" office:value="0.422645739910314">
                <text:p>0.422645739910314</text:p>
              </table:table-cell>
              <table:table-cell office:value-type="float" office:value="0.48262331838565">
                <text:p>0.48262331838565</text:p>
              </table:table-cell>
              <table:table-cell office:value-type="float" office:value="0.494394618834081">
                <text:p>0.4943946188340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0.518312985571587">
                <text:p>0.518312985571587</text:p>
              </table:table-cell>
              <table:table-cell office:value-type="float" office:value="0.50110987791343">
                <text:p>0.50110987791343</text:p>
              </table:table-cell>
              <table:table-cell office:value-type="float" office:value="0.436182019977802">
                <text:p>0.436182019977802</text:p>
              </table:table-cell>
              <table:table-cell office:value-type="float" office:value="0.422863485016648">
                <text:p>0.422863485016648</text:p>
              </table:table-cell>
              <table:table-cell office:value-type="float" office:value="0.482241953385128">
                <text:p>0.482241953385128</text:p>
              </table:table-cell>
              <table:table-cell office:value-type="float" office:value="0.493340732519423">
                <text:p>0.493340732519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646cm" svg:height="20.613cm" xlink:href=".." xlink:type="simple" chart:class="chart:line" chart:style-name="ch1">
        <chart:legend chart:legend-position="end" svg:x="28.719cm" svg:y="9.758cm" style:legend-expansion="high" chart:style-name="ch2"/>
        <chart:plot-area chart:style-name="ch3" table:cell-range-address="Crossed2PropertyTest.B1:Crossed2PropertyTest.B101 Crossed2PropertyTest.E1:Crossed2PropertyTest.E101" chart:data-source-has-labels="row" svg:x="0.712cm" svg:y="0.412cm" svg:width="27.295cm" svg:height="19.789cm">
          <chartooo:coordinate-region svg:x="1.439cm" svg:y="0.611cm" svg:width="26.568cm" svg:height="18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2PropertyTest.B2:Crossed2PropertyTest.B101" chart:label-cell-address="Crossed2PropertyTest.B1:Crossed2PropertyTest.B1" chart:class="chart:line">
            <chart:data-point chart:repeated="100"/>
          </chart:series>
          <chart:series chart:style-name="ch7" chart:values-cell-range-address="Crossed2PropertyTest.E2:Crossed2PropertyTest.E101" chart:label-cell-address="Crossed2PropertyTest.E1:Crossed2PropertyTest.E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2PropertyTest.B1:Crossed2PropertyTest.B1</svg:desc>
                </draw:g>
              </table:table-cell>
              <table:table-cell office:value-type="string">
                <text:p> Mutual compression crossed(s1:s1)</text:p>
                <draw:g>
                  <svg:desc>Crossed2PropertyTest.E1:Crossed2Property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rossed2PropertyTest.B2:Crossed2PropertyTest.B101</svg:desc>
                </draw:g>
              </table:table-cell>
              <table:table-cell office:value-type="float" office:value="0.7">
                <text:p>0.7</text:p>
                <draw:g>
                  <svg:desc>Crossed2PropertyTest.E2:Crossed2PropertyTes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89285714285714">
                <text:p>0.589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25">
                <text:p>0.65625</text:p>
              </table:table-cell>
              <table:table-cell office:value-type="float" office:value="0.5390625">
                <text:p>0.53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4931506849315">
                <text:p>0.684931506849315</text:p>
              </table:table-cell>
              <table:table-cell office:value-type="float" office:value="0.520547945205479">
                <text:p>0.520547945205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8536585365854">
                <text:p>0.658536585365854</text:p>
              </table:table-cell>
              <table:table-cell office:value-type="float" office:value="0.51219512195122">
                <text:p>0.51219512195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494505494505494">
                <text:p>0.494505494505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853211009174">
                <text:p>0.623853211009174</text:p>
              </table:table-cell>
              <table:table-cell office:value-type="float" office:value="0.481651376146789">
                <text:p>0.481651376146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457627118644068">
                <text:p>0.457627118644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992125984252">
                <text:p>0.62992125984252</text:p>
              </table:table-cell>
              <table:table-cell office:value-type="float" office:value="0.460629921259843">
                <text:p>0.460629921259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">
                <text:p>0.625</text:p>
              </table:table-cell>
              <table:table-cell office:value-type="float" office:value="0.452205882352941">
                <text:p>0.45220588235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586206896552">
                <text:p>0.627586206896552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457792207792208">
                <text:p>0.457792207792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3496932515337">
                <text:p>0.613496932515337</text:p>
              </table:table-cell>
              <table:table-cell office:value-type="float" office:value="0.450920245398773">
                <text:p>0.45092024539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6279069767442">
                <text:p>0.616279069767442</text:p>
              </table:table-cell>
              <table:table-cell office:value-type="float" office:value="0.444767441860465">
                <text:p>0.444767441860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878453038674">
                <text:p>0.61878453038674</text:p>
              </table:table-cell>
              <table:table-cell office:value-type="float" office:value="0.439226519337017">
                <text:p>0.439226519337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43421052631579">
                <text:p>0.43421052631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8040201005025">
                <text:p>0.608040201005025</text:p>
              </table:table-cell>
              <table:table-cell office:value-type="float" office:value="0.437185929648241">
                <text:p>0.437185929648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0576923076923">
                <text:p>0.610576923076923</text:p>
              </table:table-cell>
              <table:table-cell office:value-type="float" office:value="0.439903846153846">
                <text:p>0.43990384615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9078341013825">
                <text:p>0.599078341013825</text:p>
              </table:table-cell>
              <table:table-cell office:value-type="float" office:value="0.442396313364055">
                <text:p>0.442396313364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1769911504425">
                <text:p>0.601769911504425</text:p>
              </table:table-cell>
              <table:table-cell office:value-type="float" office:value="0.442477876106195">
                <text:p>0.442477876106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1489361702128">
                <text:p>0.591489361702128</text:p>
              </table:table-cell>
              <table:table-cell office:value-type="float" office:value="0.448936170212766">
                <text:p>0.448936170212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448770491803279">
                <text:p>0.448770491803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102766798419">
                <text:p>0.58102766798419</text:p>
              </table:table-cell>
              <table:table-cell office:value-type="float" office:value="0.448616600790514">
                <text:p>0.448616600790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448473282442748">
                <text:p>0.448473282442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448339483394834">
                <text:p>0.448339483394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8571428571429">
                <text:p>0.578571428571429</text:p>
              </table:table-cell>
              <table:table-cell office:value-type="float" office:value="0.448214285714286">
                <text:p>0.448214285714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0934256055363">
                <text:p>0.570934256055363</text:p>
              </table:table-cell>
              <table:table-cell office:value-type="float" office:value="0.451557093425606">
                <text:p>0.4515570934256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3825503355705">
                <text:p>0.573825503355705</text:p>
              </table:table-cell>
              <table:table-cell office:value-type="float" office:value="0.466442953020134">
                <text:p>0.466442953020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6775244299674">
                <text:p>0.566775244299674</text:p>
              </table:table-cell>
              <table:table-cell office:value-type="float" office:value="0.447882736156352">
                <text:p>0.447882736156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0126582278481">
                <text:p>0.560126582278481</text:p>
              </table:table-cell>
              <table:table-cell office:value-type="float" office:value="0.449367088607595">
                <text:p>0.449367088607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3076923076923">
                <text:p>0.563076923076923</text:p>
              </table:table-cell>
              <table:table-cell office:value-type="float" office:value="0.447692307692308">
                <text:p>0.447692307692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688622754491">
                <text:p>0.55688622754491</text:p>
              </table:table-cell>
              <table:table-cell office:value-type="float" office:value="0.449101796407186">
                <text:p>0.449101796407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59766763848397">
                <text:p>0.559766763848397</text:p>
              </table:table-cell>
              <table:table-cell office:value-type="float" office:value="0.446064139941691">
                <text:p>0.446064139941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3977272727273">
                <text:p>0.553977272727273</text:p>
              </table:table-cell>
              <table:table-cell office:value-type="float" office:value="0.448863636363636">
                <text:p>0.44886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786703601108">
                <text:p>0.556786703601108</text:p>
              </table:table-cell>
              <table:table-cell office:value-type="float" office:value="0.444598337950138">
                <text:p>0.444598337950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459459459459">
                <text:p>0.559459459459459</text:p>
              </table:table-cell>
              <table:table-cell office:value-type="float" office:value="0.448648648648649">
                <text:p>0.4486486486486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4089709762533">
                <text:p>0.554089709762533</text:p>
              </table:table-cell>
              <table:table-cell office:value-type="float" office:value="0.448548812664908">
                <text:p>0.4485488126649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6701030927835">
                <text:p>0.556701030927835</text:p>
              </table:table-cell>
              <table:table-cell office:value-type="float" office:value="0.448453608247423">
                <text:p>0.448453608247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45088161209068">
                <text:p>0.45088161209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4187192118227">
                <text:p>0.554187192118227</text:p>
              </table:table-cell>
              <table:table-cell office:value-type="float" office:value="0.451970443349754">
                <text:p>0.451970443349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451807228915663">
                <text:p>0.451807228915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45872641509434">
                <text:p>0.45872641509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458429561200924">
                <text:p>0.458429561200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460407239819005">
                <text:p>0.460407239819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460088691796009">
                <text:p>0.460088691796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46195652173913">
                <text:p>0.461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462686567164179">
                <text:p>0.46268656716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465481171548117">
                <text:p>0.465481171548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465092402464066">
                <text:p>0.4650924024640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4354838709677">
                <text:p>0.544354838709677</text:p>
              </table:table-cell>
              <table:table-cell office:value-type="float" office:value="0.465725806451613">
                <text:p>0.465725806451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466336633663366">
                <text:p>0.466336633663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964980544747">
                <text:p>0.536964980544747</text:p>
              </table:table-cell>
              <table:table-cell office:value-type="float" office:value="0.463035019455253">
                <text:p>0.463035019455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9196940726577">
                <text:p>0.539196940726577</text:p>
              </table:table-cell>
              <table:table-cell office:value-type="float" office:value="0.462715105162524">
                <text:p>0.462715105162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462406015037594">
                <text:p>0.462406015037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2347504621072">
                <text:p>0.532347504621072</text:p>
              </table:table-cell>
              <table:table-cell office:value-type="float" office:value="0.462107208872458">
                <text:p>0.462107208872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4545454545454">
                <text:p>0.534545454545454</text:p>
              </table:table-cell>
              <table:table-cell office:value-type="float" office:value="0.461818181818182">
                <text:p>0.461818181818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1305903398927">
                <text:p>0.531305903398927</text:p>
              </table:table-cell>
              <table:table-cell office:value-type="float" office:value="0.465116279069767">
                <text:p>0.465116279069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8169014084507">
                <text:p>0.528169014084507</text:p>
              </table:table-cell>
              <table:table-cell office:value-type="float" office:value="0.45862676056338">
                <text:p>0.458626760563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129982668978">
                <text:p>0.525129982668978</text:p>
              </table:table-cell>
              <table:table-cell office:value-type="float" office:value="0.454939341421144">
                <text:p>0.454939341421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7303754266212">
                <text:p>0.527303754266212</text:p>
              </table:table-cell>
              <table:table-cell office:value-type="float" office:value="0.454778156996587">
                <text:p>0.4547781569965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436974789916">
                <text:p>0.52436974789916</text:p>
              </table:table-cell>
              <table:table-cell office:value-type="float" office:value="0.454621848739496">
                <text:p>0.454621848739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317880794702">
                <text:p>0.52317880794702</text:p>
              </table:table-cell>
              <table:table-cell office:value-type="float" office:value="0.457781456953642">
                <text:p>0.4577814569536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5285481239804">
                <text:p>0.525285481239804</text:p>
              </table:table-cell>
              <table:table-cell office:value-type="float" office:value="0.456769983686786">
                <text:p>0.456769983686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411575562701">
                <text:p>0.52411575562701</text:p>
              </table:table-cell>
              <table:table-cell office:value-type="float" office:value="0.456591639871383">
                <text:p>0.456591639871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1394611727417">
                <text:p>0.521394611727417</text:p>
              </table:table-cell>
              <table:table-cell office:value-type="float" office:value="0.45324881141046">
                <text:p>0.453248811410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34375">
                <text:p>0.5234375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0801232665639">
                <text:p>0.520801232665639</text:p>
              </table:table-cell>
              <table:table-cell office:value-type="float" office:value="0.453004622496148">
                <text:p>0.453004622496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2796352583587">
                <text:p>0.522796352583587</text:p>
              </table:table-cell>
              <table:table-cell office:value-type="float" office:value="0.457446808510638">
                <text:p>0.4574468085106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45352323838081">
                <text:p>0.453523238380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453402366863905">
                <text:p>0.4534023668639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1167883211679">
                <text:p>0.521167883211679</text:p>
              </table:table-cell>
              <table:table-cell office:value-type="float" office:value="0.448175182481752">
                <text:p>0.4481751824817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8731988472622">
                <text:p>0.518731988472622</text:p>
              </table:table-cell>
              <table:table-cell office:value-type="float" office:value="0.448126801152738">
                <text:p>0.448126801152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778093883357">
                <text:p>0.51778093883357</text:p>
              </table:table-cell>
              <table:table-cell office:value-type="float" office:value="0.448079658605974">
                <text:p>0.448079658605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9662921348315">
                <text:p>0.519662921348315</text:p>
              </table:table-cell>
              <table:table-cell office:value-type="float" office:value="0.445224719101124">
                <text:p>0.4452247191011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7337031900139">
                <text:p>0.517337031900139</text:p>
              </table:table-cell>
              <table:table-cell office:value-type="float" office:value="0.445214979195562">
                <text:p>0.4452149791955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9178082191781">
                <text:p>0.519178082191781</text:p>
              </table:table-cell>
              <table:table-cell office:value-type="float" office:value="0.445890410958904">
                <text:p>0.445890410958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6914749661705">
                <text:p>0.516914749661705</text:p>
              </table:table-cell>
              <table:table-cell office:value-type="float" office:value="0.445872801082544">
                <text:p>0.4458728010825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6042780748663">
                <text:p>0.516042780748663</text:p>
              </table:table-cell>
              <table:table-cell office:value-type="float" office:value="0.445855614973262">
                <text:p>0.4458556149732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445838837516513">
                <text:p>0.445838837516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8276762402089">
                <text:p>0.518276762402089</text:p>
              </table:table-cell>
              <table:table-cell office:value-type="float" office:value="0.443211488250653">
                <text:p>0.4432114882506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440645161290323">
                <text:p>0.440645161290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4030612244898">
                <text:p>0.514030612244898</text:p>
              </table:table-cell>
              <table:table-cell office:value-type="float" office:value="0.446428571428571">
                <text:p>0.446428571428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7023959646911">
                <text:p>0.517023959646911</text:p>
              </table:table-cell>
              <table:table-cell office:value-type="float" office:value="0.444514501891551">
                <text:p>0.444514501891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4962593516209">
                <text:p>0.514962593516209</text:p>
              </table:table-cell>
              <table:table-cell office:value-type="float" office:value="0.444513715710723">
                <text:p>0.4445137157107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2946979038224">
                <text:p>0.512946979038224</text:p>
              </table:table-cell>
              <table:table-cell office:value-type="float" office:value="0.44019728729963">
                <text:p>0.440197287299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219512195122">
                <text:p>0.51219512195122</text:p>
              </table:table-cell>
              <table:table-cell office:value-type="float" office:value="0.440243902439024">
                <text:p>0.4402439024390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0253317249698">
                <text:p>0.510253317249698</text:p>
              </table:table-cell>
              <table:table-cell office:value-type="float" office:value="0.440289505428227">
                <text:p>0.440289505428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1933174224344">
                <text:p>0.511933174224344</text:p>
              </table:table-cell>
              <table:table-cell office:value-type="float" office:value="0.43854415274463">
                <text:p>0.43854415274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1216056670602">
                <text:p>0.511216056670602</text:p>
              </table:table-cell>
              <table:table-cell office:value-type="float" office:value="0.438606847697757">
                <text:p>0.438606847697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9345794392523">
                <text:p>0.509345794392523</text:p>
              </table:table-cell>
              <table:table-cell office:value-type="float" office:value="0.436331775700935">
                <text:p>0.4363317757009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0982658959538">
                <text:p>0.510982658959538</text:p>
              </table:table-cell>
              <table:table-cell office:value-type="float" office:value="0.436994219653179">
                <text:p>0.436994219653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9153318077803">
                <text:p>0.509153318077803</text:p>
              </table:table-cell>
              <table:table-cell office:value-type="float" office:value="0.433066361556064">
                <text:p>0.4330663615560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0758776896942">
                <text:p>0.510758776896942</text:p>
              </table:table-cell>
              <table:table-cell office:value-type="float" office:value="0.438278595696489">
                <text:p>0.438278595696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0089686098655">
                <text:p>0.510089686098655</text:p>
              </table:table-cell>
              <table:table-cell office:value-type="float" office:value="0.43609865470852">
                <text:p>0.43609865470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9433962264151">
                <text:p>0.509433962264151</text:p>
              </table:table-cell>
              <table:table-cell office:value-type="float" office:value="0.436182019977802">
                <text:p>0.436182019977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646cm" svg:height="20.613cm" xlink:href=".." xlink:type="simple" chart:class="chart:line" chart:style-name="ch1">
        <chart:legend chart:legend-position="end" svg:x="28.719cm" svg:y="9.758cm" style:legend-expansion="high" chart:style-name="ch2"/>
        <chart:plot-area chart:style-name="ch3" table:cell-range-address="Crossed2PropertyTest.G1:Crossed2PropertyTest.H101" chart:data-source-has-labels="row" svg:x="0.712cm" svg:y="0.412cm" svg:width="27.295cm" svg:height="19.789cm">
          <chartooo:coordinate-region svg:x="1.439cm" svg:y="0.611cm" svg:width="26.568cm" svg:height="18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2PropertyTest.G2:Crossed2PropertyTest.G101" chart:label-cell-address="Crossed2PropertyTest.G1:Crossed2PropertyTest.G1" chart:class="chart:line">
            <chart:data-point chart:repeated="100"/>
          </chart:series>
          <chart:series chart:style-name="ch7" chart:values-cell-range-address="Crossed2PropertyTest.H2:Crossed2PropertyTest.H101" chart:label-cell-address="Crossed2PropertyTest.H1:Crossed2PropertyTest.H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 compression crossed(s1:s2)</text:p>
                <draw:g>
                  <svg:desc>Crossed2PropertyTest.G1:Crossed2PropertyTest.G1</svg:desc>
                </draw:g>
              </table:table-cell>
              <table:table-cell office:value-type="string">
                <text:p> Mutual compression crossed(s2:s1)</text:p>
                <draw:g>
                  <svg:desc>Crossed2PropertyTest.H1:Crossed2PropertyTes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Crossed2PropertyTest.G2:Crossed2PropertyTest.G101</svg:desc>
                </draw:g>
              </table:table-cell>
              <table:table-cell office:value-type="float" office:value="0.6">
                <text:p>0.6</text:p>
                <draw:g>
                  <svg:desc>Crossed2PropertyTest.H2:Crossed2PropertyTest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695652173913">
                <text:p>0.58695652173913</text:p>
              </table:table-cell>
              <table:table-cell office:value-type="float" office:value="0.597826086956522">
                <text:p>0.5978260869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581818181818182">
                <text:p>0.581818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9375">
                <text:p>0.58593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7945205479452">
                <text:p>0.547945205479452</text:p>
              </table:table-cell>
              <table:table-cell office:value-type="float" office:value="0.547945205479452">
                <text:p>0.547945205479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0.579268292682927">
                <text:p>0.5792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9450549450549">
                <text:p>0.549450549450549</text:p>
              </table:table-cell>
              <table:table-cell office:value-type="float" office:value="0.527472527472527">
                <text:p>0.527472527472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5">
                <text:p>0.52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1284403669725">
                <text:p>0.541284403669725</text:p>
              </table:table-cell>
              <table:table-cell office:value-type="float" office:value="0.518348623853211">
                <text:p>0.518348623853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2372881355932">
                <text:p>0.542372881355932</text:p>
              </table:table-cell>
              <table:table-cell office:value-type="float" office:value="0.516949152542373">
                <text:p>0.516949152542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515748031496063">
                <text:p>0.515748031496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1029411764706">
                <text:p>0.511029411764706</text:p>
              </table:table-cell>
              <table:table-cell office:value-type="float" office:value="0.514705882352941">
                <text:p>0.51470588235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3448275862069">
                <text:p>0.503448275862069</text:p>
              </table:table-cell>
              <table:table-cell office:value-type="float" office:value="0.503448275862069">
                <text:p>0.50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3246753246753">
                <text:p>0.503246753246753</text:p>
              </table:table-cell>
              <table:table-cell office:value-type="float" office:value="0.493506493506493">
                <text:p>0.493506493506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512269938650307">
                <text:p>0.512269938650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502906976744186">
                <text:p>0.502906976744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3425414364641">
                <text:p>0.483425414364641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473684210526">
                <text:p>0.489473684210526</text:p>
              </table:table-cell>
              <table:table-cell office:value-type="float" office:value="0.494736842105263">
                <text:p>0.494736842105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7386934673367">
                <text:p>0.477386934673367</text:p>
              </table:table-cell>
              <table:table-cell office:value-type="float" office:value="0.487437185929648">
                <text:p>0.487437185929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8365384615385">
                <text:p>0.4783653846153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2350230414747">
                <text:p>0.472350230414747</text:p>
              </table:table-cell>
              <table:table-cell office:value-type="float" office:value="0.488479262672811">
                <text:p>0.48847926267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2300884955752">
                <text:p>0.482300884955752</text:p>
              </table:table-cell>
              <table:table-cell office:value-type="float" office:value="0.488938053097345">
                <text:p>0.4889380530973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8723404255319">
                <text:p>0.478723404255319</text:p>
              </table:table-cell>
              <table:table-cell office:value-type="float" office:value="0.474468085106383">
                <text:p>0.474468085106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485655737704918">
                <text:p>0.485655737704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6166007905138">
                <text:p>0.486166007905138</text:p>
              </table:table-cell>
              <table:table-cell office:value-type="float" office:value="0.490118577075099">
                <text:p>0.4901185770750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3282442748092">
                <text:p>0.473282442748092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7859778597786">
                <text:p>0.477859778597786</text:p>
              </table:table-cell>
              <table:table-cell office:value-type="float" office:value="0.481549815498155">
                <text:p>0.481549815498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6428571428571">
                <text:p>0.496428571428571</text:p>
              </table:table-cell>
              <table:table-cell office:value-type="float" office:value="0.492857142857143">
                <text:p>0.492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4429065743945">
                <text:p>0.484429065743945</text:p>
              </table:table-cell>
              <table:table-cell office:value-type="float" office:value="0.484429065743945">
                <text:p>0.484429065743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993288590604">
                <text:p>0.48993288590604</text:p>
              </table:table-cell>
              <table:table-cell office:value-type="float" office:value="0.488255033557047">
                <text:p>0.488255033557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8599348534202">
                <text:p>0.488599348534202</text:p>
              </table:table-cell>
              <table:table-cell office:value-type="float" office:value="0.493485342019544">
                <text:p>0.493485342019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5253164556962">
                <text:p>0.495253164556962</text:p>
              </table:table-cell>
              <table:table-cell office:value-type="float" office:value="0.492088607594937">
                <text:p>0.492088607594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4615384615385">
                <text:p>0.484615384615385</text:p>
              </table:table-cell>
              <table:table-cell office:value-type="float" office:value="0.492307692307692">
                <text:p>0.492307692307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5508982035928">
                <text:p>0.495508982035928</text:p>
              </table:table-cell>
              <table:table-cell office:value-type="float" office:value="0.495508982035928">
                <text:p>0.4955089820359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4169096209913">
                <text:p>0.494169096209913</text:p>
              </table:table-cell>
              <table:table-cell office:value-type="float" office:value="0.498542274052478">
                <text:p>0.498542274052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5795454545455">
                <text:p>0.485795454545455</text:p>
              </table:table-cell>
              <table:table-cell office:value-type="float" office:value="0.498579545454546">
                <text:p>0.498579545454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86149584487535">
                <text:p>0.486149584487535</text:p>
              </table:table-cell>
              <table:table-cell office:value-type="float" office:value="0.497229916897507">
                <text:p>0.497229916897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9189189189189">
                <text:p>0.489189189189189</text:p>
              </table:table-cell>
              <table:table-cell office:value-type="float" office:value="0.498648648648649">
                <text:p>0.4986486486486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2849604221636">
                <text:p>0.482849604221636</text:p>
              </table:table-cell>
              <table:table-cell office:value-type="float" office:value="0.503957783641161">
                <text:p>0.503957783641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9690721649485">
                <text:p>0.489690721649485</text:p>
              </table:table-cell>
              <table:table-cell office:value-type="float" office:value="0.494845360824742">
                <text:p>0.494845360824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1183879093199">
                <text:p>0.491183879093199</text:p>
              </table:table-cell>
              <table:table-cell office:value-type="float" office:value="0.482367758186398">
                <text:p>0.482367758186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5073891625616">
                <text:p>0.495073891625616</text:p>
              </table:table-cell>
              <table:table-cell office:value-type="float" office:value="0.49384236453202">
                <text:p>0.49384236453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95180722891566">
                <text:p>0.495180722891566</text:p>
              </table:table-cell>
              <table:table-cell office:value-type="float" office:value="0.498795180722892">
                <text:p>0.498795180722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4669811320755">
                <text:p>0.484669811320755</text:p>
              </table:table-cell>
              <table:table-cell office:value-type="float" office:value="0.495283018867925">
                <text:p>0.495283018867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1916859122402">
                <text:p>0.491916859122402</text:p>
              </table:table-cell>
              <table:table-cell office:value-type="float" office:value="0.491916859122402">
                <text:p>0.491916859122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">
                <text:p>0.5</text:p>
              </table:table-cell>
              <table:table-cell office:value-type="float" office:value="0.495475113122172">
                <text:p>0.495475113122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4456762749446">
                <text:p>0.494456762749446</text:p>
              </table:table-cell>
              <table:table-cell office:value-type="float" office:value="0.490022172949002">
                <text:p>0.490022172949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5652173913043">
                <text:p>0.495652173913043</text:p>
              </table:table-cell>
              <table:table-cell office:value-type="float" office:value="0.489130434782609">
                <text:p>0.489130434782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94669509594883">
                <text:p>0.494669509594883</text:p>
              </table:table-cell>
              <table:table-cell office:value-type="float" office:value="0.484008528784648">
                <text:p>0.48400852878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8953974895398">
                <text:p>0.498953974895398</text:p>
              </table:table-cell>
              <table:table-cell office:value-type="float" office:value="0.490585774058577">
                <text:p>0.490585774058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2813141683778">
                <text:p>0.492813141683778</text:p>
              </table:table-cell>
              <table:table-cell office:value-type="float" office:value="0.491786447638604">
                <text:p>0.491786447638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6975806451613">
                <text:p>0.496975806451613</text:p>
              </table:table-cell>
              <table:table-cell office:value-type="float" office:value="0.492943548387097">
                <text:p>0.492943548387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4059405940594">
                <text:p>0.494059405940594</text:p>
              </table:table-cell>
              <table:table-cell office:value-type="float" office:value="0.494059405940594">
                <text:p>0.494059405940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9027237354086">
                <text:p>0.499027237354086</text:p>
              </table:table-cell>
              <table:table-cell office:value-type="float" office:value="0.493190661478599">
                <text:p>0.493190661478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4263862332696">
                <text:p>0.494263862332696</text:p>
              </table:table-cell>
              <table:table-cell office:value-type="float" office:value="0.497131931166348">
                <text:p>0.497131931166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718045112782">
                <text:p>0.497180451127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9075785582255">
                <text:p>0.499075785582255</text:p>
              </table:table-cell>
              <table:table-cell office:value-type="float" office:value="0.492606284658041">
                <text:p>0.492606284658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4545454545455">
                <text:p>0.494545454545455</text:p>
              </table:table-cell>
              <table:table-cell office:value-type="float" office:value="0.498181818181818">
                <text:p>0.498181818181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  <table:table-cell office:value-type="float" office:value="0.494633273703041">
                <text:p>0.494633273703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3521126760563">
                <text:p>0.503521126760563</text:p>
              </table:table-cell>
              <table:table-cell office:value-type="float" office:value="0.497359154929578">
                <text:p>0.497359154929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7400346620451">
                <text:p>0.497400346620451</text:p>
              </table:table-cell>
              <table:table-cell office:value-type="float" office:value="0.496533795493934">
                <text:p>0.496533795493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061433447099">
                <text:p>0.49061433447099</text:p>
              </table:table-cell>
              <table:table-cell office:value-type="float" office:value="0.493174061433447">
                <text:p>0.4931740614334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4117647058824">
                <text:p>0.494117647058824</text:p>
              </table:table-cell>
              <table:table-cell office:value-type="float" office:value="0.492436974789916">
                <text:p>0.4924369747899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5860927152318">
                <text:p>0.495860927152318</text:p>
              </table:table-cell>
              <table:table-cell office:value-type="float" office:value="0.491721854304636">
                <text:p>0.491721854304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347471451876">
                <text:p>0.49347471451876</text:p>
              </table:table-cell>
              <table:table-cell office:value-type="float" office:value="0.489396411092985">
                <text:p>0.4893964110929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5980707395498">
                <text:p>0.495980707395498</text:p>
              </table:table-cell>
              <table:table-cell office:value-type="float" office:value="0.498392282958199">
                <text:p>0.498392282958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5245641838352">
                <text:p>0.495245641838352</text:p>
              </table:table-cell>
              <table:table-cell office:value-type="float" office:value="0.498415213946117">
                <text:p>0.498415213946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375">
                <text:p>0.49375</text:p>
              </table:table-cell>
              <table:table-cell office:value-type="float" office:value="0.49140625">
                <text:p>0.49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306625577812">
                <text:p>0.49306625577812</text:p>
              </table:table-cell>
              <table:table-cell office:value-type="float" office:value="0.489214175654854">
                <text:p>0.489214175654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6960486322188">
                <text:p>0.496960486322188</text:p>
              </table:table-cell>
              <table:table-cell office:value-type="float" office:value="0.490881458966565">
                <text:p>0.4908814589665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5502248875562">
                <text:p>0.495502248875562</text:p>
              </table:table-cell>
              <table:table-cell office:value-type="float" office:value="0.491754122938531">
                <text:p>0.4917541229385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7041420118343">
                <text:p>0.497041420118343</text:p>
              </table:table-cell>
              <table:table-cell office:value-type="float" office:value="0.496301775147929">
                <text:p>0.4963017751479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6350364963504">
                <text:p>0.496350364963504</text:p>
              </table:table-cell>
              <table:table-cell office:value-type="float" office:value="0.496350364963504">
                <text:p>0.496350364963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92795389048991">
                <text:p>0.492795389048991</text:p>
              </table:table-cell>
              <table:table-cell office:value-type="float" office:value="0.494236311239193">
                <text:p>0.494236311239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8620199146515">
                <text:p>0.488620199146515</text:p>
              </table:table-cell>
              <table:table-cell office:value-type="float" office:value="0.497866287339972">
                <text:p>0.4978662873399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8061797752809">
                <text:p>0.488061797752809</text:p>
              </table:table-cell>
              <table:table-cell office:value-type="float" office:value="0.492275280898876">
                <text:p>0.492275280898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375866851595">
                <text:p>0.49375866851595</text:p>
              </table:table-cell>
              <table:table-cell office:value-type="float" office:value="0.490984743411928">
                <text:p>0.490984743411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3150684931507">
                <text:p>0.493150684931507</text:p>
              </table:table-cell>
              <table:table-cell office:value-type="float" office:value="0.49041095890411">
                <text:p>0.49041095890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9255751014885">
                <text:p>0.49255751014885</text:p>
              </table:table-cell>
              <table:table-cell office:value-type="float" office:value="0.494587280108254">
                <text:p>0.4945872801082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0641711229947">
                <text:p>0.490641711229947</text:p>
              </table:table-cell>
              <table:table-cell office:value-type="float" office:value="0.493983957219251">
                <text:p>0.493983957219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0752972258917">
                <text:p>0.490752972258917</text:p>
              </table:table-cell>
              <table:table-cell office:value-type="float" office:value="0.492073976221929">
                <text:p>0.492073976221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3472584856397">
                <text:p>0.493472584856397</text:p>
              </table:table-cell>
              <table:table-cell office:value-type="float" office:value="0.492167101827676">
                <text:p>0.4921671018276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2903225806452">
                <text:p>0.492903225806452</text:p>
              </table:table-cell>
              <table:table-cell office:value-type="float" office:value="0.496129032258065">
                <text:p>0.496129032258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1071428571429">
                <text:p>0.491071428571429</text:p>
              </table:table-cell>
              <table:table-cell office:value-type="float" office:value="0.495535714285714">
                <text:p>0.4955357142857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3694829760403">
                <text:p>0.493694829760403</text:p>
              </table:table-cell>
              <table:table-cell office:value-type="float" office:value="0.498738965952081">
                <text:p>0.498738965952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7531172069826">
                <text:p>0.487531172069826</text:p>
              </table:table-cell>
              <table:table-cell office:value-type="float" office:value="0.495635910224439">
                <text:p>0.495635910224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766954377312">
                <text:p>0.48766954377312</text:p>
              </table:table-cell>
              <table:table-cell office:value-type="float" office:value="0.49383477188656">
                <text:p>0.49383477188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5975609756098">
                <text:p>0.485975609756098</text:p>
              </table:table-cell>
              <table:table-cell office:value-type="float" office:value="0.493292682926829">
                <text:p>0.4932926829268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6127864897467">
                <text:p>0.486127864897467</text:p>
              </table:table-cell>
              <table:table-cell office:value-type="float" office:value="0.496381182147165">
                <text:p>0.496381182147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8663484486873">
                <text:p>0.488663484486873</text:p>
              </table:table-cell>
              <table:table-cell office:value-type="float" office:value="0.486873508353222">
                <text:p>0.486873508353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8193624557261">
                <text:p>0.488193624557261</text:p>
              </table:table-cell>
              <table:table-cell office:value-type="float" office:value="0.48642266824085">
                <text:p>0.48642266824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8901869158878">
                <text:p>0.488901869158878</text:p>
              </table:table-cell>
              <table:table-cell office:value-type="float" office:value="0.488317757009346">
                <text:p>0.488317757009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7861271676301">
                <text:p>0.487861271676301</text:p>
              </table:table-cell>
              <table:table-cell office:value-type="float" office:value="0.491329479768786">
                <text:p>0.491329479768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2562929061785">
                <text:p>0.492562929061785</text:p>
              </table:table-cell>
              <table:table-cell office:value-type="float" office:value="0.49370709382151">
                <text:p>0.49370709382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6409966024915">
                <text:p>0.486409966024915</text:p>
              </table:table-cell>
              <table:table-cell office:value-type="float" office:value="0.494903737259343">
                <text:p>0.494903737259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262331838565">
                <text:p>0.48262331838565</text:p>
              </table:table-cell>
              <table:table-cell office:value-type="float" office:value="0.494394618834081">
                <text:p>0.4943946188340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2241953385128">
                <text:p>0.482241953385128</text:p>
              </table:table-cell>
              <table:table-cell office:value-type="float" office:value="0.493340732519423">
                <text:p>0.4933407325194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